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45A3D5679673A34F.png" manifest:media-type="image/png"/>
  <manifest:file-entry manifest:full-path="Pictures/10000000000000C80000007EAEADF385C626B72F.gif" manifest:media-type="image/gif"/>
  <manifest:file-entry manifest:full-path="Pictures/1000020100000020000000209BCBB49DF98CB33B.png" manifest:media-type="image/png"/>
  <manifest:file-entry manifest:full-path="Pictures/10000201000000200000002074F4A0B683C38CC1.png" manifest:media-type="image/png"/>
  <manifest:file-entry manifest:full-path="Pictures/100002010000002000000020BE2637AD7ACD12BC.png" manifest:media-type="image/png"/>
  <manifest:file-entry manifest:full-path="Pictures/100002010000002000000020FE56504CC8370015.png" manifest:media-type="image/png"/>
  <manifest:file-entry manifest:full-path="Pictures/10000201000000200000002047DD4389000EAB3E.png" manifest:media-type="image/png"/>
  <manifest:file-entry manifest:full-path="Pictures/10000000000000200000002056FE2AF6E1A995E1.jpg" manifest:media-type="image/jpeg"/>
  <manifest:file-entry manifest:full-path="Pictures/1000000000000020000000208F9F72F1F941B0E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ba57f" officeooo:paragraph-rsid="001ba57f"/>
    </style:style>
    <style:style style:name="P2" style:family="paragraph" style:parent-style-name="Text_20_body">
      <style:paragraph-properties fo:margin-left="0cm" fo:margin-right="0cm" fo:margin-top="0cm" fo:margin-bottom="0cm" loext:contextual-spacing="false" fo:text-indent="0cm" style:auto-text-indent="false"/>
      <style:text-properties fo:color="#0077cc" style:text-line-through-style="none" style:text-line-through-type="none" style:text-underline-style="none" style:text-blinking="false" loext:padding="0cm" loext:border="non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a737c" style:font-name="inherit" fo:font-size="9pt" fo:letter-spacing="normal" fo:font-style="normal" fo:font-weight="normal" fo:background-color="#e1ecf4" loext:padding="0cm" loext:border="none"/>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a737c" style:font-name="inherit" fo:font-size="9pt" fo:letter-spacing="normal" fo:font-style="normal" fo:font-weight="normal" loext:padding="0cm" loext:border="non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848d95" style:text-line-through-style="none" style:text-line-through-type="none" style:font-name="inherit" fo:font-size="9.75pt" fo:letter-spacing="normal" fo:font-style="normal" style:text-underline-style="none" fo:font-weight="normal" style:text-blinking="false" style:font-name-asian="inherit" style:font-size-asian="9.75pt" style:font-style-asian="normal" style:font-weight-asian="normal" style:font-name-complex="inherit" style:font-size-complex="9.75pt" style:font-style-complex="normal" style:font-weight-complex="normal" loext:padding="0cm" loext:border="none"/>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848d95" style:text-line-through-style="none" style:text-line-through-type="none" style:font-name="inherit" fo:font-size="9.75pt" style:text-underline-style="none" style:text-blinking="false" loext:padding="0cm" loext:border="none"/>
    </style:style>
    <style:style style:name="P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9199a1" style:font-name="inherit" fo:font-size="9.75pt" fo:font-weight="normal" loext:padding="0cm" loext:border="none"/>
    </style:style>
    <style:style style:name="P10"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9199a1" style:font-name="inherit" fo:font-size="9.75pt" fo:font-weight="normal" loext:padding="0cm" loext:border="none"/>
    </style:style>
    <style:style style:name="P11"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fo:color="#9199a1" style:font-name="inherit" fo:font-size="9.75pt" fo:font-weight="normal" loext:padding="0cm" loext:border="none"/>
    </style:style>
    <style:style style:name="P1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9199a1" style:font-name="inherit" fo:font-size="9.75pt" fo:letter-spacing="normal" fo:font-style="normal" fo:font-weight="normal" loext:padding="0cm" loext:border="none"/>
    </style:style>
    <style:style style:name="P13"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fo:font-variant="normal" fo:text-transform="none" fo:color="#9199a1" style:font-name="inherit" fo:font-size="9.75pt" fo:letter-spacing="normal" fo:font-style="normal" fo:font-weight="normal" loext:padding="0cm" loext:border="none"/>
    </style:style>
    <style:style style:name="P14"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loext:padding="0cm" loext:border="none"/>
    </style:style>
    <style:style style:name="P15"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style>
    <style:style style:name="P17" style:family="paragraph" style:parent-style-name="Text_20_body" style:list-style-name="L1">
      <style:paragraph-properties fo:margin-left="0cm" fo:margin-right="0cm" fo:margin-top="0cm" fo:margin-bottom="0cm" loext:contextual-spacing="false" fo:line-height="130%" fo:text-align="start" style:justify-single-word="false" fo:orphans="2" fo:widows="2" fo:text-indent="0cm" style:auto-text-indent="false" fo:padding="0cm" fo:border="none" style:writing-mode="lr-tb"/>
    </style:style>
    <style:style style:name="P18" style:family="paragraph" style:parent-style-name="Text_20_body" style:list-style-name="L3">
      <style:paragraph-properties fo:margin-left="0cm" fo:margin-right="0cm" fo:margin-top="0cm" fo:margin-bottom="0cm" loext:contextual-spacing="false" fo:line-height="130%" fo:text-align="start" style:justify-single-word="false" fo:orphans="2" fo:widows="2" fo:text-indent="0cm" style:auto-text-indent="false" fo:padding="0cm" fo:border="none" style:writing-mode="lr-tb"/>
    </style:style>
    <style:style style:name="P19" style:family="paragraph" style:parent-style-name="Text_20_body" style:list-style-name="L4">
      <style:paragraph-properties fo:margin-left="0cm" fo:margin-right="0cm" fo:margin-top="0cm" fo:margin-bottom="0cm" loext:contextual-spacing="false" fo:line-height="130%" fo:text-align="start" style:justify-single-word="false" fo:orphans="2" fo:widows="2" fo:text-indent="0cm" style:auto-text-indent="false" fo:padding="0cm" fo:border="none" style:writing-mode="lr-tb"/>
    </style:style>
    <style:style style:name="P20" style:family="paragraph" style:parent-style-name="Text_20_body" style:list-style-name="L5">
      <style:paragraph-properties fo:margin-left="0cm" fo:margin-right="0cm" fo:margin-top="0cm" fo:margin-bottom="0cm" loext:contextual-spacing="false" fo:line-height="130%" fo:text-align="start" style:justify-single-word="false" fo:orphans="2" fo:widows="2" fo:text-indent="0cm" style:auto-text-indent="false" fo:padding="0cm" fo:border="none" style:writing-mode="lr-tb"/>
    </style:style>
    <style:style style:name="P21" style:family="paragraph" style:parent-style-name="Text_20_body" style:list-style-name="L2">
      <style:paragraph-properties fo:margin-left="0cm" fo:margin-right="0cm" fo:margin-top="0cm" fo:margin-bottom="0cm" loext:contextual-spacing="false" fo:line-height="130%" fo:text-indent="0cm" style:auto-text-indent="false" fo:padding="0cm" fo:border="none" style:writing-mode="lr-tb"/>
    </style:style>
    <style:style style:name="P22" style:family="paragraph" style:parent-style-name="Text_20_body">
      <style:paragraph-properties fo:margin-left="0cm" fo:margin-right="0.053cm" fo:margin-top="0.053cm" fo:margin-bottom="0.053cm" loext:contextual-spacing="false" fo:line-height="100%" fo:text-align="center" style:justify-single-word="false" fo:orphans="2" fo:widows="2" fo:text-indent="0cm" style:auto-text-indent="false"/>
    </style:style>
    <style:style style:name="P23" style:family="paragraph" style:parent-style-name="Text_20_body">
      <style:paragraph-properties fo:margin-left="0.212cm" fo:margin-right="0cm" fo:margin-top="0cm" fo:margin-bottom="0cm" loext:contextual-spacing="false" style:line-height-at-least="0.45cm" fo:text-align="start" style:justify-single-word="false" fo:orphans="2" fo:widows="2" fo:text-indent="0cm" style:auto-text-indent="false"/>
    </style:style>
    <style:style style:name="P24" style:family="paragraph" style:parent-style-name="Text_20_body">
      <style:paragraph-properties fo:margin-left="0.265cm" fo:margin-right="0.079cm" fo:margin-top="0cm" fo:margin-bottom="0cm" loext:contextual-spacing="false" style:line-height-at-least="0.45cm" fo:text-align="start" style:justify-single-word="false" fo:orphans="2" fo:widows="2" fo:text-indent="0cm" style:auto-text-indent="false" style:writing-mode="lr-tb"/>
      <style:text-properties fo:font-variant="normal" fo:text-transform="none" fo:color="#6a737c" style:font-name="inherit" fo:font-size="9.75pt" fo:letter-spacing="normal" fo:font-style="normal" fo:font-weight="normal" loext:padding="0cm" loext:border="none"/>
    </style:style>
    <style:style style:name="P25" style:family="paragraph" style:parent-style-name="Text_20_body">
      <style:paragraph-properties fo:margin-left="0.265cm" fo:margin-right="0.079cm" fo:margin-top="0cm" fo:margin-bottom="0cm" loext:contextual-spacing="false" style:line-height-at-least="0.45cm" fo:text-align="start" style:justify-single-word="false" fo:orphans="2" fo:widows="2" fo:text-indent="0cm" style:auto-text-indent="false" style:writing-mode="lr-tb"/>
      <style:text-properties fo:font-variant="normal" fo:text-transform="none" fo:color="#6a737c" style:font-name="inherit" fo:font-size="9.75pt" fo:letter-spacing="normal" fo:font-style="normal" fo:font-weight="normal" fo:background-color="#e1ecf4" loext:padding="0cm" loext:border="none"/>
    </style:style>
    <style:style style:name="P26" style:family="paragraph" style:parent-style-name="Text_20_body">
      <style:paragraph-properties fo:margin-left="0.291cm" fo:margin-right="0cm" fo:margin-top="0cm" fo:margin-bottom="0cm" loext:contextual-spacing="false" fo:line-height="100%" fo:text-align="start" style:justify-single-word="false" fo:orphans="2" fo:widows="2" fo:text-indent="0cm" style:auto-text-indent="false"/>
    </style:style>
    <style:style style:name="P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8" style:family="paragraph" style:parent-style-name="Standard">
      <style:paragraph-properties fo:margin-left="0.053cm" fo:margin-right="0.053cm" fo:margin-top="0.053cm" fo:margin-bottom="0.053cm" loext:contextual-spacing="false" fo:text-align="start" style:justify-single-word="false" fo:orphans="2" fo:widows="2" fo:text-indent="0cm" style:auto-text-indent="false"/>
      <style:text-properties fo:font-variant="normal" fo:text-transform="none" fo:color="#242729"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loext:padding="0cm" loext:border="none"/>
    </style:style>
    <style:style style:name="P29" style:family="paragraph" style:parent-style-name="Standard">
      <style:paragraph-properties fo:margin-left="0.053cm" fo:margin-right="0.053cm" fo:margin-top="0.053cm" fo:margin-bottom="0.053cm" loext:contextual-spacing="false" fo:text-align="start" style:justify-single-word="false" fo:orphans="2" fo:widows="2" fo:text-indent="0cm" style:auto-text-indent="false"/>
      <style:text-properties fo:font-variant="normal" fo:text-transform="none" fo:color="#6a737c" style:font-name="inherit" fo:font-size="9.75pt" fo:letter-spacing="normal" fo:font-style="normal" fo:font-weight="normal" loext:padding="0cm" loext:border="none"/>
    </style:style>
    <style:style style:name="P30"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color="#3b4045" style:font-name="inherit" fo:font-size="13.5pt" fo:font-weight="normal" loext:padding="0cm" loext:border="none"/>
    </style:style>
    <style:style style:name="P31" style:family="paragraph" style:parent-style-name="Preformatted_20_Text">
      <loext:graphic-properties draw:fill="solid" draw:fill-color="#eff0f1" draw:opacity="100%"/>
      <style:paragraph-properties fo:margin-left="0cm" fo:margin-right="0cm" fo:margin-top="0cm" fo:margin-bottom="0cm" loext:contextual-spacing="false" fo:line-height="130%" fo:text-align="start" style:justify-single-word="false" fo:orphans="2" fo:widows="2" fo:text-indent="0cm" style:auto-text-indent="false" fo:background-color="#eff0f1" fo:padding="0cm" fo:border="none"/>
    </style:style>
    <style:style style:name="P32" style:family="paragraph" style:parent-style-name="Preformatted_20_Text">
      <loext:graphic-properties draw:fill="solid" draw:fill-color="#eff0f1" draw:opacity="100%"/>
      <style:paragraph-properties fo:margin-top="0cm" fo:margin-bottom="0cm" loext:contextual-spacing="false" fo:line-height="130%" fo:text-align="start" style:justify-single-word="false" fo:orphans="2" fo:widows="2" fo:background-color="#eff0f1" fo:padding="0cm" fo:border="none"/>
    </style:style>
    <style:style style:name="P33" style:family="paragraph" style:parent-style-name="Preformatted_20_Text">
      <loext:graphic-properties draw:fill="solid" draw:fill-color="#eff0f1" draw:opacity="100%"/>
      <style:paragraph-properties fo:margin-left="1cm" fo:margin-right="1cm" fo:margin-top="0cm" fo:margin-bottom="0cm" loext:contextual-spacing="false" fo:line-height="130%" fo:text-align="start" style:justify-single-word="false" fo:orphans="2" fo:widows="2" fo:text-indent="0cm" style:auto-text-indent="false" fo:background-color="#eff0f1" fo:padding="0cm" fo:border="none"/>
    </style:style>
    <style:style style:name="P34" style:family="paragraph" style:parent-style-name="Quotations">
      <loext:graphic-properties draw:fill="solid" draw:fill-color="#fff8dc" draw:opacity="100%"/>
      <style:paragraph-properties fo:margin-left="1cm" fo:margin-right="1cm" fo:margin-top="0cm" fo:margin-bottom="0cm" loext:contextual-spacing="false" fo:line-height="130%" fo:text-align="start" style:justify-single-word="false" fo:orphans="2" fo:widows="2" fo:text-indent="0cm" style:auto-text-indent="false" fo:background-color="#fff8dc" fo:padding="0cm" fo:border="none"/>
      <style:text-properties fo:font-variant="normal" fo:text-transform="none" fo:color="#242729" style:font-name="inherit" fo:font-size="11.25pt" fo:letter-spacing="normal" fo:font-style="normal" fo:font-weight="normal" loext:padding="0cm" loext:border="none"/>
    </style:style>
    <style:style style:name="T1" style:family="text">
      <style:text-properties style:text-line-through-style="none" style:text-line-through-type="none" style:text-underline-style="none" style:text-blinking="false"/>
    </style:style>
    <style:style style:name="T2" style:family="text">
      <style:text-properties style:font-name="Arial" fo:font-size="9.75pt" loext:padding="0cm" loext:border="none"/>
    </style:style>
    <style:style style:name="T3" style:family="text">
      <style:text-properties fo:color="#242729" style:text-line-through-style="none" style:text-line-through-type="none" style:font-name="inherit" fo:font-size="9pt" style:text-underline-style="none" fo:font-weight="normal" style:text-blinking="false" fo:background-color="#ffffff" loext:char-shading-value="0" loext:padding-left="0.265cm" loext:padding-right="0.265cm" loext:padding-top="0.344cm" loext:padding-bottom="0.37cm" loext:border="0.74pt solid #e4e6e8"/>
    </style:style>
    <style:style style:name="T4"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5" style:family="text">
      <style:text-properties fo:font-variant="normal" fo:text-transform="none" fo:color="#242729" style:text-line-through-style="none" style:text-line-through-type="none" fo:letter-spacing="normal" fo:font-style="normal" style:text-underline-style="none" fo:font-weight="normal" style:text-blinking="false" loext:padding="0cm" loext:border="none"/>
    </style:style>
    <style:style style:name="T6" style:family="text">
      <style:text-properties fo:font-variant="normal" fo:text-transform="none" fo:color="#242729" style:text-line-through-style="none" style:text-line-through-type="none" style:font-name="Arial1" fo:letter-spacing="normal" fo:font-style="normal" style:text-underline-style="none" fo:font-weight="normal" style:text-blinking="false" loext:padding="0cm" loext:border="none"/>
    </style:style>
    <style:style style:name="T7" style:family="text">
      <style:text-properties fo:font-variant="normal" fo:text-transform="none" fo:color="#242729" style:text-line-through-style="none" style:text-line-through-type="none" style:font-name="Arial1" fo:letter-spacing="normal" fo:font-style="normal" style:text-underline-style="none" fo:font-weight="bold" style:text-blinking="false" style:font-weight-asian="bold" style:font-weight-complex="bold" loext:padding="0cm" loext:border="none"/>
    </style:style>
    <style:style style:name="T8" style:family="text">
      <style:text-properties fo:font-variant="normal" fo:text-transform="none" fo:color="#242729"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9" style:family="text">
      <style:text-properties fo:font-variant="normal" fo:text-transform="none" fo:color="#242729" style:text-line-through-style="none" style:text-line-through-type="none" style:font-name="Arial1" fo:font-size="16pt" fo:letter-spacing="normal" fo:font-style="normal" style:text-underline-style="none" fo:font-weight="normal" style:text-blinking="false" style:font-size-asian="16pt" style:font-size-complex="16pt" loext:padding="0cm" loext:border="none"/>
    </style:style>
    <style:style style:name="T10" style:family="text">
      <style:text-properties fo:font-variant="normal" fo:text-transform="none" fo:color="#242729" style:text-line-through-style="none" style:text-line-through-type="none" style:font-name="Arial1" fo:font-size="18pt" fo:letter-spacing="normal" fo:font-style="normal" style:text-underline-style="none" fo:font-weight="normal" style:text-blinking="false" style:font-size-asian="18pt" style:font-size-complex="18pt" loext:padding="0cm" loext:border="none"/>
    </style:style>
    <style:style style:name="T11" style:family="text">
      <style:text-properties fo:font-variant="normal" fo:text-transform="none" fo:color="#242729" style:text-line-through-style="none" style:text-line-through-type="none" style:font-name="Arial1" fo:font-size="18pt" fo:letter-spacing="normal" fo:font-style="normal" style:text-underline-style="none" style:text-blinking="false" style:font-size-asian="18pt" style:font-size-complex="18pt" loext:padding="0cm" loext:border="none"/>
    </style:style>
    <style:style style:name="T12" style:family="text">
      <style:text-properties fo:font-variant="normal" fo:text-transform="none" fo:color="#242729" style:text-line-through-style="none" style:text-line-through-type="none" style:font-name="Arial1" fo:font-size="18pt" fo:letter-spacing="normal" fo:font-style="normal" style:text-underline-style="none" fo:font-weight="bold" style:text-blinking="false" style:font-size-asian="18pt" style:font-weight-asian="bold" style:font-size-complex="18pt" style:font-weight-complex="bold" loext:padding="0cm" loext:border="none"/>
    </style:style>
    <style:style style:name="T13" style:family="text">
      <style:text-properties fo:font-variant="normal" fo:text-transform="none" fo:color="#242729" style:text-line-through-style="none" style:text-line-through-type="none" style:font-name="Arial1" fo:font-size="17pt" fo:letter-spacing="normal" fo:font-style="normal" style:text-underline-style="none" fo:font-weight="bold" style:text-blinking="false" style:font-size-asian="17pt" style:font-weight-asian="bold" style:font-size-complex="17pt" style:font-weight-complex="bold" loext:padding="0cm" loext:border="none"/>
    </style:style>
    <style:style style:name="T14" style:family="text">
      <style:text-properties fo:font-variant="normal" fo:text-transform="none" fo:color="#242729" style:font-name="inherit" fo:font-size="9.75pt" fo:letter-spacing="normal" fo:font-style="normal" fo:font-weight="normal" loext:padding="0cm" loext:border="none"/>
    </style:style>
    <style:style style:name="T15" style:family="text">
      <style:text-properties fo:font-variant="normal" fo:text-transform="none" fo:color="#242729" style:font-name="inherit" fo:font-size="9.75pt" fo:letter-spacing="normal" fo:font-style="normal" fo:font-weight="bold" loext:padding="0cm" loext:border="none"/>
    </style:style>
    <style:style style:name="T16" style:family="text">
      <style:text-properties fo:font-variant="normal" fo:text-transform="none" fo:color="#242729" style:font-name="inherit" fo:font-size="11.25pt" fo:letter-spacing="normal" fo:font-style="normal" fo:font-weight="normal" loext:padding="0cm" loext:border="none"/>
    </style:style>
    <style:style style:name="T17" style:family="text">
      <style:text-properties fo:font-variant="normal" fo:text-transform="none" fo:color="#242729" style:font-name="inherit" fo:font-size="11.25pt" fo:letter-spacing="normal" fo:font-style="normal" fo:font-weight="bold" loext:padding="0cm" loext:border="none"/>
    </style:style>
    <style:style style:name="T18" style:family="text">
      <style:text-properties fo:font-variant="normal" fo:text-transform="none" fo:color="#242729" style:font-name="inherit" fo:font-size="11.25pt" fo:letter-spacing="normal" fo:font-style="italic" fo:font-weight="normal" loext:padding="0cm" loext:border="none"/>
    </style:style>
    <style:style style:name="T19" style:family="text">
      <style:text-properties fo:font-variant="normal" fo:text-transform="none" fo:color="#242729" style:font-name="inherit" fo:font-size="9pt" fo:letter-spacing="normal" fo:font-style="italic" fo:font-weight="normal" loext:padding="0cm" loext:border="none"/>
    </style:style>
    <style:style style:name="T20" style:family="text">
      <style:text-properties fo:font-variant="normal" fo:text-transform="none" fo:color="#242729" style:font-name="Arial" fo:font-size="9.75pt" fo:letter-spacing="normal" fo:font-style="normal" fo:font-weight="normal" loext:padding="0cm" loext:border="none"/>
    </style:style>
    <style:style style:name="T21" style:family="text">
      <style:text-properties fo:font-variant="normal" fo:text-transform="none" fo:color="#242729" style:font-name="Arial" fo:font-size="9.75pt" fo:letter-spacing="normal" fo:font-style="normal" fo:font-weight="normal" officeooo:rsid="001c10a4" loext:padding="0cm" loext:border="none"/>
    </style:style>
    <style:style style:name="T22"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3" style:family="text">
      <style:text-properties fo:font-variant="normal" fo:text-transform="none" fo:color="#39739d" style:text-line-through-style="none" style:text-line-through-type="none" style:font-name="inherit" fo:font-size="9pt" fo:letter-spacing="normal" fo:font-style="normal" style:text-underline-style="none" fo:font-weight="normal" style:text-blinking="false" fo:background-color="#e1ecf4" loext:char-shading-value="0" loext:padding="0.049cm" loext:border="0.06pt solid #e1ecf4"/>
    </style:style>
    <style:style style:name="T24" style:family="text">
      <style:text-properties fo:font-variant="normal" fo:text-transform="none" fo:color="#848d95" style:text-line-through-style="none" style:text-line-through-type="none" style:font-name="inherit" fo:font-size="9.75pt" fo:letter-spacing="normal" fo:font-style="normal" style:text-underline-style="none" fo:font-weight="normal" style:text-blinking="false" loext:padding="0cm" loext:border="none"/>
    </style:style>
    <style:style style:name="T25" style:family="text">
      <style:text-properties fo:font-variant="normal" fo:text-transform="none" fo:color="#0077cc" style:text-line-through-style="none" style:text-line-through-type="none" style:font-name="inherit" fo:font-size="9pt" fo:letter-spacing="normal" fo:font-style="normal" style:text-underline-style="none" fo:font-weight="normal" style:text-blinking="false" loext:padding="0cm" loext:border="none"/>
    </style:style>
    <style:style style:name="T26" style:family="text">
      <style:text-properties fo:font-variant="normal" fo:text-transform="none" fo:color="#0077cc" style:text-line-through-style="none" style:text-line-through-type="none" style:font-name="inherit" fo:font-size="9.75pt" fo:letter-spacing="normal" fo:font-style="normal" style:text-underline-style="none" fo:font-weight="normal" style:text-blinking="false" loext:padding="0cm" loext:border="none"/>
    </style:style>
    <style:style style:name="T27" style:family="text">
      <style:text-properties fo:font-variant="normal" fo:text-transform="none" fo:color="#0077cc" style:text-line-through-style="none" style:text-line-through-type="none" style:font-name="inherit" fo:font-size="9.75pt" fo:letter-spacing="normal" fo:font-style="normal" style:text-underline-style="none" fo:font-weight="normal" style:text-blinking="false" fo:background-color="#e1ecf4" loext:char-shading-value="0" loext:padding="0cm" loext:border="none"/>
    </style:style>
    <style:style style:name="T28" style:family="text">
      <style:text-properties fo:font-variant="normal" fo:text-transform="none" fo:color="#0077cc" style:text-line-through-style="none" style:text-line-through-type="none" style:font-name="inherit" fo:font-size="9.75pt" fo:letter-spacing="normal" fo:font-style="normal" style:text-underline-style="none" fo:font-weight="normal" style:text-blinking="false" style:font-name-asian="inherit" style:font-size-asian="9.75pt" style:font-style-asian="normal" style:font-weight-asian="normal" style:font-name-complex="inherit" style:font-size-complex="9.75pt" style:font-style-complex="normal" style:font-weight-complex="normal" loext:padding="0cm" loext:border="none"/>
    </style:style>
    <style:style style:name="T29" style:family="text">
      <style:text-properties fo:font-variant="normal" fo:text-transform="none" fo:color="#0077cc" style:text-line-through-style="none" style:text-line-through-type="none" style:font-name="inherit" fo:font-size="9.75pt" fo:letter-spacing="normal" fo:font-style="normal" style:text-underline-style="none" fo:font-weight="bold" style:text-blinking="false" style:font-name-asian="inherit" style:font-size-asian="9.75pt" style:font-style-asian="normal" style:font-weight-asian="normal" style:font-name-complex="inherit" style:font-size-complex="9.75pt" style:font-style-complex="normal" style:font-weight-complex="normal" loext:padding="0cm" loext:border="none"/>
    </style:style>
    <style:style style:name="T30" style:family="text">
      <style:text-properties fo:font-variant="normal" fo:text-transform="none" fo:color="#0077cc" style:font-name="inherit" fo:font-size="9.75pt" fo:letter-spacing="normal" fo:font-style="normal" fo:font-weight="normal" loext:padding="0cm" loext:border="none"/>
    </style:style>
    <style:style style:name="T31" style:family="text">
      <style:text-properties fo:font-variant="normal" fo:text-transform="none" fo:color="#9199a1" style:text-line-through-style="none" style:text-line-through-type="none" style:font-name="inherit" fo:font-size="9.75pt" fo:letter-spacing="normal" fo:font-style="normal" style:text-underline-style="none" fo:font-weight="normal" style:text-blinking="false" loext:padding="0cm" loext:border="none"/>
    </style:style>
    <style:style style:name="T32"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33" style:family="text">
      <style:text-properties fo:font-variant="normal" fo:text-transform="none" fo:color="#005999" style:font-name="inherit" fo:font-size="9.75pt" fo:letter-spacing="normal" fo:font-style="normal" style:text-underline-style="solid" style:text-underline-width="auto" style:text-underline-color="font-color" fo:font-weight="normal" loext:padding="0cm" loext:border="none"/>
    </style:style>
    <style:style style:name="T34" style:family="text">
      <style:text-properties fo:font-variant="normal" fo:text-transform="none" fo:color="#005999" style:font-name="Consolas" fo:font-size="9.75pt" fo:letter-spacing="normal" fo:font-style="normal" style:text-underline-style="solid" style:text-underline-width="auto" style:text-underline-color="font-color" fo:font-weight="normal" fo:background-color="#eff0f1" loext:char-shading-value="0" loext:padding="0cm" loext:border="none"/>
    </style:style>
    <style:style style:name="T3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3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37"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38"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39" style:family="text">
      <style:text-properties fo:font-variant="normal" fo:text-transform="none" fo:color="#303336" fo:letter-spacing="normal" fo:background-color="#eff0f1" loext:char-shading-value="0" loext:padding="0cm" loext:border="none"/>
    </style:style>
    <style:style style:name="T40"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4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42" style:family="text">
      <style:text-properties style:font-name="inherit" fo:font-size="9.75pt" loext:padding="0cm" loext:border="none"/>
    </style:style>
    <style:style style:name="T43" style:family="text">
      <style:text-properties fo:font-size="9pt"/>
    </style:style>
    <style:style style:name="T44" style:family="text">
      <style:text-properties fo:font-size="9pt" fo:font-weight="bold"/>
    </style:style>
    <style:style style:name="T45" style:family="text">
      <style:text-properties fo:color="#848d95" style:text-line-through-style="none" style:text-line-through-type="none" style:font-name="inherit" fo:font-size="9pt" style:text-underline-style="none" style:text-blinking="false" fo:background-color="#ffffff" loext:char-shading-value="0" loext:padding-left="0.265cm" loext:padding-right="0.265cm" loext:padding-top="0.344cm" loext:padding-bottom="0.344cm" loext:border="0.06pt solid #000000"/>
    </style:style>
    <style:style style:name="T46" style:family="text">
      <style:text-properties fo:color="#0077cc" style:text-line-through-style="none" style:text-line-through-type="none" style:font-name="inherit" fo:font-size="9.75pt" style:text-underline-style="none" style:text-blinking="false" loext:padding="0cm" loext:border="none"/>
    </style:style>
    <style:style style:name="T47" style:family="text">
      <style:text-properties fo:color="#9199a1" style:text-line-through-style="none" style:text-line-through-type="none" style:font-name="inherit" fo:font-size="9.75pt" style:text-underline-style="none" style:text-blinking="false"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stackoverflow.com/questions/7960318/math-to-convert-seconds-since-1970-into-date-and-vice-versa" text:style-name="Internet_20_link" text:visited-style-name="Visited_20_Internet_20_Link"><text:span text:style-name="T13">Math to convert seconds since 1970 into date and vice versa</text:span></text:a></text:h>
      <text:p text:style-name="P14">I have seconds since Jan 1 1970 00:00 as an int64 in nanoseconds and I'm trying to convert it into month/day/year/day of week.</text:p>
      <text:section text:style-name="Sect1" text:name="question">
        <text:p text:style-name="P14">It's easy to do this iteratively, I have that working but I want to do it formulaically. I'm looking for the actual math.</text:p>
        <text:p text:style-name="P22"><text:a xlink:type="simple" xlink:href="https://stackoverflow.com/questions/tagged/c%2B%2B" text:style-name="Internet_20_link" text:visited-style-name="Visited_20_Internet_20_Link"><text:span text:style-name="T23">c++</text:span></text:a><text:span text:style-name="T14"> </text:span><text:a xlink:type="simple" xlink:href="https://stackoverflow.com/questions/tagged/date" text:style-name="Internet_20_link" text:visited-style-name="Visited_20_Internet_20_Link"><text:span text:style-name="T23">date</text:span></text:a><text:span text:style-name="T14"> </text:span><text:a xlink:type="simple" xlink:href="https://stackoverflow.com/questions/tagged/math" text:style-name="Internet_20_link" text:visited-style-name="Visited_20_Internet_20_Link"><text:span text:style-name="T23">math</text:span></text:a></text:p>
        <text:p text:style-name="P6"><text:bookmark text:name="link-post-7960318"/><text:a xlink:type="simple" xlink:href="https://stackoverflow.com/q/7960318" text:style-name="Internet_20_link" text:visited-style-name="Visited_20_Internet_20_Link">share</text:a><text:a xlink:type="simple" xlink:href="https://stackoverflow.com/posts/7960318/edit" text:style-name="Internet_20_link" text:visited-style-name="Visited_20_Internet_20_Link">improve this question</text:a></text:p>
        <text:p text:style-name="P6"><text:a xlink:type="simple" xlink:href="https://stackoverflow.com/posts/7960318/revisions" text:style-name="Internet_20_link" text:visited-style-name="Visited_20_Internet_20_Link"><text:span text:style-name="T25">edited Aug 22 '15 at 17:20</text:span></text:a></text:p>
        <text:p text:style-name="P23"><draw:frame draw:style-name="fr1" draw:name="Frame1" text:anchor-type="paragraph" svg:width="0.847cm" draw:z-index="0"><draw:text-box fo:min-height="0.847cm"><text:p text:style-name="P2"><draw:a xlink:type="simple" xlink:href="https://stackoverflow.com/users/576911/howard-hinnant"><draw:frame draw:style-name="fr2" draw:name="Image1" text:anchor-type="as-char" svg:width="0.9cm" svg:height="0.9cm" draw:z-index="1"><draw:image xlink:href="Pictures/10000000000000200000002056FE2AF6E1A995E1.jpg" xlink:type="simple" xlink:show="embed" xlink:actuate="onLoad" loext:mime-type="image/jpeg"/></draw:frame></draw:a></text:p></draw:text-box></draw:frame><text:a xlink:type="simple" xlink:href="https://stackoverflow.com/users/576911/howard-hinnant" text:style-name="Internet_20_link" text:visited-style-name="Visited_20_Internet_20_Link"><text:span text:style-name="T26">Howard Hinnant</text:span></text:a></text:p>
        <text:p text:style-name="P24"><text:span text:style-name="T44">141k</text:span><text:span text:style-name="T43">27306434</text:span></text:p>
        <text:p text:style-name="P3">asked <text:span text:style-name="T1">Oct 31 '11 at 22:05</text:span></text:p>
        <text:p text:style-name="P23"><draw:frame draw:style-name="fr1" draw:name="Frame2" text:anchor-type="paragraph" svg:width="0.847cm" draw:z-index="2"><draw:text-box fo:min-height="0.847cm"><text:p text:style-name="P2"><draw:a xlink:type="simple" xlink:href="https://stackoverflow.com/users/369872/david"><draw:frame draw:style-name="fr2" draw:name="Image2" text:anchor-type="as-char" svg:width="0.9cm" svg:height="0.9cm" draw:z-index="3"><draw:image xlink:href="Pictures/10000201000000200000002074F4A0B683C38CC1.png" xlink:type="simple" xlink:show="embed" xlink:actuate="onLoad" loext:mime-type="image/png"/></draw:frame></draw:a></text:p></draw:text-box></draw:frame><text:a xlink:type="simple" xlink:href="https://stackoverflow.com/users/369872/david" text:style-name="Internet_20_link" text:visited-style-name="Visited_20_Internet_20_Link"><text:span text:style-name="T27">David</text:span></text:a></text:p>
        <text:p text:style-name="P25"><text:span text:style-name="T44">18.7k</text:span><text:span text:style-name="T43">867121</text:span></text:p>
        <text:section text:style-name="Sect1" text:name="comments-7960318">
          <text:list xml:id="list1421980252" text:style-name="L1">
            <text:list-item>
              <text:p text:style-name="P9"><text:bookmark text:name="comment-9731664"/>1</text:p>
              <text:p text:style-name="P17"><text:span text:style-name="T20">Local time or GMT?</text:span><text:span text:style-name="T14"> – </text:span><text:a xlink:type="simple" xlink:href="https://stackoverflow.com/users/721269/david-schwartz" text:style-name="Internet_20_link" text:visited-style-name="Visited_20_Internet_20_Link"><text:span text:style-name="T26">David Schwartz</text:span></text:a><text:span text:style-name="T14"> </text:span><text:a xlink:type="simple" xlink:href="https://stackoverflow.com/questions/7960318/math-to-convert-seconds-since-1970-into-date-and-vice-versa#comment9731664_7960318" text:style-name="Internet_20_link" text:visited-style-name="Visited_20_Internet_20_Link"><text:span text:style-name="T31">Oct 31 '11 at 22:07</text:span></text:a><text:span text:style-name="T14"> </text:span></text:p>
            </text:list-item>
            <text:list-item>
              <text:p text:style-name="P12"><text:bookmark text:name="comment-9731694"/>2</text:p>
              <text:p text:style-name="P17"><text:span text:style-name="T20">are you aware of </text:span><text:span text:style-name="Source_20_Text"><text:span text:style-name="T22">&lt;ctime&gt;</text:span></text:span><text:span text:style-name="T20"> functions?</text:span><text:span text:style-name="T14"> – </text:span><text:a xlink:type="simple" xlink:href="https://stackoverflow.com/users/618400/littleadv" text:style-name="Internet_20_link" text:visited-style-name="Visited_20_Internet_20_Link"><text:span text:style-name="T26">littleadv</text:span></text:a><text:span text:style-name="T14"> </text:span><text:a xlink:type="simple" xlink:href="https://stackoverflow.com/questions/7960318/math-to-convert-seconds-since-1970-into-date-and-vice-versa#comment9731694_7960318" text:style-name="Internet_20_link" text:visited-style-name="Visited_20_Internet_20_Link"><text:span text:style-name="T31">Oct 31 '11 at 22:09</text:span></text:a></text:p>
            </text:list-item>
            <text:list-item>
              <text:p text:style-name="P17"><text:bookmark text:name="comment-9731717"/><text:span text:style-name="T20">There must be a thousand implementations of this .... lookup Unix time, time_t or ctime on google.</text:span><text:span text:style-name="T14"> – </text:span><text:a xlink:type="simple" xlink:href="https://stackoverflow.com/users/832390/iandotkelly" text:style-name="Internet_20_link" text:visited-style-name="Visited_20_Internet_20_Link"><text:span text:style-name="T26">iandotkelly</text:span></text:a><text:a xlink:type="simple" xlink:href="https://stackoverflow.com/questions/7960318/math-to-convert-seconds-since-1970-into-date-and-vice-versa#comment9731717_7960318" text:style-name="Internet_20_link" text:visited-style-name="Visited_20_Internet_20_Link"><text:span text:style-name="T31">Oct 31 '11 at 22:10</text:span></text:a><text:span text:style-name="T14"> </text:span></text:p>
            </text:list-item>
            <text:list-item>
              <text:p text:style-name="P17"><text:bookmark text:name="comment-9732159"/><text:span text:style-name="T20">as a floating point number? Really?</text:span><text:span text:style-name="T14"> – </text:span><text:a xlink:type="simple" xlink:href="https://stackoverflow.com/users/118150/jkerian" text:style-name="Internet_20_link" text:visited-style-name="Visited_20_Internet_20_Link"><text:span text:style-name="T26">jkerian</text:span></text:a><text:span text:style-name="T14"> </text:span><text:a xlink:type="simple" xlink:href="https://stackoverflow.com/questions/7960318/math-to-convert-seconds-since-1970-into-date-and-vice-versa#comment9732159_7960318" text:style-name="Internet_20_link" text:visited-style-name="Visited_20_Internet_20_Link"><text:span text:style-name="T31">Oct 31 '11 at 22:49</text:span></text:a></text:p>
            </text:list-item>
            <text:list-item>
              <text:p text:style-name="P12"><text:bookmark text:name="comment-9732195"/>2</text:p>
              <text:p text:style-name="P17"><text:span text:style-name="T20">If you want precision, you want a (large) integral type (representing microseconds or what-have-you). You </text:span><text:span text:style-name="T15">Don't</text:span><text:span text:style-name="T20">want to use floating point if precision is what you're after. Too many strange corner-cases.</text:span><text:span text:style-name="T14"> – </text:span><text:a xlink:type="simple" xlink:href="https://stackoverflow.com/users/118150/jkerian" text:style-name="Internet_20_link" text:visited-style-name="Visited_20_Internet_20_Link"><text:span text:style-name="T26">jkerian</text:span></text:a><text:span text:style-name="T14"> </text:span><text:a xlink:type="simple" xlink:href="https://stackoverflow.com/questions/7960318/math-to-convert-seconds-since-1970-into-date-and-vice-versa#comment9732195_7960318" text:style-name="Internet_20_link" text:visited-style-name="Visited_20_Internet_20_Link"><text:span text:style-name="T31">Oct 31 '11 at 22:52</text:span></text:a><text:span text:style-name="T14"> </text:span></text:p>
            </text:list-item>
          </text:list>
        </text:section>
        <text:section text:style-name="Sect1" text:name="comments-link-7960318">
          <text:p text:style-name="P6"><text:a xlink:type="simple" xlink:href="https://stackoverflow.com/questions/7960318/math-to-convert-seconds-since-1970-into-date-and-vice-versa#" text:style-name="Internet_20_link" text:visited-style-name="Visited_20_Internet_20_Link"><text:span text:style-name="T28">show </text:span></text:a><text:a xlink:type="simple" xlink:href="https://stackoverflow.com/questions/7960318/math-to-convert-seconds-since-1970-into-date-and-vice-versa#" text:style-name="Internet_20_link" text:visited-style-name="Visited_20_Internet_20_Link"><text:span text:style-name="T29">3</text:span></text:a><text:a xlink:type="simple" xlink:href="https://stackoverflow.com/questions/7960318/math-to-convert-seconds-since-1970-into-date-and-vice-versa#" text:style-name="Internet_20_link" text:visited-style-name="Visited_20_Internet_20_Link"><text:span text:style-name="T28"> more comments</text:span></text:a></text:p>
        </text:section>
      </text:section>
      <text:section text:style-name="Sect1" text:name="answers">
        <text:p text:style-name="P27"><text:bookmark text:name="tab-top"/></text:p>
        <text:section text:style-name="Sect1" text:name="answers-header">
          <text:h text:style-name="P30" text:outline-level="2">8 Answers</text:h>
          <text:section text:style-name="Sect1" text:name="tabs">
            <text:p text:style-name="P7"><text:a xlink:type="simple" xlink:href="https://stackoverflow.com/questions/7960318/math-to-convert-seconds-since-1970-into-date-and-vice-versa?answertab=active#tab-top" text:style-name="Internet_20_link" text:visited-style-name="Visited_20_Internet_20_Link">active</text:a><text:a xlink:type="simple" xlink:href="https://stackoverflow.com/questions/7960318/math-to-convert-seconds-since-1970-into-date-and-vice-versa?answertab=oldest#tab-top" text:style-name="Internet_20_link" text:visited-style-name="Visited_20_Internet_20_Link">oldest</text:a><text:a xlink:type="simple" xlink:href="https://stackoverflow.com/questions/7960318/math-to-convert-seconds-since-1970-into-date-and-vice-versa?answertab=votes#tab-top" text:style-name="Internet_20_link" text:visited-style-name="Visited_20_Internet_20_Link"><text:span text:style-name="T3">votes</text:span></text:a></text:p>
          </text:section>
        </text:section>
        <text:section text:style-name="Sect1" text:name="answer-32158604">
          <text:p text:style-name="P28">24</text:p>
          <text:p text:style-name="P14">New answer for old question:</text:p>
          <text:p text:style-name="P14">Rationale for this new answer: The existing answers either do not show the algorithms for the conversion from nanoseconds to year/month/day (e.g. they use libraries with the source hidden), or they use iteration in the algorithms they do show.</text:p>
          <text:p text:style-name="P14">This answer has no iteration whatsoever.</text:p>
          <text:p text:style-name="P15"><text:a xlink:type="simple" xlink:href="http://howardhinnant.github.io/date_algorithms.html" text:style-name="Internet_20_link" text:visited-style-name="Visited_20_Internet_20_Link"><text:span text:style-name="T32">The algorithms are here</text:span></text:a><text:span text:style-name="T16">, and explained in excruciating detail. They are also unit tested for correctness over a span of +/- a million years (way more than you need).</text:span></text:p>
          <text:p text:style-name="P14">The algorithms don't count leap seconds. If you need that, it can be done, but requires a table lookup, and that table grows with time.</text:p>
          <text:p text:style-name="P15"><text:span text:style-name="T16">The date algorithms deal only with units of days, and not nanoseconds. To convert days to nanoseconds, multiply by </text:span><text:span text:style-name="Source_20_Text"><text:span text:style-name="T22">86400*1000000000</text:span></text:span><text:span text:style-name="T16"> (taking care to ensure you're using 64 bit </text:span><text:soft-page-break/><text:span text:style-name="T16">arithmetic). To convert nanoseconds to days, divide by the same amount. Or better yet, use the C++11 </text:span><text:span text:style-name="Source_20_Text"><text:span text:style-name="T22">&lt;chrono&gt;</text:span></text:span><text:span text:style-name="T16"> library.</text:span></text:p>
          <text:p text:style-name="P14">There are three date algorithms from this paper that are needed to answer this question.</text:p>
          <text:p text:style-name="P15"><text:span text:style-name="Source_20_Text"><text:span text:style-name="T22">1.</text:span></text:span><text:span text:style-name="T16"> </text:span><text:span text:style-name="Source_20_Text"><text:span text:style-name="T22">days_from_civil</text:span></text:span><text:span text:style-name="T16">:</text:span></text:p>
          <text:p text:style-name="P31"><text:span text:style-name="Source_20_Text"><text:span text:style-name="T35">// Returns number of days since civil 1970-01-01. <text:s/>Negative values indicate</text:span></text:span></text:p>
          <text:p text:style-name="P31"><text:span text:style-name="Source_20_Text"><text:span text:style-name="T35">// <text:s text:c="3"/>days prior to 1970-01-01.</text:span></text:span></text:p>
          <text:p text:style-name="P31"><text:span text:style-name="Source_20_Text"><text:span text:style-name="T35">// Preconditions: <text:s/>y-m-d represents a date in the civil (Gregorian) calendar</text:span></text:span></text:p>
          <text:p text:style-name="P31"><text:span text:style-name="Source_20_Text"><text:span text:style-name="T35">// <text:s text:c="16"/>m is in [1, 12]</text:span></text:span></text:p>
          <text:p text:style-name="P31"><text:span text:style-name="Source_20_Text"><text:span text:style-name="T35">// <text:s text:c="16"/>d is in [1, last_day_of_month(y, m)]</text:span></text:span></text:p>
          <text:p text:style-name="P31"><text:span text:style-name="Source_20_Text"><text:span text:style-name="T35">// <text:s text:c="16"/>y is "approximately" in</text:span></text:span></text:p>
          <text:p text:style-name="P31"><text:span text:style-name="Source_20_Text"><text:span text:style-name="T35">// <text:s text:c="18"/>[numeric_limits&lt;Int&gt;::min()/366, numeric_limits&lt;Int&gt;::max()/366]</text:span></text:span></text:p>
          <text:p text:style-name="P31"><text:span text:style-name="Source_20_Text"><text:span text:style-name="T35">// <text:s text:c="16"/>Exact range of validity is:</text:span></text:span></text:p>
          <text:p text:style-name="P31"><text:span text:style-name="Source_20_Text"><text:span text:style-name="T35">// <text:s text:c="16"/>[civil_from_days(numeric_limits&lt;Int&gt;::min()),</text:span></text:span></text:p>
          <text:p text:style-name="P31"><text:span text:style-name="Source_20_Text"><text:span text:style-name="T35">// <text:s text:c="17"/>civil_from_days(numeric_limits&lt;Int&gt;::max()-719468)]</text:span></text:span></text:p>
          <text:p text:style-name="P31"><text:span text:style-name="Source_20_Text"><text:span text:style-name="T36">template</text:span></text:span><text:span text:style-name="Source_20_Text"><text:span text:style-name="T37"> </text:span></text:span><text:span text:style-name="Source_20_Text"><text:span text:style-name="T38">&lt;</text:span></text:span><text:span text:style-name="Source_20_Text"><text:span text:style-name="T36">class</text:span></text:span><text:span text:style-name="Source_20_Text"><text:span text:style-name="T37"> </text:span></text:span><text:span text:style-name="Source_20_Text"><text:span text:style-name="T40">Int</text:span></text:span><text:span text:style-name="Source_20_Text"><text:span text:style-name="T38">&gt;</text:span></text:span></text:p>
          <text:p text:style-name="P31"><text:span text:style-name="Source_20_Text"><text:span text:style-name="T36">constexpr</text:span></text:span></text:p>
          <text:p text:style-name="P31"><text:span text:style-name="Source_20_Text"><text:span text:style-name="T40">Int</text:span></text:span></text:p>
          <text:p text:style-name="P31"><text:span text:style-name="Source_20_Text"><text:span text:style-name="T38">days_from_civil(</text:span></text:span><text:span text:style-name="Source_20_Text"><text:span text:style-name="T40">Int</text:span></text:span><text:span text:style-name="Source_20_Text"><text:span text:style-name="T37"> </text:span></text:span><text:span text:style-name="Source_20_Text"><text:span text:style-name="T38">y,</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m,</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d)</text:span></text:span><text:span text:style-name="Source_20_Text"><text:span text:style-name="T37"> </text:span></text:span><text:span text:style-name="Source_20_Text"><text:span text:style-name="T38">noexcept</text:span></text:span></text:p>
          <text:p text:style-name="P31"><text:span text:style-name="Source_20_Text"><text:span text:style-name="T38">{</text:span></text:span></text:p>
          <text:p text:style-name="P31"><text:span text:style-name="Source_20_Text"><text:span text:style-name="T39"><text:s text:c="4"/></text:span></text:span><text:span text:style-name="Source_20_Text"><text:span text:style-name="T36">static_assert</text:span></text:span><text:span text:style-name="Source_20_Text"><text:span text:style-name="T38">(std::numeric_limits</text:span></text:span><text:span text:style-name="Source_20_Text"><text:span text:style-name="T41">&lt;unsigned&gt;</text:span></text:span><text:span text:style-name="Source_20_Text"><text:span text:style-name="T38">::digits &gt;=</text:span></text:span><text:span text:style-name="Source_20_Text"><text:span text:style-name="T37"> </text:span></text:span><text:span text:style-name="Source_20_Text"><text:span text:style-name="T41">18</text:span></text:span><text:span text:style-name="Source_20_Text"><text:span text:style-name="T38">,</text:span></text:span></text:p>
          <text:p text:style-name="P31"><text:span text:style-name="Source_20_Text"><text:span text:style-name="T39"><text:s text:c="13"/></text:span></text:span><text:span text:style-name="Source_20_Text"><text:span text:style-name="T41">"This algorithm has not been ported to a 16 bit unsigned integer"</text:span></text:span><text:span text:style-name="Source_20_Text"><text:span text:style-name="T38">);</text:span></text:span></text:p>
          <text:p text:style-name="P31"><text:span text:style-name="Source_20_Text"><text:span text:style-name="T39"><text:s text:c="4"/></text:span></text:span><text:span text:style-name="Source_20_Text"><text:span text:style-name="T36">static_assert</text:span></text:span><text:span text:style-name="Source_20_Text"><text:span text:style-name="T38">(std::numeric_limits&lt;</text:span></text:span><text:span text:style-name="Source_20_Text"><text:span text:style-name="T40">Int</text:span></text:span><text:span text:style-name="Source_20_Text"><text:span text:style-name="T38">&gt;::digits &gt;=</text:span></text:span><text:span text:style-name="Source_20_Text"><text:span text:style-name="T37"> </text:span></text:span><text:span text:style-name="Source_20_Text"><text:span text:style-name="T41">20</text:span></text:span><text:span text:style-name="Source_20_Text"><text:span text:style-name="T38">,</text:span></text:span></text:p>
          <text:p text:style-name="P31"><text:span text:style-name="Source_20_Text"><text:span text:style-name="T39"><text:s text:c="13"/></text:span></text:span><text:span text:style-name="Source_20_Text"><text:span text:style-name="T41">"This algorithm has not been ported to a 16 bit signed integer"</text:span></text:span><text:span text:style-name="Source_20_Text"><text:span text:style-name="T38">);</text:span></text:span></text:p>
          <text:p text:style-name="P31"><text:span text:style-name="Source_20_Text"><text:span text:style-name="T39"><text:s text:c="4"/></text:span></text:span><text:span text:style-name="Source_20_Text"><text:span text:style-name="T38">y -=</text:span></text:span><text:span text:style-name="Source_20_Text"><text:span text:style-name="T37"> </text:span></text:span><text:span text:style-name="Source_20_Text"><text:span text:style-name="T38">m &lt;=</text:span></text:span><text:span text:style-name="Source_20_Text"><text:span text:style-name="T37"> </text:span></text:span><text:span text:style-name="Source_20_Text"><text:span text:style-name="T41">2</text:span></text:span><text:span text:style-name="Source_20_Text"><text:span text:style-name="T38">;</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40">Int</text:span></text:span><text:span text:style-name="Source_20_Text"><text:span text:style-name="T37"> </text:span></text:span><text:span text:style-name="Source_20_Text"><text:span text:style-name="T38">era =</text:span></text:span><text:span text:style-name="Source_20_Text"><text:span text:style-name="T37"> </text:span></text:span><text:span text:style-name="Source_20_Text"><text:span text:style-name="T38">(y &gt;=</text:span></text:span><text:span text:style-name="Source_20_Text"><text:span text:style-name="T37"> </text:span></text:span><text:span text:style-name="Source_20_Text"><text:span text:style-name="T41">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y :</text:span></text:span><text:span text:style-name="Source_20_Text"><text:span text:style-name="T37"> </text:span></text:span><text:span text:style-name="Source_20_Text"><text:span text:style-name="T38">y-</text:span></text:span><text:span text:style-name="Source_20_Text"><text:span text:style-name="T41">399</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400</text:span></text:span><text:span text:style-name="Source_20_Text"><text:span text:style-name="T38">;</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yoe =</text:span></text:span><text:span text:style-name="Source_20_Text"><text:span text:style-name="T37"> </text:span></text:span><text:span text:style-name="Source_20_Text"><text:span text:style-name="T36">static_cast</text:span></text:span><text:span text:style-name="Source_20_Text"><text:span text:style-name="T41">&lt;unsigned&gt;</text:span></text:span><text:span text:style-name="Source_20_Text"><text:span text:style-name="T38">(y -</text:span></text:span><text:span text:style-name="Source_20_Text"><text:span text:style-name="T37"> </text:span></text:span><text:span text:style-name="Source_20_Text"><text:span text:style-name="T38">era *</text:span></text:span><text:span text:style-name="Source_20_Text"><text:span text:style-name="T37"> </text:span></text:span><text:span text:style-name="Source_20_Text"><text:span text:style-name="T41">400</text:span></text:span><text:span text:style-name="Source_20_Text"><text:span text:style-name="T38">);</text:span></text:span><text:span text:style-name="Source_20_Text"><text:span text:style-name="T37"> <text:s text:c="5"/></text:span></text:span><text:span text:style-name="Source_20_Text"><text:span text:style-name="T35">// [0, 399]</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doy =</text:span></text:span><text:span text:style-name="Source_20_Text"><text:span text:style-name="T37"> </text:span></text:span><text:span text:style-name="Source_20_Text"><text:span text:style-name="T38">(</text:span></text:span><text:span text:style-name="Source_20_Text"><text:span text:style-name="T41">153</text:span></text:span><text:span text:style-name="Source_20_Text"><text:span text:style-name="T38">*(m +</text:span></text:span><text:span text:style-name="Source_20_Text"><text:span text:style-name="T37"> </text:span></text:span><text:span text:style-name="Source_20_Text"><text:span text:style-name="T38">(m &gt;</text:span></text:span><text:span text:style-name="Source_20_Text"><text:span text:style-name="T37"> </text:span></text:span><text:span text:style-name="Source_20_Text"><text:span text:style-name="T41">2</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41">3</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9</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2</text:span></text:span><text:span text:style-name="Source_20_Text"><text:span text:style-name="T38">)/</text:span></text:span><text:span text:style-name="Source_20_Text"><text:span text:style-name="T41">5</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d-</text:span></text:span><text:span text:style-name="Source_20_Text"><text:span text:style-name="T41">1</text:span></text:span><text:span text:style-name="Source_20_Text"><text:span text:style-name="T38">;</text:span></text:span><text:span text:style-name="Source_20_Text"><text:span text:style-name="T37"> <text:s/></text:span></text:span><text:span text:style-name="Source_20_Text"><text:span text:style-name="T35">// [0, 365]</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doe =</text:span></text:span><text:span text:style-name="Source_20_Text"><text:span text:style-name="T37"> </text:span></text:span><text:span text:style-name="Source_20_Text"><text:span text:style-name="T38">yoe *</text:span></text:span><text:span text:style-name="Source_20_Text"><text:span text:style-name="T37"> </text:span></text:span><text:span text:style-name="Source_20_Text"><text:span text:style-name="T41">365</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yoe/</text:span></text:span><text:span text:style-name="Source_20_Text"><text:span text:style-name="T41">4</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yoe/</text:span></text:span><text:span text:style-name="Source_20_Text"><text:span text:style-name="T41">10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doy;</text:span></text:span><text:span text:style-name="Source_20_Text"><text:span text:style-name="T37"> <text:s text:c="8"/></text:span></text:span><text:span text:style-name="Source_20_Text"><text:span text:style-name="T35">// [0, 146096]</text:span></text:span></text:p>
          <text:p text:style-name="P31"><text:span text:style-name="Source_20_Text"><text:span text:style-name="T39"><text:s text:c="4"/></text:span></text:span><text:span text:style-name="Source_20_Text"><text:span text:style-name="T36">return</text:span></text:span><text:span text:style-name="Source_20_Text"><text:span text:style-name="T37"> </text:span></text:span><text:span text:style-name="Source_20_Text"><text:span text:style-name="T38">era *</text:span></text:span><text:span text:style-name="Source_20_Text"><text:span text:style-name="T37"> </text:span></text:span><text:span text:style-name="Source_20_Text"><text:span text:style-name="T41">146097</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6">static_cast</text:span></text:span><text:span text:style-name="Source_20_Text"><text:span text:style-name="T38">&lt;</text:span></text:span><text:span text:style-name="Source_20_Text"><text:span text:style-name="T40">Int</text:span></text:span><text:span text:style-name="Source_20_Text"><text:span text:style-name="T38">&gt;(doe)</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719468</text:span></text:span><text:span text:style-name="Source_20_Text"><text:span text:style-name="T38">;</text:span></text:span></text:p>
          <text:p text:style-name="P31"><text:span text:style-name="Source_20_Text"><text:span text:style-name="T38">}</text:span></text:span></text:p>
          <text:p text:style-name="P15"><text:span text:style-name="Source_20_Text"><text:span text:style-name="T22">2.</text:span></text:span><text:span text:style-name="T16"> </text:span><text:span text:style-name="Source_20_Text"><text:span text:style-name="T22">civil_from_days</text:span></text:span><text:span text:style-name="T16">:</text:span></text:p>
          <text:p text:style-name="P31"><text:span text:style-name="Source_20_Text"><text:span text:style-name="T35">// Returns year/month/day triple in civil calendar</text:span></text:span></text:p>
          <text:p text:style-name="P31"><text:span text:style-name="Source_20_Text"><text:span text:style-name="T35">// Preconditions: <text:s/>z is number of days since 1970-01-01 and is in the range:</text:span></text:span></text:p>
          <text:p text:style-name="P31"><text:span text:style-name="Source_20_Text"><text:span text:style-name="T35">// <text:s text:c="18"/>[numeric_limits&lt;Int&gt;::min(), numeric_limits&lt;Int&gt;::max()-719468].</text:span></text:span></text:p>
          <text:p text:style-name="P31"><text:span text:style-name="Source_20_Text"><text:span text:style-name="T36">template</text:span></text:span><text:span text:style-name="Source_20_Text"><text:span text:style-name="T37"> </text:span></text:span><text:span text:style-name="Source_20_Text"><text:span text:style-name="T38">&lt;</text:span></text:span><text:span text:style-name="Source_20_Text"><text:span text:style-name="T36">class</text:span></text:span><text:span text:style-name="Source_20_Text"><text:span text:style-name="T37"> </text:span></text:span><text:span text:style-name="Source_20_Text"><text:span text:style-name="T40">Int</text:span></text:span><text:span text:style-name="Source_20_Text"><text:span text:style-name="T38">&gt;</text:span></text:span></text:p>
          <text:p text:style-name="P31"><text:span text:style-name="Source_20_Text"><text:span text:style-name="T36">constexpr</text:span></text:span></text:p>
          <text:p text:style-name="P31"><text:span text:style-name="Source_20_Text"><text:span text:style-name="T38">std::tuple&lt;</text:span></text:span><text:span text:style-name="Source_20_Text"><text:span text:style-name="T40">Int</text:span></text:span><text:span text:style-name="Source_20_Text"><text:span text:style-name="T38">,</text:span></text:span><text:span text:style-name="Source_20_Text"><text:span text:style-name="T37"> </text:span></text:span><text:span text:style-name="Source_20_Text"><text:span text:style-name="T36">unsigned</text:span></text:span><text:span text:style-name="Source_20_Text"><text:span text:style-name="T38">,</text:span></text:span><text:span text:style-name="Source_20_Text"><text:span text:style-name="T37"> </text:span></text:span><text:span text:style-name="Source_20_Text"><text:span text:style-name="T36">unsigned</text:span></text:span><text:span text:style-name="Source_20_Text"><text:span text:style-name="T38">&gt;</text:span></text:span></text:p>
          <text:p text:style-name="P31"><text:span text:style-name="Source_20_Text"><text:span text:style-name="T38">civil_from_days(</text:span></text:span><text:span text:style-name="Source_20_Text"><text:span text:style-name="T40">Int</text:span></text:span><text:span text:style-name="Source_20_Text"><text:span text:style-name="T37"> </text:span></text:span><text:span text:style-name="Source_20_Text"><text:span text:style-name="T38">z)</text:span></text:span><text:span text:style-name="Source_20_Text"><text:span text:style-name="T37"> </text:span></text:span><text:span text:style-name="Source_20_Text"><text:span text:style-name="T38">noexcept</text:span></text:span></text:p>
          <text:p text:style-name="P31"><text:span text:style-name="Source_20_Text"><text:span text:style-name="T38">{</text:span></text:span></text:p>
          <text:p text:style-name="P31"><text:span text:style-name="Source_20_Text"><text:span text:style-name="T39"><text:s text:c="4"/></text:span></text:span><text:span text:style-name="Source_20_Text"><text:span text:style-name="T36">static_assert</text:span></text:span><text:span text:style-name="Source_20_Text"><text:span text:style-name="T38">(std::numeric_limits</text:span></text:span><text:span text:style-name="Source_20_Text"><text:span text:style-name="T41">&lt;unsigned&gt;</text:span></text:span><text:span text:style-name="Source_20_Text"><text:span text:style-name="T38">::digits &gt;=</text:span></text:span><text:span text:style-name="Source_20_Text"><text:span text:style-name="T37"> </text:span></text:span><text:span text:style-name="Source_20_Text"><text:span text:style-name="T41">18</text:span></text:span><text:span text:style-name="Source_20_Text"><text:span text:style-name="T38">,</text:span></text:span></text:p>
          <text:p text:style-name="P31"><text:span text:style-name="Source_20_Text"><text:span text:style-name="T39"><text:s text:c="13"/></text:span></text:span><text:span text:style-name="Source_20_Text"><text:span text:style-name="T41">"This algorithm has not been ported to a 16 bit unsigned integer"</text:span></text:span><text:span text:style-name="Source_20_Text"><text:span text:style-name="T38">);</text:span></text:span></text:p>
          <text:p text:style-name="P31"><text:span text:style-name="Source_20_Text"><text:span text:style-name="T39"><text:s text:c="4"/></text:span></text:span><text:span text:style-name="Source_20_Text"><text:span text:style-name="T36">static_assert</text:span></text:span><text:span text:style-name="Source_20_Text"><text:span text:style-name="T38">(std::numeric_limits&lt;</text:span></text:span><text:span text:style-name="Source_20_Text"><text:span text:style-name="T40">Int</text:span></text:span><text:span text:style-name="Source_20_Text"><text:span text:style-name="T38">&gt;::digits &gt;=</text:span></text:span><text:span text:style-name="Source_20_Text"><text:span text:style-name="T37"> </text:span></text:span><text:span text:style-name="Source_20_Text"><text:span text:style-name="T41">20</text:span></text:span><text:span text:style-name="Source_20_Text"><text:span text:style-name="T38">,</text:span></text:span></text:p>
          <text:p text:style-name="P31"><text:span text:style-name="Source_20_Text"><text:span text:style-name="T39"><text:s text:c="13"/></text:span></text:span><text:span text:style-name="Source_20_Text"><text:span text:style-name="T41">"This algorithm has not been ported to a 16 bit signed integer"</text:span></text:span><text:span text:style-name="Source_20_Text"><text:span text:style-name="T38">);</text:span></text:span></text:p>
          <text:p text:style-name="P31"><text:soft-page-break/><text:span text:style-name="Source_20_Text"><text:span text:style-name="T39"><text:s text:c="4"/></text:span></text:span><text:span text:style-name="Source_20_Text"><text:span text:style-name="T38">z +=</text:span></text:span><text:span text:style-name="Source_20_Text"><text:span text:style-name="T37"> </text:span></text:span><text:span text:style-name="Source_20_Text"><text:span text:style-name="T41">719468</text:span></text:span><text:span text:style-name="Source_20_Text"><text:span text:style-name="T38">;</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40">Int</text:span></text:span><text:span text:style-name="Source_20_Text"><text:span text:style-name="T37"> </text:span></text:span><text:span text:style-name="Source_20_Text"><text:span text:style-name="T38">era =</text:span></text:span><text:span text:style-name="Source_20_Text"><text:span text:style-name="T37"> </text:span></text:span><text:span text:style-name="Source_20_Text"><text:span text:style-name="T38">(z &gt;=</text:span></text:span><text:span text:style-name="Source_20_Text"><text:span text:style-name="T37"> </text:span></text:span><text:span text:style-name="Source_20_Text"><text:span text:style-name="T41">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z :</text:span></text:span><text:span text:style-name="Source_20_Text"><text:span text:style-name="T37"> </text:span></text:span><text:span text:style-name="Source_20_Text"><text:span text:style-name="T38">z -</text:span></text:span><text:span text:style-name="Source_20_Text"><text:span text:style-name="T37"> </text:span></text:span><text:span text:style-name="Source_20_Text"><text:span text:style-name="T41">146096</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146097</text:span></text:span><text:span text:style-name="Source_20_Text"><text:span text:style-name="T38">;</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doe =</text:span></text:span><text:span text:style-name="Source_20_Text"><text:span text:style-name="T37"> </text:span></text:span><text:span text:style-name="Source_20_Text"><text:span text:style-name="T36">static_cast</text:span></text:span><text:span text:style-name="Source_20_Text"><text:span text:style-name="T41">&lt;unsigned&gt;</text:span></text:span><text:span text:style-name="Source_20_Text"><text:span text:style-name="T38">(z -</text:span></text:span><text:span text:style-name="Source_20_Text"><text:span text:style-name="T37"> </text:span></text:span><text:span text:style-name="Source_20_Text"><text:span text:style-name="T38">era *</text:span></text:span><text:span text:style-name="Source_20_Text"><text:span text:style-name="T37"> </text:span></text:span><text:span text:style-name="Source_20_Text"><text:span text:style-name="T41">146097</text:span></text:span><text:span text:style-name="Source_20_Text"><text:span text:style-name="T38">);</text:span></text:span><text:span text:style-name="Source_20_Text"><text:span text:style-name="T37"> <text:s text:c="9"/></text:span></text:span><text:span text:style-name="Source_20_Text"><text:span text:style-name="T35">// [0, 146096]</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yoe =</text:span></text:span><text:span text:style-name="Source_20_Text"><text:span text:style-name="T37"> </text:span></text:span><text:span text:style-name="Source_20_Text"><text:span text:style-name="T38">(doe -</text:span></text:span><text:span text:style-name="Source_20_Text"><text:span text:style-name="T37"> </text:span></text:span><text:span text:style-name="Source_20_Text"><text:span text:style-name="T38">doe/</text:span></text:span><text:span text:style-name="Source_20_Text"><text:span text:style-name="T41">146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doe/</text:span></text:span><text:span text:style-name="Source_20_Text"><text:span text:style-name="T41">36524</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doe/</text:span></text:span><text:span text:style-name="Source_20_Text"><text:span text:style-name="T41">146096</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365</text:span></text:span><text:span text:style-name="Source_20_Text"><text:span text:style-name="T38">;</text:span></text:span><text:span text:style-name="Source_20_Text"><text:span text:style-name="T37"> <text:s/></text:span></text:span><text:span text:style-name="Source_20_Text"><text:span text:style-name="T35">// [0, 399]</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40">Int</text:span></text:span><text:span text:style-name="Source_20_Text"><text:span text:style-name="T37"> </text:span></text:span><text:span text:style-name="Source_20_Text"><text:span text:style-name="T38">y =</text:span></text:span><text:span text:style-name="Source_20_Text"><text:span text:style-name="T37"> </text:span></text:span><text:span text:style-name="Source_20_Text"><text:span text:style-name="T36">static_cast</text:span></text:span><text:span text:style-name="Source_20_Text"><text:span text:style-name="T38">&lt;</text:span></text:span><text:span text:style-name="Source_20_Text"><text:span text:style-name="T40">Int</text:span></text:span><text:span text:style-name="Source_20_Text"><text:span text:style-name="T38">&gt;(yoe)</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era *</text:span></text:span><text:span text:style-name="Source_20_Text"><text:span text:style-name="T37"> </text:span></text:span><text:span text:style-name="Source_20_Text"><text:span text:style-name="T41">400</text:span></text:span><text:span text:style-name="Source_20_Text"><text:span text:style-name="T38">;</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doy =</text:span></text:span><text:span text:style-name="Source_20_Text"><text:span text:style-name="T37"> </text:span></text:span><text:span text:style-name="Source_20_Text"><text:span text:style-name="T38">doe -</text:span></text:span><text:span text:style-name="Source_20_Text"><text:span text:style-name="T37"> </text:span></text:span><text:span text:style-name="Source_20_Text"><text:span text:style-name="T38">(</text:span></text:span><text:span text:style-name="Source_20_Text"><text:span text:style-name="T41">365</text:span></text:span><text:span text:style-name="Source_20_Text"><text:span text:style-name="T38">*yoe +</text:span></text:span><text:span text:style-name="Source_20_Text"><text:span text:style-name="T37"> </text:span></text:span><text:span text:style-name="Source_20_Text"><text:span text:style-name="T38">yoe/</text:span></text:span><text:span text:style-name="Source_20_Text"><text:span text:style-name="T41">4</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yoe/</text:span></text:span><text:span text:style-name="Source_20_Text"><text:span text:style-name="T41">100</text:span></text:span><text:span text:style-name="Source_20_Text"><text:span text:style-name="T38">);</text:span></text:span><text:span text:style-name="Source_20_Text"><text:span text:style-name="T37"> <text:s text:c="15"/></text:span></text:span><text:span text:style-name="Source_20_Text"><text:span text:style-name="T35">// [0, 365]</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mp =</text:span></text:span><text:span text:style-name="Source_20_Text"><text:span text:style-name="T37"> </text:span></text:span><text:span text:style-name="Source_20_Text"><text:span text:style-name="T38">(</text:span></text:span><text:span text:style-name="Source_20_Text"><text:span text:style-name="T41">5</text:span></text:span><text:span text:style-name="Source_20_Text"><text:span text:style-name="T38">*doy +</text:span></text:span><text:span text:style-name="Source_20_Text"><text:span text:style-name="T37"> </text:span></text:span><text:span text:style-name="Source_20_Text"><text:span text:style-name="T41">2</text:span></text:span><text:span text:style-name="Source_20_Text"><text:span text:style-name="T38">)/</text:span></text:span><text:span text:style-name="Source_20_Text"><text:span text:style-name="T41">153</text:span></text:span><text:span text:style-name="Source_20_Text"><text:span text:style-name="T38">;</text:span></text:span><text:span text:style-name="Source_20_Text"><text:span text:style-name="T37"> <text:s text:c="34"/></text:span></text:span><text:span text:style-name="Source_20_Text"><text:span text:style-name="T35">// [0, 11]</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d =</text:span></text:span><text:span text:style-name="Source_20_Text"><text:span text:style-name="T37"> </text:span></text:span><text:span text:style-name="Source_20_Text"><text:span text:style-name="T38">doy -</text:span></text:span><text:span text:style-name="Source_20_Text"><text:span text:style-name="T37"> </text:span></text:span><text:span text:style-name="Source_20_Text"><text:span text:style-name="T38">(</text:span></text:span><text:span text:style-name="Source_20_Text"><text:span text:style-name="T41">153</text:span></text:span><text:span text:style-name="Source_20_Text"><text:span text:style-name="T38">*mp+</text:span></text:span><text:span text:style-name="Source_20_Text"><text:span text:style-name="T41">2</text:span></text:span><text:span text:style-name="Source_20_Text"><text:span text:style-name="T38">)/</text:span></text:span><text:span text:style-name="Source_20_Text"><text:span text:style-name="T41">5</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1</text:span></text:span><text:span text:style-name="Source_20_Text"><text:span text:style-name="T38">;</text:span></text:span><text:span text:style-name="Source_20_Text"><text:span text:style-name="T37"> <text:s text:c="28"/></text:span></text:span><text:span text:style-name="Source_20_Text"><text:span text:style-name="T35">// [1, 31]</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unsigned</text:span></text:span><text:span text:style-name="Source_20_Text"><text:span text:style-name="T37"> </text:span></text:span><text:span text:style-name="Source_20_Text"><text:span text:style-name="T38">m =</text:span></text:span><text:span text:style-name="Source_20_Text"><text:span text:style-name="T37"> </text:span></text:span><text:span text:style-name="Source_20_Text"><text:span text:style-name="T38">mp +</text:span></text:span><text:span text:style-name="Source_20_Text"><text:span text:style-name="T37"> </text:span></text:span><text:span text:style-name="Source_20_Text"><text:span text:style-name="T38">(mp &lt;</text:span></text:span><text:span text:style-name="Source_20_Text"><text:span text:style-name="T37"> </text:span></text:span><text:span text:style-name="Source_20_Text"><text:span text:style-name="T41">1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3</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41">9</text:span></text:span><text:span text:style-name="Source_20_Text"><text:span text:style-name="T38">);</text:span></text:span><text:span text:style-name="Source_20_Text"><text:span text:style-name="T37"> <text:s text:c="27"/></text:span></text:span><text:span text:style-name="Source_20_Text"><text:span text:style-name="T35">// [1, 12]</text:span></text:span></text:p>
          <text:p text:style-name="P31"><text:span text:style-name="Source_20_Text"><text:span text:style-name="T39"><text:s text:c="4"/></text:span></text:span><text:span text:style-name="Source_20_Text"><text:span text:style-name="T36">return</text:span></text:span><text:span text:style-name="Source_20_Text"><text:span text:style-name="T37"> </text:span></text:span><text:span text:style-name="Source_20_Text"><text:span text:style-name="T38">std::tuple&lt;</text:span></text:span><text:span text:style-name="Source_20_Text"><text:span text:style-name="T40">Int</text:span></text:span><text:span text:style-name="Source_20_Text"><text:span text:style-name="T38">,</text:span></text:span><text:span text:style-name="Source_20_Text"><text:span text:style-name="T37"> </text:span></text:span><text:span text:style-name="Source_20_Text"><text:span text:style-name="T36">unsigned</text:span></text:span><text:span text:style-name="Source_20_Text"><text:span text:style-name="T38">,</text:span></text:span><text:span text:style-name="Source_20_Text"><text:span text:style-name="T37"> </text:span></text:span><text:span text:style-name="Source_20_Text"><text:span text:style-name="T36">unsigned</text:span></text:span><text:span text:style-name="Source_20_Text"><text:span text:style-name="T38">&gt;(y +</text:span></text:span><text:span text:style-name="Source_20_Text"><text:span text:style-name="T37"> </text:span></text:span><text:span text:style-name="Source_20_Text"><text:span text:style-name="T38">(m &lt;=</text:span></text:span><text:span text:style-name="Source_20_Text"><text:span text:style-name="T37"> </text:span></text:span><text:span text:style-name="Source_20_Text"><text:span text:style-name="T41">2</text:span></text:span><text:span text:style-name="Source_20_Text"><text:span text:style-name="T38">),</text:span></text:span><text:span text:style-name="Source_20_Text"><text:span text:style-name="T37"> </text:span></text:span><text:span text:style-name="Source_20_Text"><text:span text:style-name="T38">m,</text:span></text:span><text:span text:style-name="Source_20_Text"><text:span text:style-name="T37"> </text:span></text:span><text:span text:style-name="Source_20_Text"><text:span text:style-name="T38">d);</text:span></text:span></text:p>
          <text:p text:style-name="P31"><text:span text:style-name="Source_20_Text"><text:span text:style-name="T38">}</text:span></text:span></text:p>
          <text:p text:style-name="P15"><text:span text:style-name="Source_20_Text"><text:span text:style-name="T22">3.</text:span></text:span><text:span text:style-name="T16"> </text:span><text:span text:style-name="Source_20_Text"><text:span text:style-name="T22">weekday_from_days</text:span></text:span><text:span text:style-name="T16">:</text:span></text:p>
          <text:p text:style-name="P31"><text:span text:style-name="Source_20_Text"><text:span text:style-name="T35">// Returns day of week in civil calendar [0, 6] -&gt; [Sun, Sat]</text:span></text:span></text:p>
          <text:p text:style-name="P31"><text:span text:style-name="Source_20_Text"><text:span text:style-name="T35">// Preconditions: <text:s/>z is number of days since 1970-01-01 and is in the range:</text:span></text:span></text:p>
          <text:p text:style-name="P31"><text:span text:style-name="Source_20_Text"><text:span text:style-name="T35">// <text:s text:c="18"/>[numeric_limits&lt;Int&gt;::min(), numeric_limits&lt;Int&gt;::max()-4].</text:span></text:span></text:p>
          <text:p text:style-name="P31"><text:span text:style-name="Source_20_Text"><text:span text:style-name="T36">template</text:span></text:span><text:span text:style-name="Source_20_Text"><text:span text:style-name="T37"> </text:span></text:span><text:span text:style-name="Source_20_Text"><text:span text:style-name="T38">&lt;</text:span></text:span><text:span text:style-name="Source_20_Text"><text:span text:style-name="T36">class</text:span></text:span><text:span text:style-name="Source_20_Text"><text:span text:style-name="T37"> </text:span></text:span><text:span text:style-name="Source_20_Text"><text:span text:style-name="T40">Int</text:span></text:span><text:span text:style-name="Source_20_Text"><text:span text:style-name="T38">&gt;</text:span></text:span></text:p>
          <text:p text:style-name="P31"><text:span text:style-name="Source_20_Text"><text:span text:style-name="T36">constexpr</text:span></text:span></text:p>
          <text:p text:style-name="P31"><text:span text:style-name="Source_20_Text"><text:span text:style-name="T36">unsigned</text:span></text:span></text:p>
          <text:p text:style-name="P31"><text:span text:style-name="Source_20_Text"><text:span text:style-name="T38">weekday_from_days(</text:span></text:span><text:span text:style-name="Source_20_Text"><text:span text:style-name="T40">Int</text:span></text:span><text:span text:style-name="Source_20_Text"><text:span text:style-name="T37"> </text:span></text:span><text:span text:style-name="Source_20_Text"><text:span text:style-name="T38">z)</text:span></text:span><text:span text:style-name="Source_20_Text"><text:span text:style-name="T37"> </text:span></text:span><text:span text:style-name="Source_20_Text"><text:span text:style-name="T38">noexcept</text:span></text:span></text:p>
          <text:p text:style-name="P31"><text:span text:style-name="Source_20_Text"><text:span text:style-name="T38">{</text:span></text:span></text:p>
          <text:p text:style-name="P31"><text:span text:style-name="Source_20_Text"><text:span text:style-name="T39"><text:s text:c="4"/></text:span></text:span><text:span text:style-name="Source_20_Text"><text:span text:style-name="T36">return</text:span></text:span><text:span text:style-name="Source_20_Text"><text:span text:style-name="T37"> </text:span></text:span><text:span text:style-name="Source_20_Text"><text:span text:style-name="T36">static_cast</text:span></text:span><text:span text:style-name="Source_20_Text"><text:span text:style-name="T41">&lt;unsigned&gt;</text:span></text:span><text:span text:style-name="Source_20_Text"><text:span text:style-name="T38">(z &gt;=</text:span></text:span><text:span text:style-name="Source_20_Text"><text:span text:style-name="T37"> </text:span></text:span><text:span text:style-name="Source_20_Text"><text:span text:style-name="T38">-</text:span></text:span><text:span text:style-name="Source_20_Text"><text:span text:style-name="T41">4</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z+</text:span></text:span><text:span text:style-name="Source_20_Text"><text:span text:style-name="T41">4</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7</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z+</text:span></text:span><text:span text:style-name="Source_20_Text"><text:span text:style-name="T41">5</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7</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6</text:span></text:span><text:span text:style-name="Source_20_Text"><text:span text:style-name="T38">);</text:span></text:span></text:p>
          <text:p text:style-name="P31"><text:span text:style-name="Source_20_Text"><text:span text:style-name="T38">}</text:span></text:span></text:p>
          <text:p text:style-name="P15"><text:span text:style-name="T16">These algorithms are written for C++14. If you have C++11, remove the </text:span><text:span text:style-name="Source_20_Text"><text:span text:style-name="T22">constexpr</text:span></text:span><text:span text:style-name="T16">. If you have C++98/03, remove the </text:span><text:span text:style-name="Source_20_Text"><text:span text:style-name="T22">constexpr</text:span></text:span><text:span text:style-name="T16">, the </text:span><text:span text:style-name="Source_20_Text"><text:span text:style-name="T22">noexcept</text:span></text:span><text:span text:style-name="T16">, and the </text:span><text:span text:style-name="Source_20_Text"><text:span text:style-name="T22">static_assert</text:span></text:span><text:span text:style-name="T16">s.</text:span></text:p>
          <text:p text:style-name="P14">Note the lack of iteration in any of these three algorithms.</text:p>
          <text:p text:style-name="P14">They can be used like this:</text:p>
          <text:p text:style-name="P31"><text:span text:style-name="Source_20_Text"><text:span text:style-name="T35">#include</text:span></text:span><text:span text:style-name="Source_20_Text"><text:span text:style-name="T37"> </text:span></text:span><text:span text:style-name="Source_20_Text"><text:span text:style-name="T41">&lt;iostream&gt;</text:span></text:span></text:p>
          <text:p text:style-name="P32"/>
          <text:p text:style-name="P31"><text:span text:style-name="Source_20_Text"><text:span text:style-name="T40">int</text:span></text:span></text:p>
          <text:p text:style-name="P31"><text:span text:style-name="Source_20_Text"><text:span text:style-name="T38">main()</text:span></text:span></text:p>
          <text:p text:style-name="P31"><text:span text:style-name="Source_20_Text"><text:span text:style-name="T38">{</text:span></text:span></text:p>
          <text:p text:style-name="P31"><text:span text:style-name="Source_20_Text"><text:span text:style-name="T39"><text:s text:c="4"/></text:span></text:span><text:span text:style-name="Source_20_Text"><text:span text:style-name="T40">int64_t</text:span></text:span><text:span text:style-name="Source_20_Text"><text:span text:style-name="T37"> </text:span></text:span><text:span text:style-name="Source_20_Text"><text:span text:style-name="T38">z =</text:span></text:span><text:span text:style-name="Source_20_Text"><text:span text:style-name="T37"> </text:span></text:span><text:span text:style-name="Source_20_Text"><text:span text:style-name="T38">days_from_civil(</text:span></text:span><text:span text:style-name="Source_20_Text"><text:span text:style-name="T41">2015LL</text:span></text:span><text:span text:style-name="Source_20_Text"><text:span text:style-name="T38">,</text:span></text:span><text:span text:style-name="Source_20_Text"><text:span text:style-name="T37"> </text:span></text:span><text:span text:style-name="Source_20_Text"><text:span text:style-name="T41">8</text:span></text:span><text:span text:style-name="Source_20_Text"><text:span text:style-name="T38">,</text:span></text:span><text:span text:style-name="Source_20_Text"><text:span text:style-name="T37"> </text:span></text:span><text:span text:style-name="Source_20_Text"><text:span text:style-name="T41">22</text:span></text:span><text:span text:style-name="Source_20_Text"><text:span text:style-name="T38">);</text:span></text:span></text:p>
          <text:p text:style-name="P31"><text:span text:style-name="Source_20_Text"><text:span text:style-name="T39"><text:s text:c="4"/></text:span></text:span><text:span text:style-name="Source_20_Text"><text:span text:style-name="T40">int64_t</text:span></text:span><text:span text:style-name="Source_20_Text"><text:span text:style-name="T37"> </text:span></text:span><text:span text:style-name="Source_20_Text"><text:span text:style-name="T38">ns =</text:span></text:span><text:span text:style-name="Source_20_Text"><text:span text:style-name="T37"> </text:span></text:span><text:span text:style-name="Source_20_Text"><text:span text:style-name="T38">z*</text:span></text:span><text:span text:style-name="Source_20_Text"><text:span text:style-name="T41">86400</text:span></text:span><text:span text:style-name="Source_20_Text"><text:span text:style-name="T38">*</text:span></text:span><text:span text:style-name="Source_20_Text"><text:span text:style-name="T41">1000000000</text:span></text:span><text:span text:style-name="Source_20_Text"><text:span text:style-name="T38">;</text:span></text:span></text:p>
          <text:p text:style-name="P31"><text:span text:style-name="Source_20_Text"><text:span text:style-name="T39"><text:s text:c="4"/></text:span></text:span><text:span text:style-name="Source_20_Text"><text:span text:style-name="T38">std::cout &lt;&lt;</text:span></text:span><text:span text:style-name="Source_20_Text"><text:span text:style-name="T37"> </text:span></text:span><text:span text:style-name="Source_20_Text"><text:span text:style-name="T38">ns &lt;&lt;</text:span></text:span><text:span text:style-name="Source_20_Text"><text:span text:style-name="T37"> </text:span></text:span><text:span text:style-name="Source_20_Text"><text:span text:style-name="T41">'\n'</text:span></text:span><text:span text:style-name="Source_20_Text"><text:span text:style-name="T38">;</text:span></text:span></text:p>
          <text:p text:style-name="P31"><text:span text:style-name="Source_20_Text"><text:span text:style-name="T39"><text:s text:c="4"/></text:span></text:span><text:span text:style-name="Source_20_Text"><text:span text:style-name="T36">const</text:span></text:span><text:span text:style-name="Source_20_Text"><text:span text:style-name="T37"> </text:span></text:span><text:span text:style-name="Source_20_Text"><text:span text:style-name="T36">char</text:span></text:span><text:span text:style-name="Source_20_Text"><text:span text:style-name="T38">*</text:span></text:span><text:span text:style-name="Source_20_Text"><text:span text:style-name="T37"> </text:span></text:span><text:span text:style-name="Source_20_Text"><text:span text:style-name="T38">weekdays[]</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41">"Sun"</text:span></text:span><text:span text:style-name="Source_20_Text"><text:span text:style-name="T38">,</text:span></text:span><text:span text:style-name="Source_20_Text"><text:span text:style-name="T37"> </text:span></text:span><text:span text:style-name="Source_20_Text"><text:span text:style-name="T41">"Mon"</text:span></text:span><text:span text:style-name="Source_20_Text"><text:span text:style-name="T38">,</text:span></text:span><text:span text:style-name="Source_20_Text"><text:span text:style-name="T37"> </text:span></text:span><text:span text:style-name="Source_20_Text"><text:span text:style-name="T41">"Tue"</text:span></text:span><text:span text:style-name="Source_20_Text"><text:span text:style-name="T38">,</text:span></text:span><text:span text:style-name="Source_20_Text"><text:span text:style-name="T37"> </text:span></text:span><text:span text:style-name="Source_20_Text"><text:span text:style-name="T41">"Wed"</text:span></text:span><text:span text:style-name="Source_20_Text"><text:span text:style-name="T38">,</text:span></text:span><text:span text:style-name="Source_20_Text"><text:span text:style-name="T37"> </text:span></text:span><text:span text:style-name="Source_20_Text"><text:span text:style-name="T41">"Thu"</text:span></text:span><text:span text:style-name="Source_20_Text"><text:span text:style-name="T38">,</text:span></text:span><text:span text:style-name="Source_20_Text"><text:span text:style-name="T37"> </text:span></text:span><text:span text:style-name="Source_20_Text"><text:span text:style-name="T41">"Fri"</text:span></text:span><text:span text:style-name="Source_20_Text"><text:span text:style-name="T38">,</text:span></text:span><text:span text:style-name="Source_20_Text"><text:span text:style-name="T37"> </text:span></text:span><text:span text:style-name="Source_20_Text"><text:span text:style-name="T41">"Sat"</text:span></text:span><text:span text:style-name="Source_20_Text"><text:span text:style-name="T38">};</text:span></text:span></text:p>
          <text:p text:style-name="P31"><text:span text:style-name="Source_20_Text"><text:span text:style-name="T39"><text:s text:c="4"/></text:span></text:span><text:span text:style-name="Source_20_Text"><text:span text:style-name="T36">unsigned</text:span></text:span><text:span text:style-name="Source_20_Text"><text:span text:style-name="T37"> </text:span></text:span><text:span text:style-name="Source_20_Text"><text:span text:style-name="T38">wd =</text:span></text:span><text:span text:style-name="Source_20_Text"><text:span text:style-name="T37"> </text:span></text:span><text:span text:style-name="Source_20_Text"><text:span text:style-name="T38">weekday_from_days(z);</text:span></text:span></text:p>
          <text:p text:style-name="P31"><text:span text:style-name="Source_20_Text"><text:span text:style-name="T39"><text:s text:c="4"/></text:span></text:span><text:span text:style-name="Source_20_Text"><text:span text:style-name="T40">int64_t</text:span></text:span><text:span text:style-name="Source_20_Text"><text:span text:style-name="T37"> </text:span></text:span><text:span text:style-name="Source_20_Text"><text:span text:style-name="T38">y;</text:span></text:span></text:p>
          <text:p text:style-name="P31"><text:span text:style-name="Source_20_Text"><text:span text:style-name="T39"><text:s text:c="4"/></text:span></text:span><text:span text:style-name="Source_20_Text"><text:span text:style-name="T36">unsigned</text:span></text:span><text:span text:style-name="Source_20_Text"><text:span text:style-name="T37"> </text:span></text:span><text:span text:style-name="Source_20_Text"><text:span text:style-name="T38">m,</text:span></text:span><text:span text:style-name="Source_20_Text"><text:span text:style-name="T37"> </text:span></text:span><text:span text:style-name="Source_20_Text"><text:span text:style-name="T38">d;</text:span></text:span></text:p>
          <text:p text:style-name="P31"><text:span text:style-name="Source_20_Text"><text:span text:style-name="T39"><text:s text:c="4"/></text:span></text:span><text:span text:style-name="Source_20_Text"><text:span text:style-name="T38">std::tie(y,</text:span></text:span><text:span text:style-name="Source_20_Text"><text:span text:style-name="T37"> </text:span></text:span><text:span text:style-name="Source_20_Text"><text:span text:style-name="T38">m,</text:span></text:span><text:span text:style-name="Source_20_Text"><text:span text:style-name="T37"> </text:span></text:span><text:span text:style-name="Source_20_Text"><text:span text:style-name="T38">d)</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civil_from_days(ns/</text:span></text:span><text:span text:style-name="Source_20_Text"><text:span text:style-name="T41">86400</text:span></text:span><text:span text:style-name="Source_20_Text"><text:span text:style-name="T38">/</text:span></text:span><text:span text:style-name="Source_20_Text"><text:span text:style-name="T41">1000000000</text:span></text:span><text:span text:style-name="Source_20_Text"><text:span text:style-name="T38">);</text:span></text:span></text:p>
          <text:p text:style-name="P31"><text:span text:style-name="Source_20_Text"><text:span text:style-name="T39"><text:s text:c="4"/></text:span></text:span><text:span text:style-name="Source_20_Text"><text:span text:style-name="T38">std::cout &lt;&lt;</text:span></text:span><text:span text:style-name="Source_20_Text"><text:span text:style-name="T37"> </text:span></text:span><text:span text:style-name="Source_20_Text"><text:span text:style-name="T38">y &lt;&lt;</text:span></text:span><text:span text:style-name="Source_20_Text"><text:span text:style-name="T37"> </text:span></text:span><text:span text:style-name="Source_20_Text"><text:span text:style-name="T41">'-'</text:span></text:span><text:span text:style-name="Source_20_Text"><text:span text:style-name="T37"> </text:span></text:span><text:span text:style-name="Source_20_Text"><text:span text:style-name="T38">&lt;&lt;</text:span></text:span><text:span text:style-name="Source_20_Text"><text:span text:style-name="T37"> </text:span></text:span><text:span text:style-name="Source_20_Text"><text:span text:style-name="T38">m &lt;&lt;</text:span></text:span><text:span text:style-name="Source_20_Text"><text:span text:style-name="T37"> </text:span></text:span><text:span text:style-name="Source_20_Text"><text:span text:style-name="T41">'-'</text:span></text:span><text:span text:style-name="Source_20_Text"><text:span text:style-name="T37"> </text:span></text:span><text:span text:style-name="Source_20_Text"><text:span text:style-name="T38">&lt;&lt;</text:span></text:span><text:span text:style-name="Source_20_Text"><text:span text:style-name="T37"> </text:span></text:span><text:span text:style-name="Source_20_Text"><text:span text:style-name="T38">d &lt;&lt;</text:span></text:span><text:span text:style-name="Source_20_Text"><text:span text:style-name="T37"> </text:span></text:span><text:span text:style-name="Source_20_Text"><text:span text:style-name="T41">' '</text:span></text:span><text:span text:style-name="Source_20_Text"><text:span text:style-name="T37"> </text:span></text:span><text:span text:style-name="Source_20_Text"><text:span text:style-name="T38">&lt;&lt;</text:span></text:span><text:span text:style-name="Source_20_Text"><text:span text:style-name="T37"> </text:span></text:span><text:span text:style-name="Source_20_Text"><text:span text:style-name="T38">weekdays[wd]</text:span></text:span><text:span text:style-name="Source_20_Text"><text:span text:style-name="T37"> </text:span></text:span><text:span text:style-name="Source_20_Text"><text:span text:style-name="T38">&lt;&lt;</text:span></text:span><text:span text:style-name="Source_20_Text"><text:span text:style-name="T37"> </text:span></text:span><text:span text:style-name="Source_20_Text"><text:span text:style-name="T41">'\n'</text:span></text:span><text:span text:style-name="Source_20_Text"><text:span text:style-name="T38">;</text:span></text:span></text:p>
          <text:p text:style-name="P31"><text:span text:style-name="Source_20_Text"><text:span text:style-name="T38">}</text:span></text:span></text:p>
          <text:p text:style-name="P14">which outputs:</text:p>
          <text:p text:style-name="P31"><text:span text:style-name="Source_20_Text"><text:span text:style-name="T41">1440201600000000000</text:span></text:span></text:p>
          <text:p text:style-name="P31"><text:span text:style-name="Source_20_Text"><text:span text:style-name="T41">2015</text:span></text:span><text:span text:style-name="Source_20_Text"><text:span text:style-name="T38">-</text:span></text:span><text:span text:style-name="Source_20_Text"><text:span text:style-name="T41">8</text:span></text:span><text:span text:style-name="Source_20_Text"><text:span text:style-name="T38">-</text:span></text:span><text:span text:style-name="Source_20_Text"><text:span text:style-name="T41">22</text:span></text:span><text:span text:style-name="Source_20_Text"><text:span text:style-name="T37"> </text:span></text:span><text:span text:style-name="Source_20_Text"><text:span text:style-name="T40">Sat</text:span></text:span></text:p>
          <text:p text:style-name="P15"><text:soft-page-break/><text:span text:style-name="T16">The algorithms are in the public domain. Use them however you want. The </text:span><text:a xlink:type="simple" xlink:href="http://howardhinnant.github.io/date_algorithms.html" text:style-name="Internet_20_link" text:visited-style-name="Visited_20_Internet_20_Link"><text:span text:style-name="T32">date algorithms paper</text:span></text:a><text:span text:style-name="T16">has several more useful date algorithms if needed (e.g. </text:span><text:span text:style-name="Source_20_Text"><text:span text:style-name="T22">weekday_difference</text:span></text:span><text:span text:style-name="T16"> is both remarkably simple and remarkably useful).</text:span></text:p>
          <text:p text:style-name="P15"><text:span text:style-name="T16">These algorithms are wrapped up in an </text:span><text:a xlink:type="simple" xlink:href="http://howardhinnant.github.io/date/date.html" text:style-name="Internet_20_link" text:visited-style-name="Visited_20_Internet_20_Link"><text:span text:style-name="T32">open source, cross platform, type-safe date library</text:span></text:a><text:span text:style-name="T16"> if needed.</text:span></text:p>
          <text:p text:style-name="P15"><text:span text:style-name="T16">If timezone or leap second support is needed, there exists a </text:span><text:a xlink:type="simple" xlink:href="http://howardhinnant.github.io/date/tz.html" text:style-name="Internet_20_link" text:visited-style-name="Visited_20_Internet_20_Link"><text:span text:style-name="T32">timezone library</text:span></text:a><text:span text:style-name="T16"> built on top of the </text:span><text:a xlink:type="simple" xlink:href="http://howardhinnant.github.io/date/date.html" text:style-name="Internet_20_link" text:visited-style-name="Visited_20_Internet_20_Link"><text:span text:style-name="T32">date library</text:span></text:a><text:span text:style-name="T16">.</text:span></text:p>
          <text:p text:style-name="P15"><text:span text:style-name="Strong_20_Emphasis"><text:span text:style-name="T17">Update: Different local zones in same app</text:span></text:span></text:p>
        </text:section>
      </text:section>
      <text:p text:style-name="P15"><text:span text:style-name="T16">See how to </text:span><text:a xlink:type="simple" xlink:href="http://howardhinnant.github.io/date/tz.html#convert" text:style-name="Internet_20_link" text:visited-style-name="Visited_20_Internet_20_Link"><text:span text:style-name="T32">convert among different time zones</text:span></text:a><text:span text:style-name="T16">.</text:span></text:p>
      <text:p text:style-name="P15"><text:span text:style-name="Strong_20_Emphasis"><text:span text:style-name="T17">Update:</text:span></text:span><text:span text:style-name="T16"> Are there any pitfalls to ignoring leap seconds when doing date calculations in this manner?</text:span></text:p>
      <text:p text:style-name="P14">This is a good question from the comments below.</text:p>
      <text:p text:style-name="P15"><text:span text:style-name="Emphasis"><text:span text:style-name="T18">Answer:</text:span></text:span><text:span text:style-name="T16"> There are some pitfalls. And there are some benefits. It is good to know what they both are.</text:span></text:p>
      <text:p text:style-name="P15"><text:span text:style-name="T16">Almost every source of time from an OS is based on </text:span><text:a xlink:type="simple" xlink:href="https://en.wikipedia.org/wiki/Unix_time" text:style-name="Internet_20_link" text:visited-style-name="Visited_20_Internet_20_Link"><text:span text:style-name="T32">Unix Time</text:span></text:a><text:span text:style-name="T16">. </text:span><text:a xlink:type="simple" xlink:href="https://en.wikipedia.org/wiki/Unix_time" text:style-name="Internet_20_link" text:visited-style-name="Visited_20_Internet_20_Link"><text:span text:style-name="T32">Unix Time</text:span></text:a><text:span text:style-name="T16"> is a count of time since 1970-01-01 </text:span><text:span text:style-name="Emphasis"><text:span text:style-name="T18">excluding</text:span></text:span><text:span text:style-name="T16"> leap seconds. This includes functions like the C </text:span><text:span text:style-name="Source_20_Text"><text:span text:style-name="T22">time(nullptr)</text:span></text:span><text:span text:style-name="T16"> and the C++ </text:span><text:span text:style-name="Source_20_Text"><text:span text:style-name="T22">std::chrono::system_clock::now()</text:span></text:span><text:span text:style-name="T16">, as well as the POSIX </text:span><text:span text:style-name="Source_20_Text"><text:span text:style-name="T22">gettimeofday</text:span></text:span><text:span text:style-name="T16"> and </text:span><text:span text:style-name="Source_20_Text"><text:span text:style-name="T22">clock_gettime</text:span></text:span><text:span text:style-name="T16">. This is not a fact specified by the standard (except it is specified by POSIX), but it is the de facto standard.</text:span></text:p>
      <text:p text:style-name="P15"><text:span text:style-name="T16">So if your source of seconds (nanoseconds, whatever) neglects leap seconds, it is exactly correct to ignore leap seconds when converting to field types such as </text:span><text:span text:style-name="Source_20_Text"><text:span text:style-name="T22">{year, month, day, hours, minutes, seconds, nanoseconds}</text:span></text:span><text:span text:style-name="T16">. In fact to take leap seconds into account in such a context would actually </text:span><text:span text:style-name="Emphasis"><text:span text:style-name="T18">introduce</text:span></text:span><text:span text:style-name="T16"> errors.</text:span></text:p>
      <text:p text:style-name="P15"><text:span text:style-name="T16">So it is good to know your source of time, and especially to know if it also neglects leap seconds as </text:span><text:a xlink:type="simple" xlink:href="https://en.wikipedia.org/wiki/Unix_time" text:style-name="Internet_20_link" text:visited-style-name="Visited_20_Internet_20_Link"><text:span text:style-name="T32">Unix Time</text:span></text:a><text:span text:style-name="T16"> does.</text:span></text:p>
      <text:p text:style-name="P15"><text:span text:style-name="T16">If your source of time </text:span><text:span text:style-name="Emphasis"><text:span text:style-name="T18">does not</text:span></text:span><text:span text:style-name="T16"> neglect leap seconds, you can </text:span><text:span text:style-name="Emphasis"><text:span text:style-name="T18">still</text:span></text:span><text:span text:style-name="T16"> get the correct answer down to the second. You just need to know the set of leap seconds that have been inserted. </text:span><text:a xlink:type="simple" xlink:href="https://en.wikipedia.org/wiki/Leap_second" text:style-name="Internet_20_link" text:visited-style-name="Visited_20_Internet_20_Link"><text:span text:style-name="T32">Here is the current list</text:span></text:a><text:span text:style-name="T16">.</text:span></text:p>
      <text:p text:style-name="P15"><text:span text:style-name="T16">For example if you get a count of seconds since 1970-01-01 00:00:00 UTC which </text:span><text:span text:style-name="Emphasis"><text:span text:style-name="T18">includes</text:span></text:span><text:span text:style-name="T16"> leap seconds and you know that this represents "now" (which is currently 2016-09-26), the current number of leap seconds inserted between now and 1970-01-01 is 26. So you could subtract 26 from your count, and </text:span><text:span text:style-name="Emphasis"><text:span text:style-name="T18">then</text:span></text:span><text:span text:style-name="T16"> follow these algorithms, getting the exact result.</text:span></text:p>
      <text:p text:style-name="P15"><text:a xlink:type="simple" xlink:href="https://howardhinnant.github.io/date/tz.html" text:style-name="Internet_20_link" text:visited-style-name="Visited_20_Internet_20_Link"><text:span text:style-name="T32">This library</text:span></text:a><text:span text:style-name="T16"> can automate leap-second-aware computations for you. For example to get the number of seconds between 2016-09-26 00:00:00 UTC and 1970-01-01 00:00:00 UTC </text:span><text:span text:style-name="Emphasis"><text:span text:style-name="T18">including</text:span></text:span><text:span text:style-name="T16"> leap seconds, you could do this:</text:span></text:p>
      <text:p text:style-name="P31"><text:span text:style-name="Source_20_Text"><text:span text:style-name="T35">#include</text:span></text:span><text:span text:style-name="Source_20_Text"><text:span text:style-name="T37"> </text:span></text:span><text:span text:style-name="Source_20_Text"><text:span text:style-name="T41">"date/tz.h"</text:span></text:span></text:p>
      <text:p text:style-name="P31"><text:span text:style-name="Source_20_Text"><text:span text:style-name="T35">#include</text:span></text:span><text:span text:style-name="Source_20_Text"><text:span text:style-name="T37"> </text:span></text:span><text:span text:style-name="Source_20_Text"><text:span text:style-name="T41">&lt;iostream&gt;</text:span></text:span></text:p>
      <text:p text:style-name="P32"/>
      <text:p text:style-name="P31"><text:span text:style-name="Source_20_Text"><text:span text:style-name="T40">int</text:span></text:span></text:p>
      <text:p text:style-name="P31"><text:soft-page-break/><text:span text:style-name="Source_20_Text"><text:span text:style-name="T38">main()</text:span></text:span></text:p>
      <text:p text:style-name="P31"><text:span text:style-name="Source_20_Text"><text:span text:style-name="T38">{</text:span></text:span></text:p>
      <text:p text:style-name="P31"><text:span text:style-name="Source_20_Text"><text:span text:style-name="T39"><text:s text:c="4"/></text:span></text:span><text:span text:style-name="Source_20_Text"><text:span text:style-name="T36">using</text:span></text:span><text:span text:style-name="Source_20_Text"><text:span text:style-name="T37"> </text:span></text:span><text:span text:style-name="Source_20_Text"><text:span text:style-name="T36">namespace</text:span></text:span><text:span text:style-name="Source_20_Text"><text:span text:style-name="T37"> </text:span></text:span><text:span text:style-name="Source_20_Text"><text:span text:style-name="T38">date;</text:span></text:span></text:p>
      <text:p text:style-name="P31"><text:span text:style-name="Source_20_Text"><text:span text:style-name="T39"><text:s text:c="4"/></text:span></text:span><text:span text:style-name="Source_20_Text"><text:span text:style-name="T36">auto</text:span></text:span><text:span text:style-name="Source_20_Text"><text:span text:style-name="T37"> </text:span></text:span><text:span text:style-name="Source_20_Text"><text:span text:style-name="T38">now <text:s/>=</text:span></text:span><text:span text:style-name="Source_20_Text"><text:span text:style-name="T37"> </text:span></text:span><text:span text:style-name="Source_20_Text"><text:span text:style-name="T38">clock_cast</text:span></text:span><text:span text:style-name="Source_20_Text"><text:span text:style-name="T41">&lt;utc_clock&gt;</text:span></text:span><text:span text:style-name="Source_20_Text"><text:span text:style-name="T38">(sys_days{</text:span></text:span><text:span text:style-name="Source_20_Text"><text:span text:style-name="T41">2016</text:span></text:span><text:span text:style-name="Source_20_Text"><text:span text:style-name="T38">_y/</text:span></text:span><text:span text:style-name="Source_20_Text"><text:span text:style-name="T40">September</text:span></text:span><text:span text:style-name="Source_20_Text"><text:span text:style-name="T38">/</text:span></text:span><text:span text:style-name="Source_20_Text"><text:span text:style-name="T41">26</text:span></text:span><text:span text:style-name="Source_20_Text"><text:span text:style-name="T38">});</text:span></text:span></text:p>
      <text:p text:style-name="P31"><text:span text:style-name="Source_20_Text"><text:span text:style-name="T39"><text:s text:c="4"/></text:span></text:span><text:span text:style-name="Source_20_Text"><text:span text:style-name="T36">auto</text:span></text:span><text:span text:style-name="Source_20_Text"><text:span text:style-name="T37"> </text:span></text:span><text:span text:style-name="Source_20_Text"><text:span text:style-name="T38">then =</text:span></text:span><text:span text:style-name="Source_20_Text"><text:span text:style-name="T37"> </text:span></text:span><text:span text:style-name="Source_20_Text"><text:span text:style-name="T38">clock_cast</text:span></text:span><text:span text:style-name="Source_20_Text"><text:span text:style-name="T41">&lt;utc_clock&gt;</text:span></text:span><text:span text:style-name="Source_20_Text"><text:span text:style-name="T38">(sys_days{</text:span></text:span><text:span text:style-name="Source_20_Text"><text:span text:style-name="T41">1970</text:span></text:span><text:span text:style-name="Source_20_Text"><text:span text:style-name="T38">_y/</text:span></text:span><text:span text:style-name="Source_20_Text"><text:span text:style-name="T40">January</text:span></text:span><text:span text:style-name="Source_20_Text"><text:span text:style-name="T38">/</text:span></text:span><text:span text:style-name="Source_20_Text"><text:span text:style-name="T41">1</text:span></text:span><text:span text:style-name="Source_20_Text"><text:span text:style-name="T38">});</text:span></text:span></text:p>
      <text:p text:style-name="P31"><text:span text:style-name="Source_20_Text"><text:span text:style-name="T39"><text:s text:c="4"/></text:span></text:span><text:span text:style-name="Source_20_Text"><text:span text:style-name="T38">std::cout &lt;&lt;</text:span></text:span><text:span text:style-name="Source_20_Text"><text:span text:style-name="T37"> </text:span></text:span><text:span text:style-name="Source_20_Text"><text:span text:style-name="T38">now -</text:span></text:span><text:span text:style-name="Source_20_Text"><text:span text:style-name="T37"> </text:span></text:span><text:span text:style-name="Source_20_Text"><text:span text:style-name="T38">then &lt;&lt;</text:span></text:span><text:span text:style-name="Source_20_Text"><text:span text:style-name="T37"> </text:span></text:span><text:span text:style-name="Source_20_Text"><text:span text:style-name="T41">'\n'</text:span></text:span><text:span text:style-name="Source_20_Text"><text:span text:style-name="T38">;</text:span></text:span></text:p>
      <text:p text:style-name="P31"><text:span text:style-name="Source_20_Text"><text:span text:style-name="T38">}</text:span></text:span></text:p>
      <text:p text:style-name="P14">which outputs:</text:p>
      <text:p text:style-name="P31"><text:span text:style-name="Source_20_Text"><text:span text:style-name="T41">1474848026s</text:span></text:span></text:p>
      <text:p text:style-name="P15"><text:span text:style-name="T16">Neglecting leap seconds (</text:span><text:a xlink:type="simple" xlink:href="https://en.wikipedia.org/wiki/Unix_time" text:style-name="Internet_20_link" text:visited-style-name="Visited_20_Internet_20_Link"><text:span text:style-name="T32">Unix Time</text:span></text:a><text:span text:style-name="T16">) looks like:</text:span></text:p>
      <text:p text:style-name="P31"><text:span text:style-name="Source_20_Text"><text:span text:style-name="T35">#include</text:span></text:span><text:span text:style-name="Source_20_Text"><text:span text:style-name="T37"> </text:span></text:span><text:span text:style-name="Source_20_Text"><text:span text:style-name="T41">"date/date.h"</text:span></text:span></text:p>
      <text:p text:style-name="P31"><text:span text:style-name="Source_20_Text"><text:span text:style-name="T35">#include</text:span></text:span><text:span text:style-name="Source_20_Text"><text:span text:style-name="T37"> </text:span></text:span><text:span text:style-name="Source_20_Text"><text:span text:style-name="T41">&lt;iostream&gt;</text:span></text:span></text:p>
      <text:p text:style-name="P32"/>
      <text:p text:style-name="P31"><text:span text:style-name="Source_20_Text"><text:span text:style-name="T40">int</text:span></text:span></text:p>
      <text:p text:style-name="P31"><text:span text:style-name="Source_20_Text"><text:span text:style-name="T38">main()</text:span></text:span></text:p>
      <text:p text:style-name="P31"><text:span text:style-name="Source_20_Text"><text:span text:style-name="T38">{</text:span></text:span></text:p>
      <text:p text:style-name="P31"><text:span text:style-name="Source_20_Text"><text:span text:style-name="T39"><text:s text:c="4"/></text:span></text:span><text:span text:style-name="Source_20_Text"><text:span text:style-name="T36">using</text:span></text:span><text:span text:style-name="Source_20_Text"><text:span text:style-name="T37"> </text:span></text:span><text:span text:style-name="Source_20_Text"><text:span text:style-name="T36">namespace</text:span></text:span><text:span text:style-name="Source_20_Text"><text:span text:style-name="T37"> </text:span></text:span><text:span text:style-name="Source_20_Text"><text:span text:style-name="T38">date;</text:span></text:span></text:p>
      <text:p text:style-name="P31"><text:span text:style-name="Source_20_Text"><text:span text:style-name="T39"><text:s text:c="4"/></text:span></text:span><text:span text:style-name="Source_20_Text"><text:span text:style-name="T36">using</text:span></text:span><text:span text:style-name="Source_20_Text"><text:span text:style-name="T37"> </text:span></text:span><text:span text:style-name="Source_20_Text"><text:span text:style-name="T36">namespace</text:span></text:span><text:span text:style-name="Source_20_Text"><text:span text:style-name="T37"> </text:span></text:span><text:span text:style-name="Source_20_Text"><text:span text:style-name="T38">std::chrono_literals;</text:span></text:span></text:p>
      <text:p text:style-name="P31"><text:span text:style-name="Source_20_Text"><text:span text:style-name="T39"><text:s text:c="4"/></text:span></text:span><text:span text:style-name="Source_20_Text"><text:span text:style-name="T36">auto</text:span></text:span><text:span text:style-name="Source_20_Text"><text:span text:style-name="T37"> </text:span></text:span><text:span text:style-name="Source_20_Text"><text:span text:style-name="T38">now <text:s/>=</text:span></text:span><text:span text:style-name="Source_20_Text"><text:span text:style-name="T37"> </text:span></text:span><text:span text:style-name="Source_20_Text"><text:span text:style-name="T38">sys_days{</text:span></text:span><text:span text:style-name="Source_20_Text"><text:span text:style-name="T41">2016</text:span></text:span><text:span text:style-name="Source_20_Text"><text:span text:style-name="T38">_y/</text:span></text:span><text:span text:style-name="Source_20_Text"><text:span text:style-name="T40">September</text:span></text:span><text:span text:style-name="Source_20_Text"><text:span text:style-name="T38">/</text:span></text:span><text:span text:style-name="Source_20_Text"><text:span text:style-name="T41">26</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0s</text:span></text:span><text:span text:style-name="Source_20_Text"><text:span text:style-name="T38">;</text:span></text:span></text:p>
      <text:p text:style-name="P31"><text:span text:style-name="Source_20_Text"><text:span text:style-name="T39"><text:s text:c="4"/></text:span></text:span><text:span text:style-name="Source_20_Text"><text:span text:style-name="T36">auto</text:span></text:span><text:span text:style-name="Source_20_Text"><text:span text:style-name="T37"> </text:span></text:span><text:span text:style-name="Source_20_Text"><text:span text:style-name="T38">then =</text:span></text:span><text:span text:style-name="Source_20_Text"><text:span text:style-name="T37"> </text:span></text:span><text:span text:style-name="Source_20_Text"><text:span text:style-name="T38">sys_days{</text:span></text:span><text:span text:style-name="Source_20_Text"><text:span text:style-name="T41">1970</text:span></text:span><text:span text:style-name="Source_20_Text"><text:span text:style-name="T38">_y/</text:span></text:span><text:span text:style-name="Source_20_Text"><text:span text:style-name="T40">January</text:span></text:span><text:span text:style-name="Source_20_Text"><text:span text:style-name="T38">/</text:span></text:span><text:span text:style-name="Source_20_Text"><text:span text:style-name="T41">1</text:span></text:span><text:span text:style-name="Source_20_Text"><text:span text:style-name="T38">};</text:span></text:span></text:p>
      <text:p text:style-name="P31"><text:span text:style-name="Source_20_Text"><text:span text:style-name="T39"><text:s text:c="4"/></text:span></text:span><text:span text:style-name="Source_20_Text"><text:span text:style-name="T38">std::cout &lt;&lt;</text:span></text:span><text:span text:style-name="Source_20_Text"><text:span text:style-name="T37"> </text:span></text:span><text:span text:style-name="Source_20_Text"><text:span text:style-name="T38">now -</text:span></text:span><text:span text:style-name="Source_20_Text"><text:span text:style-name="T37"> </text:span></text:span><text:span text:style-name="Source_20_Text"><text:span text:style-name="T38">then &lt;&lt;</text:span></text:span><text:span text:style-name="Source_20_Text"><text:span text:style-name="T37"> </text:span></text:span><text:span text:style-name="Source_20_Text"><text:span text:style-name="T41">'\n'</text:span></text:span><text:span text:style-name="Source_20_Text"><text:span text:style-name="T38">;</text:span></text:span></text:p>
      <text:p text:style-name="P31"><text:span text:style-name="Source_20_Text"><text:span text:style-name="T38">}</text:span></text:span></text:p>
      <text:p text:style-name="P14">which outputs:</text:p>
      <text:p text:style-name="P31"><text:span text:style-name="Source_20_Text"><text:span text:style-name="T41">1474848000s</text:span></text:span></text:p>
      <text:p text:style-name="P15"><text:span text:style-name="T16">For a difference of </text:span><text:span text:style-name="Source_20_Text"><text:span text:style-name="T22">26s</text:span></text:span><text:span text:style-name="T16">.</text:span></text:p>
      <text:p text:style-name="P16"><text:span text:style-name="T16">This upcoming New Years (2017-01-01) we will insert the 27</text:span><text:span text:style-name="Emphasis"><text:span text:style-name="T19">th</text:span></text:span><text:span text:style-name="T16"> leap second.</text:span></text:p>
      <text:p text:style-name="P14">Between 1958-01-01 and 1970-01-01 10 "leap seconds" were inserted, but in units smaller than a second, and not just at the end of Dec or Jun. Documentation on exactly how much time was inserted and exactly when is sketchy, and I have not been able to track down a reliable source.</text:p>
      <text:p text:style-name="P14">Atomic time keeping services began experimentally in 1955, and the first atomic-based international time standard TAI has an epoch of 1958-01-01 00:00:00 GMT (what is now UTC). Prior to that the best we had was quartz-based clocks which were not accurate enough to worry about leap seconds.</text:p>
      <text:p text:style-name="P6"><text:bookmark text:name="link-post-32158604"/><text:a xlink:type="simple" xlink:href="https://stackoverflow.com/a/32158604" text:style-name="Internet_20_link" text:visited-style-name="Visited_20_Internet_20_Link">share</text:a><text:a xlink:type="simple" xlink:href="https://stackoverflow.com/posts/32158604/edit" text:style-name="Internet_20_link" text:visited-style-name="Visited_20_Internet_20_Link">improve this answer</text:a></text:p>
      <text:p text:style-name="P6"><text:a xlink:type="simple" xlink:href="https://stackoverflow.com/posts/32158604/revisions" text:style-name="Internet_20_link" text:visited-style-name="Visited_20_Internet_20_Link"><text:span text:style-name="T25">edited Oct 18 '18 at 21:43</text:span></text:a></text:p>
      <text:p text:style-name="P4"><draw:frame draw:style-name="fr1" draw:name="Frame3" text:anchor-type="paragraph" svg:width="0.847cm" draw:z-index="4"><draw:text-box fo:min-height="0.847cm"><text:p text:style-name="Text_20_body"/></draw:text-box></draw:frame>answered <text:span text:style-name="T1">Aug 22 '15 at 16:57</text:span></text:p>
      <text:p text:style-name="P23"><draw:frame draw:style-name="fr1" draw:name="Frame4" text:anchor-type="paragraph" svg:width="0.847cm" draw:z-index="5"><draw:text-box fo:min-height="0.847cm"><text:p text:style-name="P2"><draw:a xlink:type="simple" xlink:href="https://stackoverflow.com/users/576911/howard-hinnant"><draw:frame draw:style-name="fr2" draw:name="Image3" text:anchor-type="as-char" svg:width="0.9cm" svg:height="0.9cm" draw:z-index="6"><draw:image xlink:href="Pictures/10000000000000200000002056FE2AF6E1A995E1.jpg" xlink:type="simple" xlink:show="embed" xlink:actuate="onLoad" loext:mime-type="image/jpeg"/></draw:frame></draw:a></text:p></draw:text-box></draw:frame><text:a xlink:type="simple" xlink:href="https://stackoverflow.com/users/576911/howard-hinnant" text:style-name="Internet_20_link" text:visited-style-name="Visited_20_Internet_20_Link"><text:span text:style-name="T26">Howard Hinnant</text:span></text:a></text:p>
      <text:p text:style-name="P24"><text:span text:style-name="T44">141k</text:span><text:span text:style-name="T43">27306434</text:span></text:p>
      <text:section text:style-name="Sect1" text:name="comments-32158604">
        <text:list xml:id="list619090856" text:style-name="L2">
          <text:list-item>
            <text:p text:style-name="P11"><text:bookmark text:name="comment-52780389"/>1</text:p>
            <text:p text:style-name="P21"><text:span text:style-name="T20">Your time zone library is a remarkable work. I was looking for something equivalent for C. I planed to use </text:span><text:span text:style-name="Source_20_Text"><text:span text:style-name="T22">clock_gettime(CLOCK_TAI,...)</text:span></text:span><text:span text:style-name="T20"> which removes the leap second ambiguity and jump back of </text:span><text:span text:style-name="Source_20_Text"><text:span text:style-name="T22">CLOCK_REALTIME</text:span></text:span><text:span text:style-name="T20">. But then I need to access the time zone database w</text:span><text:span text:style-name="T21">h</text:span><text:span text:style-name="T20">ich is nicely self documented. I'm working on this time representation </text:span><text:a xlink:type="simple" xlink:href="https://github.com/chmike/timez" text:style-name="Internet_20_link" text:visited-style-name="Visited_20_Internet_20_Link"><text:span text:style-name="T33">github.com/chmike/timez</text:span></text:a><text:span text:style-name="T20">. Your code will be a huge help. Does chrono also provide </text:span><text:soft-page-break/><text:span text:style-name="T20">TAI time reference ? Do you use TAI time reference ? Note that on web forums, people may want to use different local time in the same app.</text:span><text:span text:style-name="T14"> – </text:span><text:a xlink:type="simple" xlink:href="https://stackoverflow.com/users/75517/chmike" text:style-name="Internet_20_link" text:visited-style-name="Visited_20_Internet_20_Link"><text:span text:style-name="T26">chmike</text:span></text:a><text:span text:style-name="T14"> </text:span><text:a xlink:type="simple" xlink:href="https://stackoverflow.com/questions/7960318/math-to-convert-seconds-since-1970-into-date-and-vice-versa#comment52780389_32158604" text:style-name="Internet_20_link" text:visited-style-name="Visited_20_Internet_20_Link"><text:span text:style-name="T31">Sep 8 '15 at 13:31</text:span></text:a></text:p>
          </text:list-item>
          <text:list-item>
            <text:p text:style-name="P21"><text:bookmark text:name="comment-52782873"/><text:span text:style-name="T20">@chmike: I've updated my answer to address both of your points. Thanks!</text:span><text:span text:style-name="T14"> – </text:span><text:a xlink:type="simple" xlink:href="https://stackoverflow.com/users/576911/howard-hinnant" text:style-name="Internet_20_link" text:visited-style-name="Visited_20_Internet_20_Link"><text:span text:style-name="T26">Howard Hinnant</text:span></text:a><text:span text:style-name="T14"> </text:span><text:a xlink:type="simple" xlink:href="https://stackoverflow.com/questions/7960318/math-to-convert-seconds-since-1970-into-date-and-vice-versa#comment52782873_32158604" text:style-name="Internet_20_link" text:visited-style-name="Visited_20_Internet_20_Link"><text:span text:style-name="T31">Sep 8 '15 at 14:29</text:span></text:a></text:p>
          </text:list-item>
          <text:list-item>
            <text:p text:style-name="P21"><text:bookmark text:name="comment-52812591"/><text:span text:style-name="T20">I would need a little help to understand your code for the TAI update because I'm not very familiar with the C++ chrono library. In fact I'm already confused by the 26s difference between the unix time and utc time. Reading </text:span><text:a xlink:type="simple" xlink:href="https://en.wikipedia.org/wiki/Unix_time" text:style-name="Internet_20_link" text:visited-style-name="Visited_20_Internet_20_Link"><text:span text:style-name="T33">en.wikipedia.org/wiki/Unix_time</text:span></text:a><text:span text:style-name="T20"> (n'th time), the table showing the crossing of a leap second is confusing. As I understand it, TAI is based on a count of seconds without leap second addition. UTC has a leap second added while the Unix time has a leap second subtracted relative to TAI ?! How does the respective second counts evolve when a leap second is inserted ?</text:span><text:span text:style-name="T14"> – </text:span><text:a xlink:type="simple" xlink:href="https://stackoverflow.com/users/75517/chmike" text:style-name="Internet_20_link" text:visited-style-name="Visited_20_Internet_20_Link"><text:span text:style-name="T26">chmike</text:span></text:a><text:span text:style-name="T14"> </text:span><text:a xlink:type="simple" xlink:href="https://stackoverflow.com/questions/7960318/math-to-convert-seconds-since-1970-into-date-and-vice-versa#comment52812591_32158604" text:style-name="Internet_20_link" text:visited-style-name="Visited_20_Internet_20_Link"><text:span text:style-name="T31">Sep 9 '15 at 9:32</text:span></text:a><text:span text:style-name="T14"> </text:span></text:p>
          </text:list-item>
          <text:list-item>
            <text:p text:style-name="P21"><text:bookmark text:name="comment-52825627"/><text:span text:style-name="T20">@chmike: You're right. I've removed my too-quickly-cobbled-together </text:span><text:span text:style-name="Source_20_Text"><text:span text:style-name="T22">tai_clock</text:span></text:span><text:span text:style-name="T20">. No matter how small the software project, if you rush it, you'll mess it up... :-)</text:span><text:span text:style-name="T14"> – </text:span><text:a xlink:type="simple" xlink:href="https://stackoverflow.com/users/576911/howard-hinnant" text:style-name="Internet_20_link" text:visited-style-name="Visited_20_Internet_20_Link"><text:span text:style-name="T26">Howard Hinnant</text:span></text:a><text:span text:style-name="T14"> </text:span><text:a xlink:type="simple" xlink:href="https://stackoverflow.com/questions/7960318/math-to-convert-seconds-since-1970-into-date-and-vice-versa#comment52825627_32158604" text:style-name="Internet_20_link" text:visited-style-name="Visited_20_Internet_20_Link"><text:span text:style-name="T31">Sep 9 '15 at 14:33</text:span></text:a></text:p>
          </text:list-item>
          <text:list-item>
            <text:p text:style-name="P21"><text:bookmark text:name="comment-52869465"/><text:span text:style-name="T20">After thinking a night on it, I now think that the second count elapsed since the Unix time epoch is the same for UTC ant TAI. So the only mistake I assume there was in your code is the 10s leap second subtraction. Beside this I'm curious how std::chrono handles leap seconds because there is an ambiguity at that moment with the Unix/system time when it converts system time into UTC time.</text:span><text:span text:style-name="T14"> – </text:span><text:a xlink:type="simple" xlink:href="https://stackoverflow.com/users/75517/chmike" text:style-name="Internet_20_link" text:visited-style-name="Visited_20_Internet_20_Link"><text:span text:style-name="T26">chmike</text:span></text:a><text:span text:style-name="T14"> </text:span><text:a xlink:type="simple" xlink:href="https://stackoverflow.com/questions/7960318/math-to-convert-seconds-since-1970-into-date-and-vice-versa#comment52869465_32158604" text:style-name="Internet_20_link" text:visited-style-name="Visited_20_Internet_20_Link"><text:span text:style-name="T31">Sep 10 '15 at 14:48</text:span></text:a><text:span text:style-name="T14"> </text:span></text:p>
          </text:list-item>
          <text:list-item>
            <text:p text:style-name="P21"><text:bookmark text:name="comment-52872444"/><text:span text:style-name="T20">Right, but to really fill a </text:span><text:span text:style-name="Source_20_Text"><text:span text:style-name="T22">tai_clock</text:span></text:span><text:span text:style-name="T20"> out nicely it needs functionality to correctly convert to </text:span><text:span text:style-name="Source_20_Text"><text:span text:style-name="T22">y/md h:ms:s</text:span></text:span><text:span text:style-name="T20">field types with the expected difference from UTC.</text:span><text:span text:style-name="T14"> – </text:span><text:a xlink:type="simple" xlink:href="https://stackoverflow.com/users/576911/howard-hinnant" text:style-name="Internet_20_link" text:visited-style-name="Visited_20_Internet_20_Link"><text:span text:style-name="T26">Howard Hinnant</text:span></text:a><text:span text:style-name="T14"> </text:span><text:a xlink:type="simple" xlink:href="https://stackoverflow.com/questions/7960318/math-to-convert-seconds-since-1970-into-date-and-vice-versa#comment52872444_32158604" text:style-name="Internet_20_link" text:visited-style-name="Visited_20_Internet_20_Link"><text:span text:style-name="T31">Sep 10 '15 at 16:02</text:span></text:a></text:p>
          </text:list-item>
          <text:list-item>
            <text:p text:style-name="P13"><text:bookmark text:name="comment-52872628"/>1</text:p>
            <text:p text:style-name="P21"><text:span text:style-name="Source_20_Text"><text:span text:style-name="T22">std::chrono</text:span></text:span><text:span text:style-name="T20"> does not address leap seconds. Officially, the epochs of all the std::chrono::clocks is left unspecified. Unofficially, every implementation of </text:span><text:span text:style-name="Source_20_Text"><text:span text:style-name="T22">std::chrono::system_clock</text:span></text:span><text:span text:style-name="T20"> implements Unix Time: i.e. a count of non-leap-seconds since 1970-01-01 UTC. My tz.h IANA parser that I've written on top of </text:span><text:span text:style-name="Source_20_Text"><text:span text:style-name="T22">std::chrono</text:span></text:span><text:span text:style-name="T20"> simply adds/subtracts the proper number of leap seconds from a </text:span><text:span text:style-name="Source_20_Text"><text:span text:style-name="T22">std::chrono::system_clock::time_point</text:span></text:span><text:span text:style-name="T20">. Source code: </text:span><text:a xlink:type="simple" xlink:href="https://github.com/HowardHinnant/date/blob/master/tz.h#L598-L658" text:style-name="Internet_20_link" text:visited-style-name="Visited_20_Internet_20_Link"><text:span text:style-name="T33">github.com/HowardHinnant/date/blob/master/tz.h#L598-L658</text:span></text:a><text:span text:style-name="T14"> – </text:span><text:a xlink:type="simple" xlink:href="https://stackoverflow.com/users/576911/howard-hinnant" text:style-name="Internet_20_link" text:visited-style-name="Visited_20_Internet_20_Link"><text:span text:style-name="T26">Howard Hinnant</text:span></text:a><text:span text:style-name="T14"> </text:span><text:a xlink:type="simple" xlink:href="https://stackoverflow.com/questions/7960318/math-to-convert-seconds-since-1970-into-date-and-vice-versa#comment52872628_32158604" text:style-name="Internet_20_link" text:visited-style-name="Visited_20_Internet_20_Link"><text:span text:style-name="T31">Sep 10 '15 at 16:07</text:span></text:a></text:p>
          </text:list-item>
          <text:list-item>
            <text:p text:style-name="P13"><text:bookmark text:name="comment-62859019"/>1</text:p>
            <text:p text:style-name="P21"><text:span text:style-name="T20">@chmike: Fwiw, I finally got around to writing, documenting, testing </text:span><text:span text:style-name="Source_20_Text"><text:span text:style-name="T22">tai_clock</text:span></text:span><text:span text:style-name="T20">: </text:span><text:a xlink:type="simple" xlink:href="http://howardhinnant.github.io/date/tz.html#tai_clock" text:style-name="Internet_20_link" text:visited-style-name="Visited_20_Internet_20_Link"><text:span text:style-name="T33">howardhinnant.github.io/date/tz.html#tai_clock</text:span></text:a><text:span text:style-name="T20"> The documentation includes an example (after </text:span><text:span text:style-name="Source_20_Text"><text:span text:style-name="T22">gps_clock</text:span></text:span><text:span text:style-name="T20">) which also answers your old question about how this library handles the ambiguous mapping between UTC and Unix Time.</text:span><text:span text:style-name="T14"> – </text:span><text:a xlink:type="simple" xlink:href="https://stackoverflow.com/users/576911/howard-hinnant" text:style-name="Internet_20_link" text:visited-style-name="Visited_20_Internet_20_Link"><text:span text:style-name="T26">Howard Hinnant</text:span></text:a><text:span text:style-name="T14"> </text:span><text:a xlink:type="simple" xlink:href="https://stackoverflow.com/questions/7960318/math-to-convert-seconds-since-1970-into-date-and-vice-versa#comment62859019_32158604" text:style-name="Internet_20_link" text:visited-style-name="Visited_20_Internet_20_Link"><text:span text:style-name="T31">Jun 8 '16 at 0:07</text:span></text:a></text:p>
          </text:list-item>
          <text:list-item>
            <text:p text:style-name="P21"><text:bookmark text:name="comment-66605331"/><text:span text:style-name="T20">Are there any pitfalls to ignoring leap seconds when doing date calculations in this manner?</text:span><text:span text:style-name="T14"> – </text:span><text:a xlink:type="simple" xlink:href="https://stackoverflow.com/users/49695/mindeavor" text:style-name="Internet_20_link" text:visited-style-name="Visited_20_Internet_20_Link"><text:span text:style-name="T26">mindeavor</text:span></text:a><text:span text:style-name="T14"> </text:span><text:a xlink:type="simple" xlink:href="https://stackoverflow.com/questions/7960318/math-to-convert-seconds-since-1970-into-date-and-vice-versa#comment66605331_32158604" text:style-name="Internet_20_link" text:visited-style-name="Visited_20_Internet_20_Link"><text:span text:style-name="T31">Sep 23 '16 at 1:07</text:span></text:a></text:p>
          </text:list-item>
          <text:list-item>
            <text:p text:style-name="P13"><text:bookmark text:name="comment-66685189"/>1</text:p>
            <text:p text:style-name="P21"><text:span text:style-name="T20">@mindeavor: I updated my answer to address your good question.</text:span><text:span text:style-name="T14"> – </text:span><text:a xlink:type="simple" xlink:href="https://stackoverflow.com/users/576911/howard-hinnant" text:style-name="Internet_20_link" text:visited-style-name="Visited_20_Internet_20_Link"><text:span text:style-name="T26">Howard Hinnant</text:span></text:a><text:span text:style-name="T14"> </text:span><text:a xlink:type="simple" xlink:href="https://stackoverflow.com/questions/7960318/math-to-convert-seconds-since-1970-into-date-and-vice-versa#comment66685189_32158604" text:style-name="Internet_20_link" text:visited-style-name="Visited_20_Internet_20_Link"><text:span text:style-name="T31">Sep 26 '16 at 0:06</text:span></text:a></text:p>
          </text:list-item>
        </text:list>
      </text:section>
      <text:p text:style-name="P15"><text:span text:style-name="T16">The Single Unix Specification gives a formula for </text:span><text:a xlink:type="simple" xlink:href="http://pubs.opengroup.org/onlinepubs/009695399/basedefs/xbd_chap04.html#tag_04_14" text:style-name="Internet_20_link" text:visited-style-name="Visited_20_Internet_20_Link"><text:span text:style-name="T32">Seconds since the Epoch</text:span></text:a><text:span text:style-name="T16">:</text:span></text:p>
      <text:section text:style-name="Sect1" text:name="answer-8020212">
        <text:p text:style-name="P34">A value that approximates the number of seconds that have elapsed since the Epoch. A Coordinated Universal Time name (specified in terms of seconds (tm_sec), minutes (tm_min), hours (tm_hour), days since January 1 of the year (tm_yday), and calendar year minus 1900 (tm_year)) is related to a time represented as seconds since the Epoch, according to the expression below.</text:p>
        <text:p text:style-name="P34">If the year is &lt;1970 or the value is negative, the relationship is undefined. If the year is &gt;=1970 and the value is non-negative, the value is related to a Coordinated Universal Time name according to the C-language expression, where tm_sec, tm_min, tm_hour, tm_yday, and tm_year are all integer types:</text:p>
        <text:p text:style-name="P33"><text:soft-page-break/><text:span text:style-name="Source_20_Text"><text:span text:style-name="T38">tm_sec +</text:span></text:span><text:span text:style-name="Source_20_Text"><text:span text:style-name="T37"> </text:span></text:span><text:span text:style-name="Source_20_Text"><text:span text:style-name="T38">tm_min*</text:span></text:span><text:span text:style-name="Source_20_Text"><text:span text:style-name="T41">6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m_hour*</text:span></text:span><text:span text:style-name="Source_20_Text"><text:span text:style-name="T41">360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m_yday*</text:span></text:span><text:span text:style-name="Source_20_Text"><text:span text:style-name="T41">86400</text:span></text:span><text:span text:style-name="Source_20_Text"><text:span text:style-name="T37"> </text:span></text:span><text:span text:style-name="Source_20_Text"><text:span text:style-name="T38">+</text:span></text:span></text:p>
        <text:p text:style-name="P33"><text:span text:style-name="Source_20_Text"><text:span text:style-name="T39"><text:s text:c="4"/></text:span></text:span><text:span text:style-name="Source_20_Text"><text:span text:style-name="T38">(tm_year-</text:span></text:span><text:span text:style-name="Source_20_Text"><text:span text:style-name="T41">70</text:span></text:span><text:span text:style-name="Source_20_Text"><text:span text:style-name="T38">)*</text:span></text:span><text:span text:style-name="Source_20_Text"><text:span text:style-name="T41">3153600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m_year-</text:span></text:span><text:span text:style-name="Source_20_Text"><text:span text:style-name="T41">69</text:span></text:span><text:span text:style-name="Source_20_Text"><text:span text:style-name="T38">)/</text:span></text:span><text:span text:style-name="Source_20_Text"><text:span text:style-name="T41">4</text:span></text:span><text:span text:style-name="Source_20_Text"><text:span text:style-name="T38">)*</text:span></text:span><text:span text:style-name="Source_20_Text"><text:span text:style-name="T41">86400</text:span></text:span><text:span text:style-name="Source_20_Text"><text:span text:style-name="T37"> </text:span></text:span><text:span text:style-name="Source_20_Text"><text:span text:style-name="T38">-</text:span></text:span></text:p>
        <text:p text:style-name="P33"><text:span text:style-name="Source_20_Text"><text:span text:style-name="T39"><text:s text:c="4"/></text:span></text:span><text:span text:style-name="Source_20_Text"><text:span text:style-name="T38">((tm_year-</text:span></text:span><text:span text:style-name="Source_20_Text"><text:span text:style-name="T41">1</text:span></text:span><text:span text:style-name="Source_20_Text"><text:span text:style-name="T38">)/</text:span></text:span><text:span text:style-name="Source_20_Text"><text:span text:style-name="T41">100</text:span></text:span><text:span text:style-name="Source_20_Text"><text:span text:style-name="T38">)*</text:span></text:span><text:span text:style-name="Source_20_Text"><text:span text:style-name="T41">86400</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m_year+</text:span></text:span><text:span text:style-name="Source_20_Text"><text:span text:style-name="T41">299</text:span></text:span><text:span text:style-name="Source_20_Text"><text:span text:style-name="T38">)/</text:span></text:span><text:span text:style-name="Source_20_Text"><text:span text:style-name="T41">400</text:span></text:span><text:span text:style-name="Source_20_Text"><text:span text:style-name="T38">)*</text:span></text:span><text:span text:style-name="Source_20_Text"><text:span text:style-name="T41">86400</text:span></text:span></text:p>
        <text:p text:style-name="P34">The relationship between the actual time of day and the current value for seconds since the Epoch is unspecified.</text:p>
        <text:p text:style-name="P34">How any changes to the value of seconds since the Epoch are made to align to a desired relationship with the current actual time is implementation-defined. As represented in seconds since the Epoch, each and every day shall be accounted for by exactly 86400 seconds.</text:p>
        <text:p text:style-name="P34">Note: The last three terms of the expression add in a day for each year that follows a leap year starting with the first leap year since the Epoch. The first term adds a day every 4 years starting in 1973, the second subtracts a day back out every 100 years starting in 2001, and the third adds a day back in every 400 years starting in 2001. The divisions in the formula are integer divisions; that is, the remainder is discarded leaving only the integer quotient.</text:p>
        <text:p text:style-name="P14">You'll need to convert month and day of month to tm_yday to use this formula and that too should be done taking into account leap years. The rest in the formula is trivial.</text:p>
        <text:p text:style-name="P14">Try to figure out from this how to get back date and time from seconds.</text:p>
        <text:p text:style-name="P15"><text:span text:style-name="Strong_20_Emphasis"><text:span text:style-name="T17">EDIT</text:span></text:span><text:span text:style-name="T16">:</text:span></text:p>
        <text:p text:style-name="P15"><text:span text:style-name="T16">I've implemented a convertor in integer arithmetic in </text:span><text:a xlink:type="simple" xlink:href="https://stackoverflow.com/a/11197532/968261" text:style-name="Internet_20_link" text:visited-style-name="Visited_20_Internet_20_Link"><text:span text:style-name="T32">this answer</text:span></text:a><text:span text:style-name="T16">.</text:span></text:p>
        <text:p text:style-name="P15"><text:a xlink:type="simple" xlink:href="http://ideone.com/7BADb" text:style-name="Internet_20_link" text:visited-style-name="Visited_20_Internet_20_Link"><text:span text:style-name="T32">See a test run at ideone</text:span></text:a><text:span text:style-name="T16">.</text:span></text:p>
        <text:p text:style-name="P6"><text:bookmark text:name="link-post-8020212"/><text:a xlink:type="simple" xlink:href="https://stackoverflow.com/a/8020212" text:style-name="Internet_20_link" text:visited-style-name="Visited_20_Internet_20_Link">share</text:a><text:a xlink:type="simple" xlink:href="https://stackoverflow.com/posts/8020212/edit" text:style-name="Internet_20_link" text:visited-style-name="Visited_20_Internet_20_Link">improve this answer</text:a></text:p>
        <text:p text:style-name="P6"><text:a xlink:type="simple" xlink:href="https://stackoverflow.com/posts/8020212/revisions" text:style-name="Internet_20_link" text:visited-style-name="Visited_20_Internet_20_Link"><text:span text:style-name="T25">edited May 23 '17 at 12:10</text:span></text:a></text:p>
        <text:p text:style-name="P26"><draw:frame draw:style-name="fr1" draw:name="Frame5" text:anchor-type="paragraph" svg:width="0.847cm" draw:z-index="7"><draw:text-box fo:min-height="0.847cm"><text:p text:style-name="P2"><draw:a xlink:type="simple" xlink:href="https://stackoverflow.com/users/-1/community"><draw:frame draw:style-name="fr2" draw:name="Image4" text:anchor-type="as-char" svg:width="0.9cm" svg:height="0.9cm" draw:z-index="8"><draw:image xlink:href="Pictures/100002010000002000000020BE2637AD7ACD12BC.png" xlink:type="simple" xlink:show="embed" xlink:actuate="onLoad" loext:mime-type="image/png"/></draw:frame></draw:a></text:p></draw:text-box></draw:frame><text:a xlink:type="simple" xlink:href="https://stackoverflow.com/users/-1/community" text:style-name="Internet_20_link" text:visited-style-name="Visited_20_Internet_20_Link"><text:span text:style-name="T26">Community</text:span></text:a><text:span text:style-name="T30">♦</text:span></text:p>
        <text:p text:style-name="P24"><text:span text:style-name="T44">1</text:span><text:span text:style-name="T43">1</text:span></text:p>
        <text:p text:style-name="P4">answered <text:span text:style-name="T1">Nov 5 '11 at 12:39</text:span></text:p>
        <text:p text:style-name="P23"><draw:frame draw:style-name="fr1" draw:name="Frame6" text:anchor-type="paragraph" svg:width="0.847cm" draw:z-index="9"><draw:text-box fo:min-height="0.847cm"><text:p text:style-name="P2"><draw:a xlink:type="simple" xlink:href="https://stackoverflow.com/users/968261/alexey-frunze"><draw:frame draw:style-name="fr2" draw:name="Image5" text:anchor-type="as-char" svg:width="0.9cm" svg:height="0.9cm" draw:z-index="10"><draw:image xlink:href="Pictures/10000201000000200000002047DD4389000EAB3E.png" xlink:type="simple" xlink:show="embed" xlink:actuate="onLoad" loext:mime-type="image/png"/></draw:frame></draw:a></text:p></draw:text-box></draw:frame><text:a xlink:type="simple" xlink:href="https://stackoverflow.com/users/968261/alexey-frunze" text:style-name="Internet_20_link" text:visited-style-name="Visited_20_Internet_20_Link"><text:span text:style-name="T26">Alexey Frunze</text:span></text:a></text:p>
        <text:p text:style-name="P24"><text:span text:style-name="T44">51.3k</text:span><text:span text:style-name="T43">952126</text:span></text:p>
        <text:section text:style-name="Sect1" text:name="comments-8020212">
          <text:list xml:id="list3867401183" text:style-name="L3">
            <text:list-item>
              <text:p text:style-name="P18"><text:bookmark text:name="comment-14698412"/><text:span text:style-name="T2">@Dave See the update.</text:span><text:span text:style-name="T42"> – </text:span><text:a xlink:type="simple" xlink:href="https://stackoverflow.com/users/968261/alexey-frunze" text:style-name="Internet_20_link" text:visited-style-name="Visited_20_Internet_20_Link"><text:span text:style-name="T46">Alexey Frunze</text:span></text:a><text:span text:style-name="T42"> </text:span><text:a xlink:type="simple" xlink:href="https://stackoverflow.com/questions/7960318/math-to-convert-seconds-since-1970-into-date-and-vice-versa#comment14698412_8020212" text:style-name="Internet_20_link" text:visited-style-name="Visited_20_Internet_20_Link"><text:span text:style-name="T47">Jun 25 '12 at 21:25</text:span></text:a></text:p>
            </text:list-item>
          </text:list>
        </text:section>
        <text:section text:style-name="Sect1" text:name="comments-link-8020212">
          <text:p text:style-name="P5">add a comment</text:p>
        </text:section>
      </text:section>
      <text:section text:style-name="Sect1" text:name="answer-7960380">
        <text:p text:style-name="P29">2</text:p>
        <text:p text:style-name="P15"><text:span text:style-name="T16">Depends on which time you want </text:span><text:a xlink:type="simple" xlink:href="http://www.cplusplus.com/reference/clibrary/ctime/gmtime/" text:style-name="Internet_20_link" text:visited-style-name="Visited_20_Internet_20_Link"><text:span text:style-name="T32">gmtime</text:span></text:a><text:span text:style-name="T16"> or </text:span><text:a xlink:type="simple" xlink:href="http://www.cplusplus.com/reference/clibrary/ctime/localtime/" text:style-name="Internet_20_link" text:visited-style-name="Visited_20_Internet_20_Link"><text:span text:style-name="T32">localtime</text:span></text:a><text:span text:style-name="T16"> then just read the </text:span><text:a xlink:type="simple" xlink:href="http://www.cplusplus.com/reference/clibrary/ctime/tm/" text:style-name="Internet_20_link" text:visited-style-name="Visited_20_Internet_20_Link"><text:span text:style-name="T32">struct_tm</text:span></text:a></text:p>
        <text:p text:style-name="P6"><text:bookmark text:name="link-post-7960380"/><text:a xlink:type="simple" xlink:href="https://stackoverflow.com/a/7960380" text:style-name="Internet_20_link" text:visited-style-name="Visited_20_Internet_20_Link">share</text:a><text:a xlink:type="simple" xlink:href="https://stackoverflow.com/posts/7960380/edit" text:style-name="Internet_20_link" text:visited-style-name="Visited_20_Internet_20_Link">improve this answer</text:a></text:p>
        <text:p text:style-name="P4">answered <text:span text:style-name="T1">Oct 31 '11 at 22:11</text:span></text:p>
        <text:p text:style-name="P23"><draw:frame draw:style-name="fr1" draw:name="Frame7" text:anchor-type="paragraph" svg:width="0.847cm" draw:z-index="11"><draw:text-box fo:min-height="0.847cm"><text:p text:style-name="P2"><draw:a xlink:type="simple" xlink:href="https://stackoverflow.com/users/10897/martin-beckett"><draw:frame draw:style-name="fr2" draw:name="Image6" text:anchor-type="as-char" svg:width="0.9cm" svg:height="0.9cm" draw:z-index="12"><draw:image xlink:href="Pictures/100002010000002000000020FE56504CC8370015.png" xlink:type="simple" xlink:show="embed" xlink:actuate="onLoad" loext:mime-type="image/png"/></draw:frame></draw:a></text:p></draw:text-box></draw:frame><text:a xlink:type="simple" xlink:href="https://stackoverflow.com/users/10897/martin-beckett" text:style-name="Internet_20_link" text:visited-style-name="Visited_20_Internet_20_Link"><text:span text:style-name="T26">Martin Beckett</text:span></text:a></text:p>
        <text:p text:style-name="P24"><text:span text:style-name="T44">79.9k</text:span><text:span text:style-name="T43">20162239</text:span></text:p>
        <text:section text:style-name="Sect1" text:name="comments-link-7960380">
          <text:p text:style-name="P8">add a comment</text:p>
        </text:section>
      </text:section>
      <text:section text:style-name="Sect1" text:name="answer-7960377">
        <text:p text:style-name="P29">2</text:p>
        <text:p text:style-name="P31"><text:span text:style-name="Source_20_Text"><text:span text:style-name="T36">bool</text:span></text:span><text:span text:style-name="Source_20_Text"><text:span text:style-name="T37"> </text:span></text:span><text:span text:style-name="Source_20_Text"><text:span text:style-name="T40">FloatToTime</text:span></text:span><text:span text:style-name="Source_20_Text"><text:span text:style-name="T38">(</text:span></text:span><text:span text:style-name="Source_20_Text"><text:span text:style-name="T40">float</text:span></text:span><text:span text:style-name="Source_20_Text"><text:span text:style-name="T37"> </text:span></text:span><text:span text:style-name="Source_20_Text"><text:span text:style-name="T38">seconds_since_epoch,</text:span></text:span><text:span text:style-name="Source_20_Text"><text:span text:style-name="T37"> </text:span></text:span><text:span text:style-name="Source_20_Text"><text:span text:style-name="T36">bool</text:span></text:span><text:span text:style-name="Source_20_Text"><text:span text:style-name="T37"> </text:span></text:span><text:span text:style-name="Source_20_Text"><text:span text:style-name="T38">local_time,</text:span></text:span><text:span text:style-name="Source_20_Text"><text:span text:style-name="T37"> </text:span></text:span><text:span text:style-name="Source_20_Text"><text:span text:style-name="T36">struct</text:span></text:span><text:span text:style-name="Source_20_Text"><text:span text:style-name="T37"> </text:span></text:span><text:span text:style-name="Source_20_Text"><text:span text:style-name="T38">tm *timest)</text:span></text:span></text:p>
        <text:p text:style-name="P31"><text:span text:style-name="Source_20_Text"><text:span text:style-name="T38">{</text:span></text:span></text:p>
        <text:p text:style-name="P31"><text:span text:style-name="Source_20_Text"><text:span text:style-name="T39"><text:s text:c="3"/></text:span></text:span><text:span text:style-name="Source_20_Text"><text:span text:style-name="T36">struct</text:span></text:span><text:span text:style-name="Source_20_Text"><text:span text:style-name="T37"> </text:span></text:span><text:span text:style-name="Source_20_Text"><text:span text:style-name="T38">tm *ret;</text:span></text:span></text:p>
        <text:p text:style-name="P31"><text:span text:style-name="Source_20_Text"><text:span text:style-name="T39"><text:s text:c="3"/></text:span></text:span><text:span text:style-name="Source_20_Text"><text:span text:style-name="T40">time_t</text:span></text:span><text:span text:style-name="Source_20_Text"><text:span text:style-name="T37"> </text:span></text:span><text:span text:style-name="Source_20_Text"><text:span text:style-name="T38">t=(</text:span></text:span><text:span text:style-name="Source_20_Text"><text:span text:style-name="T40">time_t</text:span></text:span><text:span text:style-name="Source_20_Text"><text:span text:style-name="T38">)</text:span></text:span><text:span text:style-name="Source_20_Text"><text:span text:style-name="T37"> </text:span></text:span><text:span text:style-name="Source_20_Text"><text:span text:style-name="T38">seconds_since_epoch;</text:span></text:span></text:p>
        <text:p text:style-name="P31"><text:span text:style-name="Source_20_Text"><text:span text:style-name="T39"><text:s text:c="3"/></text:span></text:span><text:span text:style-name="Source_20_Text"><text:span text:style-name="T36">if</text:span></text:span><text:span text:style-name="Source_20_Text"><text:span text:style-name="T37"> </text:span></text:span><text:span text:style-name="Source_20_Text"><text:span text:style-name="T38">(local_time)</text:span></text:span><text:span text:style-name="Source_20_Text"><text:span text:style-name="T37"> </text:span></text:span><text:span text:style-name="Source_20_Text"><text:span text:style-name="T38">ret=localtime(&amp;t);</text:span></text:span></text:p>
        <text:p text:style-name="P31"><text:soft-page-break/><text:span text:style-name="Source_20_Text"><text:span text:style-name="T39"><text:s text:c="6"/></text:span></text:span><text:span text:style-name="Source_20_Text"><text:span text:style-name="T36">else</text:span></text:span><text:span text:style-name="Source_20_Text"><text:span text:style-name="T37"> </text:span></text:span><text:span text:style-name="Source_20_Text"><text:span text:style-name="T38">ret=gmtime(&amp;t);</text:span></text:span></text:p>
        <text:p text:style-name="P31"><text:span text:style-name="Source_20_Text"><text:span text:style-name="T39"><text:s text:c="3"/></text:span></text:span><text:span text:style-name="Source_20_Text"><text:span text:style-name="T36">if</text:span></text:span><text:span text:style-name="Source_20_Text"><text:span text:style-name="T38">(ret==NULL)</text:span></text:span><text:span text:style-name="Source_20_Text"><text:span text:style-name="T37"> </text:span></text:span><text:span text:style-name="Source_20_Text"><text:span text:style-name="T36">return</text:span></text:span><text:span text:style-name="Source_20_Text"><text:span text:style-name="T37"> </text:span></text:span><text:span text:style-name="Source_20_Text"><text:span text:style-name="T36">false</text:span></text:span><text:span text:style-name="Source_20_Text"><text:span text:style-name="T38">;</text:span></text:span></text:p>
        <text:p text:style-name="P31"><text:span text:style-name="Source_20_Text"><text:span text:style-name="T39"><text:s text:c="3"/></text:span></text:span><text:span text:style-name="Source_20_Text"><text:span text:style-name="T38">memcpy(timest,</text:span></text:span><text:span text:style-name="Source_20_Text"><text:span text:style-name="T37"> </text:span></text:span><text:span text:style-name="Source_20_Text"><text:span text:style-name="T38">ret,</text:span></text:span><text:span text:style-name="Source_20_Text"><text:span text:style-name="T37"> </text:span></text:span><text:span text:style-name="Source_20_Text"><text:span text:style-name="T36">sizeof</text:span></text:span><text:span text:style-name="Source_20_Text"><text:span text:style-name="T38">(</text:span></text:span><text:span text:style-name="Source_20_Text"><text:span text:style-name="T36">struct</text:span></text:span><text:span text:style-name="Source_20_Text"><text:span text:style-name="T37"> </text:span></text:span><text:span text:style-name="Source_20_Text"><text:span text:style-name="T38">tm));</text:span></text:span></text:p>
        <text:p text:style-name="P31"><text:span text:style-name="Source_20_Text"><text:span text:style-name="T39"><text:s text:c="3"/></text:span></text:span><text:span text:style-name="Source_20_Text"><text:span text:style-name="T36">return</text:span></text:span><text:span text:style-name="Source_20_Text"><text:span text:style-name="T37"> </text:span></text:span><text:span text:style-name="Source_20_Text"><text:span text:style-name="T36">true</text:span></text:span><text:span text:style-name="Source_20_Text"><text:span text:style-name="T38">;</text:span></text:span></text:p>
        <text:p text:style-name="P31"><text:span text:style-name="Source_20_Text"><text:span text:style-name="T38">}</text:span></text:span></text:p>
        <text:p text:style-name="P14">Pass it the seconds as the first parameter. The second parameter should be true for local time, false for GMT. The third parameter is a pointer to a structure to hold the response.</text:p>
        <text:p text:style-name="P14">The return structures are (from the man page):</text:p>
        <text:p text:style-name="P34">tm_sec: The number of seconds after the minute, normally in the range 0 to 59, but can be up to 60 to allow for leap seconds.</text:p>
        <text:p text:style-name="P34">tm_min: The number of minutes after the hour, in the range 0 to 59.</text:p>
        <text:p text:style-name="P34">tm_hour: The number of hours past midnight, in the range 0 to 23.</text:p>
        <text:p text:style-name="P34">tm_mday: The day of the month, in the range 1 to 31.</text:p>
        <text:p text:style-name="P34">tm_mon: The number of months since January, in the range 0 to 11.</text:p>
        <text:p text:style-name="P34">tm_year: The number of years since 1900.</text:p>
        <text:p text:style-name="P34">tm_wday: The number of days since Sunday, in the range 0 to 6.</text:p>
        <text:p text:style-name="P34">tm_yday: The number of days since January 1, in the range 0 to 365.</text:p>
        <text:p text:style-name="P34">tm_isdst: A flag that indicates whether daylight saving time is in effect at the time described. The value is positive if daylight saving time is in effect, zero if it is not, and negative if the information is not available.</text:p>
        <text:p text:style-name="P6"><text:bookmark text:name="link-post-7960377"/><text:a xlink:type="simple" xlink:href="https://stackoverflow.com/a/7960377" text:style-name="Internet_20_link" text:visited-style-name="Visited_20_Internet_20_Link">share</text:a><text:a xlink:type="simple" xlink:href="https://stackoverflow.com/posts/7960377/edit" text:style-name="Internet_20_link" text:visited-style-name="Visited_20_Internet_20_Link">improve this answer</text:a></text:p>
        <text:p text:style-name="P6"><text:a xlink:type="simple" xlink:href="https://stackoverflow.com/posts/7960377/revisions" text:style-name="Internet_20_link" text:visited-style-name="Visited_20_Internet_20_Link"><text:span text:style-name="T25">edited Oct 1 '16 at 13:54</text:span></text:a></text:p>
        <text:p text:style-name="P4"><draw:frame draw:style-name="fr1" draw:name="Frame8" text:anchor-type="paragraph" svg:width="0.847cm" draw:z-index="13"><draw:text-box fo:min-height="0.847cm"><text:p text:style-name="Text_20_body"/></draw:text-box></draw:frame>answered <text:span text:style-name="T1">Oct 31 '11 at 22:10</text:span></text:p>
        <text:p text:style-name="P23"><draw:frame draw:style-name="fr1" draw:name="Frame9" text:anchor-type="paragraph" svg:width="0.847cm" draw:z-index="14"><draw:text-box fo:min-height="0.847cm"><text:p text:style-name="P2"><draw:a xlink:type="simple" xlink:href="https://stackoverflow.com/users/721269/david-schwartz"><draw:frame draw:style-name="fr2" draw:name="Image7" text:anchor-type="as-char" svg:width="0.9cm" svg:height="0.9cm" draw:z-index="15"><draw:image xlink:href="Pictures/1000000000000020000000208F9F72F1F941B0E2.jpg" xlink:type="simple" xlink:show="embed" xlink:actuate="onLoad" loext:mime-type="image/jpeg"/></draw:frame></draw:a></text:p></draw:text-box></draw:frame><text:a xlink:type="simple" xlink:href="https://stackoverflow.com/users/721269/david-schwartz" text:style-name="Internet_20_link" text:visited-style-name="Visited_20_Internet_20_Link"><text:span text:style-name="T26">David Schwartz</text:span></text:a></text:p>
        <text:p text:style-name="P24"><text:span text:style-name="T44">135k</text:span><text:span text:style-name="T43">14141223</text:span></text:p>
        <text:section text:style-name="Sect1" text:name="comments-7960377">
          <text:list xml:id="list725159003" text:style-name="L4">
            <text:list-item>
              <text:p text:style-name="P19"><text:bookmark text:name="comment-66903551"/><text:span text:style-name="T2">I think in your memcpy you mean memcpy(timest, ret, sizeof(struct tm)) ??</text:span><text:span text:style-name="T42"> – </text:span><text:a xlink:type="simple" xlink:href="https://stackoverflow.com/users/246659/angus-connell" text:style-name="Internet_20_link" text:visited-style-name="Visited_20_Internet_20_Link"><text:span text:style-name="T46">Angus Connell</text:span></text:a><text:span text:style-name="T42"> </text:span><text:a xlink:type="simple" xlink:href="https://stackoverflow.com/questions/7960318/math-to-convert-seconds-since-1970-into-date-and-vice-versa#comment66903551_7960377" text:style-name="Internet_20_link" text:visited-style-name="Visited_20_Internet_20_Link"><text:span text:style-name="T47">Oct 1 '16 at 11:28</text:span></text:a></text:p>
            </text:list-item>
          </text:list>
        </text:section>
        <text:section text:style-name="Sect1" text:name="comments-link-7960377">
          <text:p text:style-name="P5">add a comment</text:p>
        </text:section>
      </text:section>
      <text:section text:style-name="Sect1" text:name="answer-7960366">
        <text:p text:style-name="P29">1</text:p>
        <text:p text:style-name="P15"><text:span text:style-name="T16">There are plenty of functions to do this, see </text:span><text:a xlink:type="simple" xlink:href="http://www.cplusplus.com/reference/clibrary/ctime/" text:style-name="Internet_20_link" text:visited-style-name="Visited_20_Internet_20_Link"><text:span text:style-name="T32">http://www.cplusplus.com/reference/clibrary/ctime/</text:span></text:a><text:span text:style-name="T16">, namely </text:span><text:a xlink:type="simple" xlink:href="http://www.cplusplus.com/reference/clibrary/ctime/strftime/" text:style-name="Internet_20_link" text:visited-style-name="Visited_20_Internet_20_Link"><text:span text:style-name="Source_20_Text"><text:span text:style-name="T34">strftime</text:span></text:span></text:a><text:span text:style-name="T16">.</text:span></text:p>
        <text:p text:style-name="P6"><text:bookmark text:name="link-post-7960366"/><text:a xlink:type="simple" xlink:href="https://stackoverflow.com/a/7960366" text:style-name="Internet_20_link" text:visited-style-name="Visited_20_Internet_20_Link">share</text:a><text:a xlink:type="simple" xlink:href="https://stackoverflow.com/posts/7960366/edit" text:style-name="Internet_20_link" text:visited-style-name="Visited_20_Internet_20_Link">improve this answer</text:a></text:p>
        <text:p text:style-name="P4">answered <text:span text:style-name="T1">Oct 31 '11 at 22:09</text:span></text:p>
        <text:p text:style-name="P23"><draw:frame draw:style-name="fr1" draw:name="Frame10" text:anchor-type="paragraph" svg:width="0.847cm" draw:z-index="16"><draw:text-box fo:min-height="0.847cm"><text:p text:style-name="P2"><draw:a xlink:type="simple" xlink:href="https://stackoverflow.com/users/726361/seth-carnegie"><draw:frame draw:style-name="fr2" draw:name="Image8" text:anchor-type="as-char" svg:width="0.9cm" svg:height="0.9cm" draw:z-index="17"><draw:image xlink:href="Pictures/1000020100000020000000209BCBB49DF98CB33B.png" xlink:type="simple" xlink:show="embed" xlink:actuate="onLoad" loext:mime-type="image/png"/></draw:frame></draw:a></text:p></draw:text-box></draw:frame><text:a xlink:type="simple" xlink:href="https://stackoverflow.com/users/726361/seth-carnegie" text:style-name="Internet_20_link" text:visited-style-name="Visited_20_Internet_20_Link"><text:span text:style-name="T26">Seth Carnegie</text:span></text:a></text:p>
        <text:p text:style-name="P24"><text:span text:style-name="T44">60.3k</text:span><text:span text:style-name="T43">14147214</text:span></text:p>
        <text:section text:style-name="Sect1" text:name="comments-link-7960366">
          <text:p text:style-name="P8">add a comment</text:p>
        </text:section>
      </text:section>
      <text:section text:style-name="Sect1" text:name="answer-24194955">
        <text:p text:style-name="P29">1</text:p>
        <text:p text:style-name="P14">This code works...</text:p>
        <text:p text:style-name="P14">Usage: uint32_t getSecsSinceEpoch(1970, month, day, years_since_epoch, hour, minute, second);</text:p>
        <text:p text:style-name="P14">Example: timestamp = getSecsSinceEpoch(1970, 6, 12, (2014 - 1970), 15, 29, 0)</text:p>
        <text:p text:style-name="P14">Returns: 1402586940</text:p>
        <text:p text:style-name="P14">You can verify at www.epochconverter.com.</text:p>
        <text:p text:style-name="P14"><text:soft-page-break/>Took about 20 mins to write it and most of that was spent arguing with a friend as to whether I should include leap-seconds, nano-seconds, etc. Blech.</text:p>
        <text:p text:style-name="P14">Have fun...</text:p>
        <text:p text:style-name="P14">Dr. Bryan Wilcutt</text:p>
        <text:p text:style-name="P31"><text:span text:style-name="Source_20_Text"><text:span text:style-name="T35">#define</text:span></text:span><text:span text:style-name="Source_20_Text"><text:span text:style-name="T37"> </text:span></text:span><text:span text:style-name="Source_20_Text"><text:span text:style-name="T38">DAYSPERWEEK (</text:span></text:span><text:span text:style-name="Source_20_Text"><text:span text:style-name="T41">7</text:span></text:span><text:span text:style-name="Source_20_Text"><text:span text:style-name="T38">)</text:span></text:span></text:p>
        <text:p text:style-name="P31"><text:span text:style-name="Source_20_Text"><text:span text:style-name="T35">#define</text:span></text:span><text:span text:style-name="Source_20_Text"><text:span text:style-name="T37"> </text:span></text:span><text:span text:style-name="Source_20_Text"><text:span text:style-name="T38">DAYSPERNORMYEAR (</text:span></text:span><text:span text:style-name="Source_20_Text"><text:span text:style-name="T41">365U</text:span></text:span><text:span text:style-name="Source_20_Text"><text:span text:style-name="T38">)</text:span></text:span></text:p>
        <text:p text:style-name="P31"><text:span text:style-name="Source_20_Text"><text:span text:style-name="T35">#define</text:span></text:span><text:span text:style-name="Source_20_Text"><text:span text:style-name="T37"> </text:span></text:span><text:span text:style-name="Source_20_Text"><text:span text:style-name="T38">DAYSPERLEAPYEAR (</text:span></text:span><text:span text:style-name="Source_20_Text"><text:span text:style-name="T41">366U</text:span></text:span><text:span text:style-name="Source_20_Text"><text:span text:style-name="T38">)</text:span></text:span></text:p>
        <text:p text:style-name="P32"/>
        <text:p text:style-name="P31"><text:span text:style-name="Source_20_Text"><text:span text:style-name="T35">#define</text:span></text:span><text:span text:style-name="Source_20_Text"><text:span text:style-name="T37"> </text:span></text:span><text:span text:style-name="Source_20_Text"><text:span text:style-name="T38">SECSPERDAY (</text:span></text:span><text:span text:style-name="Source_20_Text"><text:span text:style-name="T41">86400UL</text:span></text:span><text:span text:style-name="Source_20_Text"><text:span text:style-name="T38">)</text:span></text:span><text:span text:style-name="Source_20_Text"><text:span text:style-name="T37"> </text:span></text:span><text:span text:style-name="Source_20_Text"><text:span text:style-name="T35">/* == ( 24 * 60 * 60) */</text:span></text:span></text:p>
        <text:p text:style-name="P31"><text:span text:style-name="Source_20_Text"><text:span text:style-name="T35">#define</text:span></text:span><text:span text:style-name="Source_20_Text"><text:span text:style-name="T37"> </text:span></text:span><text:span text:style-name="Source_20_Text"><text:span text:style-name="T38">SECSPERHOUR (</text:span></text:span><text:span text:style-name="Source_20_Text"><text:span text:style-name="T41">3600UL</text:span></text:span><text:span text:style-name="Source_20_Text"><text:span text:style-name="T38">)</text:span></text:span><text:span text:style-name="Source_20_Text"><text:span text:style-name="T37"> </text:span></text:span><text:span text:style-name="Source_20_Text"><text:span text:style-name="T35">/* == ( 60 * 60) */</text:span></text:span></text:p>
        <text:p text:style-name="P31"><text:span text:style-name="Source_20_Text"><text:span text:style-name="T35">#define</text:span></text:span><text:span text:style-name="Source_20_Text"><text:span text:style-name="T37"> </text:span></text:span><text:span text:style-name="Source_20_Text"><text:span text:style-name="T38">SECSPERMIN (</text:span></text:span><text:span text:style-name="Source_20_Text"><text:span text:style-name="T41">60UL</text:span></text:span><text:span text:style-name="Source_20_Text"><text:span text:style-name="T38">)</text:span></text:span><text:span text:style-name="Source_20_Text"><text:span text:style-name="T37"> </text:span></text:span><text:span text:style-name="Source_20_Text"><text:span text:style-name="T35">/* == ( 60) */</text:span></text:span></text:p>
        <text:p text:style-name="P32"/>
        <text:p text:style-name="P31"><text:span text:style-name="Source_20_Text"><text:span text:style-name="T35">#define</text:span></text:span><text:span text:style-name="Source_20_Text"><text:span text:style-name="T37"> </text:span></text:span><text:span text:style-name="Source_20_Text"><text:span text:style-name="T38">LEAPYEAR(year)</text:span></text:span><text:span text:style-name="Source_20_Text"><text:span text:style-name="T37"> <text:s text:c="9"/></text:span></text:span><text:span text:style-name="Source_20_Text"><text:span text:style-name="T38">(!((year)</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4</text:span></text:span><text:span text:style-name="Source_20_Text"><text:span text:style-name="T38">)</text:span></text:span><text:span text:style-name="Source_20_Text"><text:span text:style-name="T37"> </text:span></text:span><text:span text:style-name="Source_20_Text"><text:span text:style-name="T38">&amp;&amp;</text:span></text:span><text:span text:style-name="Source_20_Text"><text:span text:style-name="T37"> </text:span></text:span><text:span text:style-name="Source_20_Text"><text:span text:style-name="T38">(((year)</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100</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year)</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41">400</text:span></text:span><text:span text:style-name="Source_20_Text"><text:span text:style-name="T38">)))</text:span></text:span></text:p>
        <text:p text:style-name="P32"/>
        <text:p text:style-name="P31"><text:span text:style-name="Source_20_Text"><text:span text:style-name="T36">const</text:span></text:span><text:span text:style-name="Source_20_Text"><text:span text:style-name="T37"> </text:span></text:span><text:span text:style-name="Source_20_Text"><text:span text:style-name="T40">int</text:span></text:span><text:span text:style-name="Source_20_Text"><text:span text:style-name="T37"> </text:span></text:span><text:span text:style-name="Source_20_Text"><text:span text:style-name="T38">_ytab[</text:span></text:span><text:span text:style-name="Source_20_Text"><text:span text:style-name="T41">2</text:span></text:span><text:span text:style-name="Source_20_Text"><text:span text:style-name="T38">][</text:span></text:span><text:span text:style-name="Source_20_Text"><text:span text:style-name="T41">12</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text:span></text:span></text:p>
        <text:p text:style-name="P31"><text:span text:style-name="Source_20_Text"><text:span text:style-name="T38">{</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28</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p>
        <text:p text:style-name="P31"><text:span text:style-name="Source_20_Text"><text:span text:style-name="T38">{</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29</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span text:style-name="Source_20_Text"><text:span text:style-name="T37"> </text:span></text:span><text:span text:style-name="Source_20_Text"><text:span text:style-name="T41">30</text:span></text:span><text:span text:style-name="Source_20_Text"><text:span text:style-name="T38">,</text:span></text:span><text:span text:style-name="Source_20_Text"><text:span text:style-name="T37"> </text:span></text:span><text:span text:style-name="Source_20_Text"><text:span text:style-name="T41">31</text:span></text:span><text:span text:style-name="Source_20_Text"><text:span text:style-name="T38">}</text:span></text:span></text:p>
        <text:p text:style-name="P31"><text:span text:style-name="Source_20_Text"><text:span text:style-name="T38">};</text:span></text:span></text:p>
        <text:p text:style-name="P32"/>
        <text:p text:style-name="P31"><text:span text:style-name="Source_20_Text"><text:span text:style-name="T35">/****************************************************</text:span></text:span></text:p>
        <text:p text:style-name="P32"><text:span text:style-name="Source_20_Text"><text:span text:style-name="T35">* Class:Function <text:s text:c="3"/>: getSecsSomceEpoch</text:span></text:span></text:p>
        <text:p text:style-name="P32"><text:span text:style-name="Source_20_Text"><text:span text:style-name="T35">* Input <text:s text:c="4"/>: uint16_t epoch date (ie, 1970)</text:span></text:span></text:p>
        <text:p text:style-name="P32"><text:span text:style-name="Source_20_Text"><text:span text:style-name="T35">* Input <text:s text:c="4"/>: uint8 ptr to returned month</text:span></text:span></text:p>
        <text:p text:style-name="P32"><text:span text:style-name="Source_20_Text"><text:span text:style-name="T35">* Input <text:s text:c="4"/>: uint8 ptr to returned day</text:span></text:span></text:p>
        <text:p text:style-name="P32"><text:span text:style-name="Source_20_Text"><text:span text:style-name="T35">* Input <text:s text:c="4"/>: uint8 ptr to returned years since Epoch</text:span></text:span></text:p>
        <text:p text:style-name="P32"><text:span text:style-name="Source_20_Text"><text:span text:style-name="T35">* Input <text:s text:c="4"/>: uint8 ptr to returned hour</text:span></text:span></text:p>
        <text:p text:style-name="P32"><text:span text:style-name="Source_20_Text"><text:span text:style-name="T35">* Input <text:s text:c="4"/>: uint8 ptr to returned minute</text:span></text:span></text:p>
        <text:p text:style-name="P32"><text:span text:style-name="Source_20_Text"><text:span text:style-name="T35">* Input <text:s text:c="4"/>: uint8 ptr to returned seconds</text:span></text:span></text:p>
        <text:p text:style-name="P32"><text:span text:style-name="Source_20_Text"><text:span text:style-name="T35">* Output <text:s text:c="7"/>: uint32_t Seconds between Epoch year and timestamp</text:span></text:span></text:p>
        <text:p text:style-name="P32"><text:span text:style-name="Source_20_Text"><text:span text:style-name="T35">* Behavior <text:s text:c="5"/>:</text:span></text:span></text:p>
        <text:p text:style-name="P32"><text:span text:style-name="Source_20_Text"><text:span text:style-name="T35">*</text:span></text:span></text:p>
        <text:p text:style-name="P32"><text:span text:style-name="Source_20_Text"><text:span text:style-name="T35">* Converts MM/DD/YY HH:MM:SS to actual seconds since epoch.</text:span></text:span></text:p>
        <text:p text:style-name="P32"><text:span text:style-name="Source_20_Text"><text:span text:style-name="T35">* Epoch year is assumed at Jan 1, 00:00:01am.</text:span></text:span></text:p>
        <text:p text:style-name="P31"><text:span text:style-name="Source_20_Text"><text:span text:style-name="T35">****************************************************/</text:span></text:span></text:p>
        <text:p text:style-name="P31"><text:span text:style-name="Source_20_Text"><text:span text:style-name="T40">uint32_t</text:span></text:span><text:span text:style-name="Source_20_Text"><text:span text:style-name="T37"> </text:span></text:span><text:span text:style-name="Source_20_Text"><text:span text:style-name="T38">getSecsSinceEpoch(</text:span></text:span><text:span text:style-name="Source_20_Text"><text:span text:style-name="T40">uint16_t</text:span></text:span><text:span text:style-name="Source_20_Text"><text:span text:style-name="T37"> </text:span></text:span><text:span text:style-name="Source_20_Text"><text:span text:style-name="T38">epoch,</text:span></text:span><text:span text:style-name="Source_20_Text"><text:span text:style-name="T37"> </text:span></text:span><text:span text:style-name="Source_20_Text"><text:span text:style-name="T40">uint8_t</text:span></text:span><text:span text:style-name="Source_20_Text"><text:span text:style-name="T37"> </text:span></text:span><text:span text:style-name="Source_20_Text"><text:span text:style-name="T38">month,</text:span></text:span><text:span text:style-name="Source_20_Text"><text:span text:style-name="T37"> </text:span></text:span><text:span text:style-name="Source_20_Text"><text:span text:style-name="T40">uint8_t</text:span></text:span><text:span text:style-name="Source_20_Text"><text:span text:style-name="T37"> </text:span></text:span><text:span text:style-name="Source_20_Text"><text:span text:style-name="T38">day,</text:span></text:span><text:span text:style-name="Source_20_Text"><text:span text:style-name="T37"> </text:span></text:span><text:span text:style-name="Source_20_Text"><text:span text:style-name="T40">uint8_t</text:span></text:span><text:span text:style-name="Source_20_Text"><text:span text:style-name="T37"> </text:span></text:span><text:span text:style-name="Source_20_Text"><text:span text:style-name="T38">years,</text:span></text:span><text:span text:style-name="Source_20_Text"><text:span text:style-name="T37"> </text:span></text:span><text:span text:style-name="Source_20_Text"><text:span text:style-name="T40">uint8_t</text:span></text:span><text:span text:style-name="Source_20_Text"><text:span text:style-name="T37"> </text:span></text:span><text:span text:style-name="Source_20_Text"><text:span text:style-name="T38">hour,</text:span></text:span><text:span text:style-name="Source_20_Text"><text:span text:style-name="T37"> </text:span></text:span><text:span text:style-name="Source_20_Text"><text:span text:style-name="T40">uint8_t</text:span></text:span><text:span text:style-name="Source_20_Text"><text:span text:style-name="T37"> </text:span></text:span><text:span text:style-name="Source_20_Text"><text:span text:style-name="T38">minute,</text:span></text:span><text:span text:style-name="Source_20_Text"><text:span text:style-name="T37"> </text:span></text:span><text:span text:style-name="Source_20_Text"><text:span text:style-name="T40">uint8_t</text:span></text:span><text:span text:style-name="Source_20_Text"><text:span text:style-name="T37"> </text:span></text:span><text:span text:style-name="Source_20_Text"><text:span text:style-name="T38">second)</text:span></text:span></text:p>
        <text:p text:style-name="P31"><text:span text:style-name="Source_20_Text"><text:span text:style-name="T38">{</text:span></text:span></text:p>
        <text:p text:style-name="P31"><text:span text:style-name="Source_20_Text"><text:span text:style-name="T36">unsigned</text:span></text:span><text:span text:style-name="Source_20_Text"><text:span text:style-name="T37"> </text:span></text:span><text:span text:style-name="Source_20_Text"><text:span text:style-name="T36">long</text:span></text:span><text:span text:style-name="Source_20_Text"><text:span text:style-name="T37"> </text:span></text:span><text:span text:style-name="Source_20_Text"><text:span text:style-name="T38">secs =</text:span></text:span><text:span text:style-name="Source_20_Text"><text:span text:style-name="T37"> </text:span></text:span><text:span text:style-name="Source_20_Text"><text:span text:style-name="T41">0</text:span></text:span><text:span text:style-name="Source_20_Text"><text:span text:style-name="T38">;</text:span></text:span></text:p>
        <text:p text:style-name="P31"><text:span text:style-name="Source_20_Text"><text:span text:style-name="T40">int</text:span></text:span><text:span text:style-name="Source_20_Text"><text:span text:style-name="T37"> </text:span></text:span><text:span text:style-name="Source_20_Text"><text:span text:style-name="T38">countleap =</text:span></text:span><text:span text:style-name="Source_20_Text"><text:span text:style-name="T37"> </text:span></text:span><text:span text:style-name="Source_20_Text"><text:span text:style-name="T41">0</text:span></text:span><text:span text:style-name="Source_20_Text"><text:span text:style-name="T38">;</text:span></text:span></text:p>
        <text:p text:style-name="P31"><text:span text:style-name="Source_20_Text"><text:span text:style-name="T40">int</text:span></text:span><text:span text:style-name="Source_20_Text"><text:span text:style-name="T37"> </text:span></text:span><text:span text:style-name="Source_20_Text"><text:span text:style-name="T38">i;</text:span></text:span></text:p>
        <text:p text:style-name="P31"><text:span text:style-name="Source_20_Text"><text:span text:style-name="T40">int</text:span></text:span><text:span text:style-name="Source_20_Text"><text:span text:style-name="T37"> </text:span></text:span><text:span text:style-name="Source_20_Text"><text:span text:style-name="T38">dayspermonth;</text:span></text:span></text:p>
        <text:p text:style-name="P32"/>
        <text:p text:style-name="P31"><text:span text:style-name="Source_20_Text"><text:span text:style-name="T38">secs =</text:span></text:span><text:span text:style-name="Source_20_Text"><text:span text:style-name="T37"> </text:span></text:span><text:span text:style-name="Source_20_Text"><text:span text:style-name="T38">years *</text:span></text:span><text:span text:style-name="Source_20_Text"><text:span text:style-name="T37"> </text:span></text:span><text:span text:style-name="Source_20_Text"><text:span text:style-name="T38">(SECSPERDAY *</text:span></text:span><text:span text:style-name="Source_20_Text"><text:span text:style-name="T37"> </text:span></text:span><text:span text:style-name="Source_20_Text"><text:span text:style-name="T41">365</text:span></text:span><text:span text:style-name="Source_20_Text"><text:span text:style-name="T38">);</text:span></text:span></text:p>
        <text:p text:style-name="P31"><text:span text:style-name="Source_20_Text"><text:span text:style-name="T36">for</text:span></text:span><text:span text:style-name="Source_20_Text"><text:span text:style-name="T37"> </text:span></text:span><text:span text:style-name="Source_20_Text"><text:span text:style-name="T38">(i =</text:span></text:span><text:span text:style-name="Source_20_Text"><text:span text:style-name="T37"> </text:span></text:span><text:span text:style-name="Source_20_Text"><text:span text:style-name="T41">0</text:span></text:span><text:span text:style-name="Source_20_Text"><text:span text:style-name="T38">;</text:span></text:span><text:span text:style-name="Source_20_Text"><text:span text:style-name="T37"> </text:span></text:span><text:span text:style-name="Source_20_Text"><text:span text:style-name="T38">i &lt;</text:span></text:span><text:span text:style-name="Source_20_Text"><text:span text:style-name="T37"> </text:span></text:span><text:span text:style-name="Source_20_Text"><text:span text:style-name="T38">(years -</text:span></text:span><text:span text:style-name="Source_20_Text"><text:span text:style-name="T37"> </text:span></text:span><text:span text:style-name="Source_20_Text"><text:span text:style-name="T41">1</text:span></text:span><text:span text:style-name="Source_20_Text"><text:span text:style-name="T38">);</text:span></text:span><text:span text:style-name="Source_20_Text"><text:span text:style-name="T37"> </text:span></text:span><text:span text:style-name="Source_20_Text"><text:span text:style-name="T38">i++)</text:span></text:span></text:p>
        <text:p text:style-name="P31"><text:span text:style-name="Source_20_Text"><text:span text:style-name="T38">{</text:span></text:span><text:span text:style-name="Source_20_Text"><text:span text:style-name="T37"> <text:s text:c="2"/></text:span></text:span></text:p>
        <text:p text:style-name="P31"><text:soft-page-break/><text:span text:style-name="Source_20_Text"><text:span text:style-name="T39"><text:s text:c="4"/></text:span></text:span><text:span text:style-name="Source_20_Text"><text:span text:style-name="T36">if</text:span></text:span><text:span text:style-name="Source_20_Text"><text:span text:style-name="T37"> </text:span></text:span><text:span text:style-name="Source_20_Text"><text:span text:style-name="T38">(LEAPYEAR((epoch +</text:span></text:span><text:span text:style-name="Source_20_Text"><text:span text:style-name="T37"> </text:span></text:span><text:span text:style-name="Source_20_Text"><text:span text:style-name="T38">i)))</text:span></text:span></text:p>
        <text:p text:style-name="P31"><text:span text:style-name="Source_20_Text"><text:span text:style-name="T39"><text:s text:c="6"/></text:span></text:span><text:span text:style-name="Source_20_Text"><text:span text:style-name="T38">countleap++;</text:span></text:span></text:p>
        <text:p text:style-name="P31"><text:span text:style-name="Source_20_Text"><text:span text:style-name="T38">}</text:span></text:span></text:p>
        <text:p text:style-name="P31"><text:span text:style-name="Source_20_Text"><text:span text:style-name="T38">secs +=</text:span></text:span><text:span text:style-name="Source_20_Text"><text:span text:style-name="T37"> </text:span></text:span><text:span text:style-name="Source_20_Text"><text:span text:style-name="T38">(countleap *</text:span></text:span><text:span text:style-name="Source_20_Text"><text:span text:style-name="T37"> </text:span></text:span><text:span text:style-name="Source_20_Text"><text:span text:style-name="T38">SECSPERDAY);</text:span></text:span></text:p>
        <text:p text:style-name="P32"/>
        <text:p text:style-name="P31"><text:span text:style-name="Source_20_Text"><text:span text:style-name="T38">secs +=</text:span></text:span><text:span text:style-name="Source_20_Text"><text:span text:style-name="T37"> </text:span></text:span><text:span text:style-name="Source_20_Text"><text:span text:style-name="T38">second;</text:span></text:span></text:p>
        <text:p text:style-name="P31"><text:span text:style-name="Source_20_Text"><text:span text:style-name="T38">secs +=</text:span></text:span><text:span text:style-name="Source_20_Text"><text:span text:style-name="T37"> </text:span></text:span><text:span text:style-name="Source_20_Text"><text:span text:style-name="T38">(hour *</text:span></text:span><text:span text:style-name="Source_20_Text"><text:span text:style-name="T37"> </text:span></text:span><text:span text:style-name="Source_20_Text"><text:span text:style-name="T38">SECSPERHOUR);</text:span></text:span></text:p>
        <text:p text:style-name="P31"><text:span text:style-name="Source_20_Text"><text:span text:style-name="T38">secs +=</text:span></text:span><text:span text:style-name="Source_20_Text"><text:span text:style-name="T37"> </text:span></text:span><text:span text:style-name="Source_20_Text"><text:span text:style-name="T38">(minute *</text:span></text:span><text:span text:style-name="Source_20_Text"><text:span text:style-name="T37"> </text:span></text:span><text:span text:style-name="Source_20_Text"><text:span text:style-name="T38">SECSPERMIN);</text:span></text:span></text:p>
        <text:p text:style-name="P31"><text:span text:style-name="Source_20_Text"><text:span text:style-name="T38">secs +=</text:span></text:span><text:span text:style-name="Source_20_Text"><text:span text:style-name="T37"> </text:span></text:span><text:span text:style-name="Source_20_Text"><text:span text:style-name="T38">((day -</text:span></text:span><text:span text:style-name="Source_20_Text"><text:span text:style-name="T37"> </text:span></text:span><text:span text:style-name="Source_20_Text"><text:span text:style-name="T41">1</text:span></text:span><text:span text:style-name="Source_20_Text"><text:span text:style-name="T38">)</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SECSPERDAY);</text:span></text:span></text:p>
        <text:p text:style-name="P32"/>
        <text:p text:style-name="P31"><text:span text:style-name="Source_20_Text"><text:span text:style-name="T36">if</text:span></text:span><text:span text:style-name="Source_20_Text"><text:span text:style-name="T37"> </text:span></text:span><text:span text:style-name="Source_20_Text"><text:span text:style-name="T38">(month &gt;</text:span></text:span><text:span text:style-name="Source_20_Text"><text:span text:style-name="T37"> </text:span></text:span><text:span text:style-name="Source_20_Text"><text:span text:style-name="T41">1</text:span></text:span><text:span text:style-name="Source_20_Text"><text:span text:style-name="T38">)</text:span></text:span></text:p>
        <text:p text:style-name="P31"><text:span text:style-name="Source_20_Text"><text:span text:style-name="T38">{</text:span></text:span></text:p>
        <text:p text:style-name="P31"><text:span text:style-name="Source_20_Text"><text:span text:style-name="T39"><text:s text:c="4"/></text:span></text:span><text:span text:style-name="Source_20_Text"><text:span text:style-name="T38">dayspermonth =</text:span></text:span><text:span text:style-name="Source_20_Text"><text:span text:style-name="T37"> </text:span></text:span><text:span text:style-name="Source_20_Text"><text:span text:style-name="T41">0</text:span></text:span><text:span text:style-name="Source_20_Text"><text:span text:style-name="T38">;</text:span></text:span></text:p>
        <text:p text:style-name="P32"/>
        <text:p text:style-name="P31"><text:span text:style-name="Source_20_Text"><text:span text:style-name="T39"><text:s text:c="4"/></text:span></text:span><text:span text:style-name="Source_20_Text"><text:span text:style-name="T36">if</text:span></text:span><text:span text:style-name="Source_20_Text"><text:span text:style-name="T37"> </text:span></text:span><text:span text:style-name="Source_20_Text"><text:span text:style-name="T38">(LEAPYEAR((epoch +</text:span></text:span><text:span text:style-name="Source_20_Text"><text:span text:style-name="T37"> </text:span></text:span><text:span text:style-name="Source_20_Text"><text:span text:style-name="T38">years)))</text:span></text:span><text:span text:style-name="Source_20_Text"><text:span text:style-name="T37"> </text:span></text:span><text:span text:style-name="Source_20_Text"><text:span text:style-name="T35">// Only counts when we're on leap day or past it</text:span></text:span></text:p>
        <text:p text:style-name="P31"><text:span text:style-name="Source_20_Text"><text:span text:style-name="T39"><text:s text:c="4"/></text:span></text:span><text:span text:style-name="Source_20_Text"><text:span text:style-name="T38">{</text:span></text:span></text:p>
        <text:p text:style-name="P31"><text:span text:style-name="Source_20_Text"><text:span text:style-name="T39"><text:s text:c="8"/></text:span></text:span><text:span text:style-name="Source_20_Text"><text:span text:style-name="T36">if</text:span></text:span><text:span text:style-name="Source_20_Text"><text:span text:style-name="T37"> </text:span></text:span><text:span text:style-name="Source_20_Text"><text:span text:style-name="T38">(month &gt;</text:span></text:span><text:span text:style-name="Source_20_Text"><text:span text:style-name="T37"> </text:span></text:span><text:span text:style-name="Source_20_Text"><text:span text:style-name="T41">2</text:span></text:span><text:span text:style-name="Source_20_Text"><text:span text:style-name="T38">)</text:span></text:span></text:p>
        <text:p text:style-name="P31"><text:span text:style-name="Source_20_Text"><text:span text:style-name="T39"><text:s text:c="8"/></text:span></text:span><text:span text:style-name="Source_20_Text"><text:span text:style-name="T38">{</text:span></text:span></text:p>
        <text:p text:style-name="P31"><text:span text:style-name="Source_20_Text"><text:span text:style-name="T39"><text:s text:c="12"/></text:span></text:span><text:span text:style-name="Source_20_Text"><text:span text:style-name="T38">dayspermonth =</text:span></text:span><text:span text:style-name="Source_20_Text"><text:span text:style-name="T37"> </text:span></text:span><text:span text:style-name="Source_20_Text"><text:span text:style-name="T41">1</text:span></text:span><text:span text:style-name="Source_20_Text"><text:span text:style-name="T38">;</text:span></text:span></text:p>
        <text:p text:style-name="P31"><text:span text:style-name="Source_20_Text"><text:span text:style-name="T39"><text:s text:c="8"/></text:span></text:span><text:span text:style-name="Source_20_Text"><text:span text:style-name="T38">}</text:span></text:span><text:span text:style-name="Source_20_Text"><text:span text:style-name="T37"> </text:span></text:span><text:span text:style-name="Source_20_Text"><text:span text:style-name="T36">else</text:span></text:span><text:span text:style-name="Source_20_Text"><text:span text:style-name="T37"> </text:span></text:span><text:span text:style-name="Source_20_Text"><text:span text:style-name="T36">if</text:span></text:span><text:span text:style-name="Source_20_Text"><text:span text:style-name="T37"> </text:span></text:span><text:span text:style-name="Source_20_Text"><text:span text:style-name="T38">(month ==</text:span></text:span><text:span text:style-name="Source_20_Text"><text:span text:style-name="T37"> </text:span></text:span><text:span text:style-name="Source_20_Text"><text:span text:style-name="T41">2</text:span></text:span><text:span text:style-name="Source_20_Text"><text:span text:style-name="T37"> </text:span></text:span><text:span text:style-name="Source_20_Text"><text:span text:style-name="T38">&amp;&amp;</text:span></text:span><text:span text:style-name="Source_20_Text"><text:span text:style-name="T37"> </text:span></text:span><text:span text:style-name="Source_20_Text"><text:span text:style-name="T38">day &gt;=</text:span></text:span><text:span text:style-name="Source_20_Text"><text:span text:style-name="T37"> </text:span></text:span><text:span text:style-name="Source_20_Text"><text:span text:style-name="T41">29</text:span></text:span><text:span text:style-name="Source_20_Text"><text:span text:style-name="T38">)</text:span></text:span><text:span text:style-name="Source_20_Text"><text:span text:style-name="T37"> </text:span></text:span><text:span text:style-name="Source_20_Text"><text:span text:style-name="T38">{</text:span></text:span></text:p>
        <text:p text:style-name="P31"><text:span text:style-name="Source_20_Text"><text:span text:style-name="T39"><text:s text:c="12"/></text:span></text:span><text:span text:style-name="Source_20_Text"><text:span text:style-name="T38">dayspermonth =</text:span></text:span><text:span text:style-name="Source_20_Text"><text:span text:style-name="T37"> </text:span></text:span><text:span text:style-name="Source_20_Text"><text:span text:style-name="T41">1</text:span></text:span><text:span text:style-name="Source_20_Text"><text:span text:style-name="T38">;</text:span></text:span></text:p>
        <text:p text:style-name="P31"><text:span text:style-name="Source_20_Text"><text:span text:style-name="T39"><text:s text:c="8"/></text:span></text:span><text:span text:style-name="Source_20_Text"><text:span text:style-name="T38">}</text:span></text:span></text:p>
        <text:p text:style-name="P31"><text:span text:style-name="Source_20_Text"><text:span text:style-name="T39"><text:s text:c="4"/></text:span></text:span><text:span text:style-name="Source_20_Text"><text:span text:style-name="T38">}</text:span></text:span></text:p>
        <text:p text:style-name="P32"/>
        <text:p text:style-name="P31"><text:span text:style-name="Source_20_Text"><text:span text:style-name="T39"><text:s text:c="4"/></text:span></text:span><text:span text:style-name="Source_20_Text"><text:span text:style-name="T36">for</text:span></text:span><text:span text:style-name="Source_20_Text"><text:span text:style-name="T37"> </text:span></text:span><text:span text:style-name="Source_20_Text"><text:span text:style-name="T38">(i =</text:span></text:span><text:span text:style-name="Source_20_Text"><text:span text:style-name="T37"> </text:span></text:span><text:span text:style-name="Source_20_Text"><text:span text:style-name="T41">0</text:span></text:span><text:span text:style-name="Source_20_Text"><text:span text:style-name="T38">;</text:span></text:span><text:span text:style-name="Source_20_Text"><text:span text:style-name="T37"> </text:span></text:span><text:span text:style-name="Source_20_Text"><text:span text:style-name="T38">i &lt;</text:span></text:span><text:span text:style-name="Source_20_Text"><text:span text:style-name="T37"> </text:span></text:span><text:span text:style-name="Source_20_Text"><text:span text:style-name="T38">month -</text:span></text:span><text:span text:style-name="Source_20_Text"><text:span text:style-name="T37"> </text:span></text:span><text:span text:style-name="Source_20_Text"><text:span text:style-name="T41">1</text:span></text:span><text:span text:style-name="Source_20_Text"><text:span text:style-name="T38">;</text:span></text:span><text:span text:style-name="Source_20_Text"><text:span text:style-name="T37"> </text:span></text:span><text:span text:style-name="Source_20_Text"><text:span text:style-name="T38">i++)</text:span></text:span></text:p>
        <text:p text:style-name="P31"><text:span text:style-name="Source_20_Text"><text:span text:style-name="T39"><text:s text:c="4"/></text:span></text:span><text:span text:style-name="Source_20_Text"><text:span text:style-name="T38">{</text:span></text:span><text:span text:style-name="Source_20_Text"><text:span text:style-name="T37"> <text:s text:c="2"/></text:span></text:span></text:p>
        <text:p text:style-name="P31"><text:span text:style-name="Source_20_Text"><text:span text:style-name="T39"><text:s text:c="8"/></text:span></text:span><text:span text:style-name="Source_20_Text"><text:span text:style-name="T38">secs +=</text:span></text:span><text:span text:style-name="Source_20_Text"><text:span text:style-name="T37"> </text:span></text:span><text:span text:style-name="Source_20_Text"><text:span text:style-name="T38">(_ytab[dayspermonth][i]</text:span></text:span><text:span text:style-name="Source_20_Text"><text:span text:style-name="T37"> </text:span></text:span><text:span text:style-name="Source_20_Text"><text:span text:style-name="T38">*</text:span></text:span><text:span text:style-name="Source_20_Text"><text:span text:style-name="T37"> </text:span></text:span><text:span text:style-name="Source_20_Text"><text:span text:style-name="T38">SECSPERDAY);</text:span></text:span></text:p>
        <text:p text:style-name="P31"><text:span text:style-name="Source_20_Text"><text:span text:style-name="T39"><text:s text:c="4"/></text:span></text:span><text:span text:style-name="Source_20_Text"><text:span text:style-name="T38">}</text:span></text:span></text:p>
        <text:p text:style-name="P31"><text:span text:style-name="Source_20_Text"><text:span text:style-name="T38">}</text:span></text:span></text:p>
        <text:p text:style-name="P32"/>
        <text:p text:style-name="P31"><text:span text:style-name="Source_20_Text"><text:span text:style-name="T36">return</text:span></text:span><text:span text:style-name="Source_20_Text"><text:span text:style-name="T37"> </text:span></text:span><text:span text:style-name="Source_20_Text"><text:span text:style-name="T38">secs;</text:span></text:span></text:p>
        <text:p text:style-name="P31"><text:span text:style-name="Source_20_Text"><text:span text:style-name="T38">}</text:span></text:span></text:p>
        <text:p text:style-name="P6"><text:bookmark text:name="link-post-24194955"/><text:a xlink:type="simple" xlink:href="https://stackoverflow.com/a/24194955" text:style-name="Internet_20_link" text:visited-style-name="Visited_20_Internet_20_Link">share</text:a><text:a xlink:type="simple" xlink:href="https://stackoverflow.com/posts/24194955/edit" text:style-name="Internet_20_link" text:visited-style-name="Visited_20_Internet_20_Link">improve this answer</text:a></text:p>
        <text:p text:style-name="P4">answered <text:span text:style-name="T1">Jun 12 '14 at 22:35</text:span></text:p>
        <text:p text:style-name="P23"><draw:frame draw:style-name="fr1" draw:name="Frame11" text:anchor-type="paragraph" svg:width="0.847cm" draw:z-index="18"><draw:text-box fo:min-height="0.847cm"><text:p text:style-name="P2"><draw:a xlink:type="simple" xlink:href="https://stackoverflow.com/users/3735867/user3735867"><draw:frame draw:style-name="fr2" draw:name="Image9" text:anchor-type="as-char" svg:width="0.9cm" svg:height="0.9cm" draw:z-index="19"><draw:image xlink:href="Pictures/10000000000000C80000007EAEADF385C626B72F.gif" xlink:type="simple" xlink:show="embed" xlink:actuate="onLoad" loext:mime-type="image/gif"/></draw:frame></draw:a></text:p></draw:text-box></draw:frame><text:a xlink:type="simple" xlink:href="https://stackoverflow.com/users/3735867/user3735867" text:style-name="Internet_20_link" text:visited-style-name="Visited_20_Internet_20_Link"><text:span text:style-name="T26">user3735867</text:span></text:a></text:p>
        <text:p text:style-name="P24"><text:span text:style-name="T44">11</text:span><text:span text:style-name="T43">1</text:span></text:p>
        <text:section text:style-name="Sect1" text:name="comments-link-24194955">
          <text:p text:style-name="P8">add a comment</text:p>
        </text:section>
      </text:section>
      <text:section text:style-name="Sect1" text:name="answer-7979466">
        <text:p text:style-name="P29">0</text:p>
        <text:p text:style-name="P14">First of all, do not store your seconds as a float. If you need micro/nanoseconds, store them separately. You're going to need integers to do these calculations.</text:p>
        <text:p text:style-name="P14">It depends on your time zone (DST rules, leap years, leap seconds), but I would say first get the number of days by integer dividing by 86400. Then find out what's left over, by modulo dividing by 86400. Now you can figure out how many years have passed by first integer dividing the number of days by 365, and then subtracting the number of <text:soft-page-break/>leap days from the remaining days (calculated by modulo dividing the number of days by 365). You'll also want to subtract the number of leap seconds from the number of remaining seconds (already calculated). If that subtraction drives those numbers below zero, then subtract from the next biggest denomination. Then you can calculate the day of month using explicit logic for your calendar. Make sure to add an hour (or whatever the DST offset is) if you land in DST.</text:p>
        <text:p text:style-name="P15"><text:span text:style-name="T16">Personally, I would just use </text:span><text:a xlink:type="simple" xlink:href="http://www.boost.org/doc/libs/1_47_0/doc/html/date_time.html" text:style-name="Internet_20_link" text:visited-style-name="Visited_20_Internet_20_Link"><text:span text:style-name="T32">Boost.Date_Time</text:span></text:a><text:span text:style-name="T16">, since it does all this and more (probably with fewer mistakes than you or I would make in the first few iterations), but I figured I'd take a shot at your question...</text:span></text:p>
        <text:p text:style-name="P6"><text:bookmark text:name="link-post-7979466"/><text:a xlink:type="simple" xlink:href="https://stackoverflow.com/a/7979466" text:style-name="Internet_20_link" text:visited-style-name="Visited_20_Internet_20_Link">share</text:a><text:a xlink:type="simple" xlink:href="https://stackoverflow.com/posts/7979466/edit" text:style-name="Internet_20_link" text:visited-style-name="Visited_20_Internet_20_Link">improve this answer</text:a></text:p>
        <text:p text:style-name="P4">answered <text:span text:style-name="T1">Nov 2 '11 at 11:18</text:span></text:p>
        <text:p text:style-name="P23"><draw:frame draw:style-name="fr1" draw:name="Frame12" text:anchor-type="paragraph" svg:width="0.847cm" draw:z-index="20"><draw:text-box fo:min-height="0.847cm"><text:p text:style-name="P2"><draw:a xlink:type="simple" xlink:href="https://stackoverflow.com/users/495916/gred"><draw:frame draw:style-name="fr2" draw:name="Image10" text:anchor-type="as-char" svg:width="0.9cm" svg:height="0.9cm" draw:z-index="21"><draw:image xlink:href="Pictures/10000201000000200000002045A3D5679673A34F.png" xlink:type="simple" xlink:show="embed" xlink:actuate="onLoad" loext:mime-type="image/png"/></draw:frame></draw:a></text:p></draw:text-box></draw:frame><text:a xlink:type="simple" xlink:href="https://stackoverflow.com/users/495916/gred" text:style-name="Internet_20_link" text:visited-style-name="Visited_20_Internet_20_Link"><text:span text:style-name="T26">gred</text:span></text:a></text:p>
        <text:p text:style-name="P24"><text:span text:style-name="T44">422</text:span><text:span text:style-name="T43">614</text:span></text:p>
        <text:section text:style-name="Sect1" text:name="comments-7979466">
          <text:list xml:id="list1232279982" text:style-name="L5">
            <text:list-item>
              <text:p text:style-name="P10"><text:bookmark text:name="comment-9816030"/>1</text:p>
              <text:p text:style-name="P20"><text:span text:style-name="T20">I do not agree with the knee-jerk "do not use floating-point" remark. It is possible to use </text:span><text:span text:style-name="Source_20_Text"><text:span text:style-name="T22">double</text:span></text:span><text:span text:style-name="T20"> as a 52-bit integer type if you do not have 64-bit integers on some platform. It is furthermore possible to use them for fixed-point computations. Yes, you lose precision if you exceed the allowable range and things may become erratic, but with integers, the behavior is undefined if you exceed the allowable range. Just be careful not to exceed it in either case.</text:span><text:span text:style-name="T14"> – </text:span><text:a xlink:type="simple" xlink:href="https://stackoverflow.com/users/139746/pascal-cuoq" text:style-name="Internet_20_link" text:visited-style-name="Visited_20_Internet_20_Link"><text:span text:style-name="T26">Pascal Cuoq</text:span></text:a><text:span text:style-name="T14"> </text:span><text:a xlink:type="simple" xlink:href="https://stackoverflow.com/questions/7960318/math-to-convert-seconds-since-1970-into-date-and-vice-versa#comment9816030_7979466" text:style-name="Internet_20_link" text:visited-style-name="Visited_20_Internet_20_Link"><text:span text:style-name="T31">Nov 5 '11 at 13:09</text:span></text:a><text:span text:style-name="T14"> </text:span></text:p>
            </text:list-item>
            <text:list-item>
              <text:p text:style-name="P20"><text:bookmark text:name="comment-9867245"/><text:span text:style-name="T20">can you do modulo division with floats? i mean, without first converting them? if so, then I guess my calculations will work. I haven't tried it though, because I just assumed they wouldn't work.</text:span><text:span text:style-name="T14"> – </text:span><text:a xlink:type="simple" xlink:href="https://stackoverflow.com/users/495916/gred" text:style-name="Internet_20_link" text:visited-style-name="Visited_20_Internet_20_Link"><text:span text:style-name="T26">gred</text:span></text:a><text:span text:style-name="T14"> </text:span><text:a xlink:type="simple" xlink:href="https://stackoverflow.com/questions/7960318/math-to-convert-seconds-since-1970-into-date-and-vice-versa#comment9867245_7979466" text:style-name="Internet_20_link" text:visited-style-name="Visited_20_Internet_20_Link"><text:span text:style-name="T31">Nov 8 '11 at 19:25</text:span></text:a></text:p>
            </text:list-item>
            <text:list-item>
              <text:p text:style-name="P20"><text:bookmark text:name="comment-9867529"/><text:span text:style-name="T20">Yes, you can compute the modulo using function </text:span><text:span text:style-name="Source_20_Text"><text:span text:style-name="T22">fmod()</text:span></text:span><text:span text:style-name="T20">. To expand on my previous comment, IEEE 754 mandates that for a number of operations that if the result can be represented exactly as floating-point number, then the result returned by this floating-point operation is that number. In the case of </text:span><text:span text:style-name="Source_20_Text"><text:span text:style-name="T22">fmod</text:span></text:span><text:span text:style-name="T20"> of two doubles that represent integers, the result, an integer, can be represented exactly. Actually, I believe the result of </text:span><text:span text:style-name="Source_20_Text"><text:span text:style-name="T22">fmod()</text:span></text:span><text:span text:style-name="T20"> is always exact, for arbitrary finite arguments.</text:span><text:span text:style-name="T14"> – </text:span><text:a xlink:type="simple" xlink:href="https://stackoverflow.com/users/139746/pascal-cuoq" text:style-name="Internet_20_link" text:visited-style-name="Visited_20_Internet_20_Link"><text:span text:style-name="T26">Pascal Cuoq</text:span></text:a><text:span text:style-name="T14"> </text:span><text:a xlink:type="simple" xlink:href="https://stackoverflow.com/questions/7960318/math-to-convert-seconds-since-1970-into-date-and-vice-versa#comment9867529_7979466" text:style-name="Internet_20_link" text:visited-style-name="Visited_20_Internet_20_Link"><text:span text:style-name="T31">Nov 8 '11 at 19:41</text:span></text:a></text:p>
            </text:list-item>
            <text:list-item>
              <text:p text:style-name="P20"><text:bookmark text:name="comment-9925883"/><text:span text:style-name="T20">cool, I wasn't aware of that. So you would still have to floor() the floating point number to an integer before using fmod() right? Thanks for the info!</text:span><text:span text:style-name="T14"> – </text:span><text:a xlink:type="simple" xlink:href="https://stackoverflow.com/users/495916/gred" text:style-name="Internet_20_link" text:visited-style-name="Visited_20_Internet_20_Link"><text:span text:style-name="T26">gred</text:span></text:a><text:span text:style-name="T14"> </text:span><text:a xlink:type="simple" xlink:href="https://stackoverflow.com/questions/7960318/math-to-convert-seconds-since-1970-into-date-and-vice-versa#comment9925883_7979466" text:style-name="Internet_20_link" text:visited-style-name="Visited_20_Internet_20_Link"><text:span text:style-name="T31">Nov 11 '11 at 16:18</text:span></text:a></text:p>
            </text:list-item>
          </text:list>
        </text:section>
        <text:section text:style-name="Sect1" text:name="comments-link-7979466">
          <text:p text:style-name="P5">add a comment</text:p>
        </text:section>
      </text:section>
      <text:section text:style-name="Sect1" text:name="answer-43125678">
        <text:p text:style-name="P29">0</text:p>
        <text:p text:style-name="P14">BEFORE</text:p>
        <text:p text:style-name="P31"><text:span text:style-name="Source_20_Text"><text:span text:style-name="T39"><text:s text:c="4"/></text:span></text:span><text:span text:style-name="Source_20_Text"><text:span text:style-name="T36">for</text:span></text:span><text:span text:style-name="Source_20_Text"><text:span text:style-name="T37"> </text:span></text:span><text:span text:style-name="Source_20_Text"><text:span text:style-name="T38">(i =</text:span></text:span><text:span text:style-name="Source_20_Text"><text:span text:style-name="T37"> </text:span></text:span><text:span text:style-name="Source_20_Text"><text:span text:style-name="T41">0</text:span></text:span><text:span text:style-name="Source_20_Text"><text:span text:style-name="T38">;</text:span></text:span><text:span text:style-name="Source_20_Text"><text:span text:style-name="T37"> </text:span></text:span><text:span text:style-name="Source_20_Text"><text:span text:style-name="T38">i &lt;</text:span></text:span><text:span text:style-name="Source_20_Text"><text:span text:style-name="T37"> </text:span></text:span><text:span text:style-name="Source_20_Text"><text:span text:style-name="T38">(years -</text:span></text:span><text:span text:style-name="Source_20_Text"><text:span text:style-name="T37"> </text:span></text:span><text:span text:style-name="Source_20_Text"><text:span text:style-name="T41">1</text:span></text:span><text:span text:style-name="Source_20_Text"><text:span text:style-name="T38">);</text:span></text:span><text:span text:style-name="Source_20_Text"><text:span text:style-name="T37"> </text:span></text:span><text:span text:style-name="Source_20_Text"><text:span text:style-name="T38">i++)</text:span></text:span></text:p>
        <text:p text:style-name="P31"><text:span text:style-name="Source_20_Text"><text:span text:style-name="T39"><text:s text:c="4"/></text:span></text:span><text:span text:style-name="Source_20_Text"><text:span text:style-name="T38">{</text:span></text:span><text:span text:style-name="Source_20_Text"><text:span text:style-name="T37"> <text:s text:c="2"/></text:span></text:span></text:p>
        <text:p text:style-name="P31"><text:span text:style-name="Source_20_Text"><text:span text:style-name="T39"><text:s text:c="8"/></text:span></text:span><text:span text:style-name="Source_20_Text"><text:span text:style-name="T36">if</text:span></text:span><text:span text:style-name="Source_20_Text"><text:span text:style-name="T37"> </text:span></text:span><text:span text:style-name="Source_20_Text"><text:span text:style-name="T38">(LEAPYEAR((epoch +</text:span></text:span><text:span text:style-name="Source_20_Text"><text:span text:style-name="T37"> </text:span></text:span><text:span text:style-name="Source_20_Text"><text:span text:style-name="T38">i)))</text:span></text:span></text:p>
        <text:p text:style-name="P31"><text:span text:style-name="Source_20_Text"><text:span text:style-name="T39"><text:s text:c="8"/></text:span></text:span><text:span text:style-name="Source_20_Text"><text:span text:style-name="T38">countleap++;</text:span></text:span></text:p>
        <text:p text:style-name="P31"><text:span text:style-name="Source_20_Text"><text:span text:style-name="T39"><text:s text:c="4"/></text:span></text:span><text:span text:style-name="Source_20_Text"><text:span text:style-name="T38">}</text:span></text:span></text:p>
        <text:p text:style-name="P14">LATER:</text:p>
        <text:p text:style-name="P31"><text:span text:style-name="Source_20_Text"><text:span text:style-name="T39"><text:s text:c="4"/></text:span></text:span><text:span text:style-name="Source_20_Text"><text:span text:style-name="T36">for</text:span></text:span><text:span text:style-name="Source_20_Text"><text:span text:style-name="T37"> </text:span></text:span><text:span text:style-name="Source_20_Text"><text:span text:style-name="T38">(i =</text:span></text:span><text:span text:style-name="Source_20_Text"><text:span text:style-name="T37"> </text:span></text:span><text:span text:style-name="Source_20_Text"><text:span text:style-name="T41">0</text:span></text:span><text:span text:style-name="Source_20_Text"><text:span text:style-name="T38">;</text:span></text:span><text:span text:style-name="Source_20_Text"><text:span text:style-name="T37"> </text:span></text:span><text:span text:style-name="Source_20_Text"><text:span text:style-name="T38">i &lt;</text:span></text:span><text:span text:style-name="Source_20_Text"><text:span text:style-name="T37"> </text:span></text:span><text:span text:style-name="Source_20_Text"><text:span text:style-name="T38">years;</text:span></text:span><text:span text:style-name="Source_20_Text"><text:span text:style-name="T37"> </text:span></text:span><text:span text:style-name="Source_20_Text"><text:span text:style-name="T38">i++)</text:span></text:span></text:p>
        <text:p text:style-name="P31"><text:span text:style-name="Source_20_Text"><text:span text:style-name="T39"><text:s/></text:span></text:span><text:span text:style-name="Source_20_Text"><text:span text:style-name="T38">{</text:span></text:span><text:span text:style-name="Source_20_Text"><text:span text:style-name="T37"> <text:s text:c="2"/></text:span></text:span></text:p>
        <text:p text:style-name="P31"><text:span text:style-name="Source_20_Text"><text:span text:style-name="T39"><text:s text:c="3"/></text:span></text:span><text:span text:style-name="Source_20_Text"><text:span text:style-name="T36">if</text:span></text:span><text:span text:style-name="Source_20_Text"><text:span text:style-name="T37"> </text:span></text:span><text:span text:style-name="Source_20_Text"><text:span text:style-name="T38">(LEAPYEAR((epoch +</text:span></text:span><text:span text:style-name="Source_20_Text"><text:span text:style-name="T37"> </text:span></text:span><text:span text:style-name="Source_20_Text"><text:span text:style-name="T38">i)))</text:span></text:span></text:p>
        <text:p text:style-name="P31"><text:span text:style-name="Source_20_Text"><text:span text:style-name="T39"><text:s text:c="4"/></text:span></text:span><text:span text:style-name="Source_20_Text"><text:span text:style-name="T38">countleap++;</text:span></text:span></text:p>
        <text:p text:style-name="P31"><text:span text:style-name="Source_20_Text"><text:span text:style-name="T39"><text:s/></text:span></text:span><text:span text:style-name="Source_20_Text"><text:span text:style-name="T38">}</text:span></text:span></text:p>
        <text:p text:style-name="P14">After the correction the code worked for me</text:p>
      </text:section>
      <text:p text:style-name="Text_20_body"/>
      <text:p text:style-name="Text_20_body"><text:soft-page-break/></text:p>
      <text:p text:style-name="Text_20_body"/>
      <text:p text:style-name="P1">Reference: <text:s/></text:p>
      <text:p text:style-name="P1"/>
      <text:p text:style-name="P1">https://stackoverflow.com/questions/7960318/math-to-convert-seconds-since-1970-into-date-and-vice-ver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0:51:13.777241196</meta:creation-date>
    <dc:date>2019-01-03T21:16:56.065405506</dc:date>
    <meta:editing-duration>PT15M30S</meta:editing-duration>
    <meta:editing-cycles>3</meta:editing-cycles>
    <meta:generator>LibreOffice/6.0.7.3$Linux_X86_64 LibreOffice_project/00m0$Build-3</meta:generator>
    <meta:document-statistic meta:table-count="0" meta:image-count="10" meta:object-count="0" meta:page-count="12" meta:paragraph-count="357" meta:word-count="3656" meta:character-count="22323" meta:non-whitespace-character-count="18279"/>
  </office:meta>
</office:document-meta>
</file>